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61.6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6.94mm"/>
    </style:style>
    <style:style style:name="co4" style:family="table-column">
      <style:table-column-properties fo:break-before="auto" style:column-width="34.64mm"/>
    </style:style>
    <style:style style:name="co5" style:family="table-column">
      <style:table-column-properties fo:break-before="auto" style:column-width="31.66mm"/>
    </style:style>
    <style:style style:name="co6" style:family="table-column">
      <style:table-column-properties fo:break-before="auto" style:column-width="4.96mm"/>
    </style:style>
    <style:style style:name="co7" style:family="table-column">
      <style:table-column-properties fo:break-before="auto" style:column-width="15.73mm"/>
    </style:style>
    <style:style style:name="co8" style:family="table-column">
      <style:table-column-properties fo:break-before="auto" style:column-width="24.45mm"/>
    </style:style>
    <style:style style:name="co9" style:family="table-column">
      <style:table-column-properties fo:break-before="auto" style:column-width="15.15mm"/>
    </style:style>
    <style:style style:name="co10" style:family="table-column">
      <style:table-column-properties fo:break-before="auto" style:column-width="21.04mm"/>
    </style:style>
    <style:style style:name="co11" style:family="table-column">
      <style:table-column-properties fo:break-before="auto" style:column-width="6.79mm"/>
    </style:style>
    <style:style style:name="co12" style:family="table-column">
      <style:table-column-properties fo:break-before="auto" style:column-width="14.23mm"/>
    </style:style>
    <style:style style:name="co13" style:family="table-column">
      <style:table-column-properties fo:break-before="auto" style:column-width="17.64mm"/>
    </style:style>
    <style:style style:name="co14" style:family="table-column">
      <style:table-column-properties fo:break-before="auto" style:column-width="6.35mm"/>
    </style:style>
    <style:style style:name="co15" style:family="table-column">
      <style:table-column-properties fo:break-before="auto" style:column-width="83.2mm"/>
    </style:style>
    <style:style style:name="co16" style:family="table-column">
      <style:table-column-properties fo:break-before="auto" style:column-width="8.47mm"/>
    </style:style>
    <style:style style:name="co17" style:family="table-column">
      <style:table-column-properties fo:break-before="auto" style:column-width="58.67mm"/>
    </style:style>
    <style:style style:name="co18" style:family="table-column">
      <style:table-column-properties fo:break-before="auto" style:column-width="3.19mm"/>
    </style:style>
    <style:style style:name="co19" style:family="table-column">
      <style:table-column-properties fo:break-before="auto" style:column-width="33.9mm"/>
    </style:style>
    <style:style style:name="co20" style:family="table-column">
      <style:table-column-properties fo:break-before="auto" style:column-width="18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3" style:family="table-cell" style:parent-style-name="Default">
      <style:text-properties style:font-name="FreeMono"/>
    </style:style>
    <style:style style:name="ce4" style:family="table-cell" style:parent-style-name="Default">
      <style:table-cell-properties fo:background-color="#dddddd"/>
      <style:text-properties style:font-name="FreeMono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FreeMono"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36" style:family="table-cell" style:parent-style-name="Default">
      <style:table-cell-properties style:vertical-align="middle"/>
      <style:text-properties style:font-name="FreeMono" fo:font-size="5pt" fo:font-weight="bold" style:font-size-asian="5pt" style:font-weight-asian="bold" style:font-size-complex="5pt" style:font-weight-complex="bold"/>
    </style:style>
    <style:style style:name="ce10" style:family="table-cell" style:parent-style-name="Default">
      <style:table-cell-properties style:vertical-align="middle"/>
      <style:text-properties style:font-name="FreeMono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FreeMono" fo:font-size="5pt" fo:font-weight="bold" style:font-size-asian="5pt" style:font-weight-asian="bold" style:font-size-complex="5pt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  <style:text-properties style:font-name="FreeMono" fo:font-size="6pt" fo:font-weight="bold" style:font-size-asian="6pt" style:font-weight-asian="bold" style:font-size-complex="6pt" style:font-weight-complex="bold"/>
    </style:style>
    <style:style style:name="ce44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5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6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7" style:family="table-cell" style:parent-style-name="Default" style:data-style-name="N100"/>
    <style:style style:name="ce29" style:family="table-cell" style:parent-style-name="Default" style:data-style-name="N100">
      <style:table-cell-properties fo:background-color="transparent"/>
      <style:text-properties style:use-window-font-color="true"/>
    </style:style>
    <style:style style:name="ce30" style:family="table-cell" style:parent-style-name="Default" style:data-style-name="N100">
      <style:table-cell-properties fo:background-color="#dddddd"/>
      <style:text-properties style:use-window-font-color="true"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70" style:family="table-cell" style:parent-style-name="Default" style:data-style-name="N100">
      <style:table-cell-properties fo:background-color="transparent"/>
      <style:text-properties fo:color="#006600"/>
    </style:style>
    <style:style style:name="ce69" style:family="table-cell" style:parent-style-name="Default" style:data-style-name="N100">
      <style:table-cell-properties fo:border-bottom="none" fo:background-color="#ffff00" fo:border-left="0.06pt solid #000000" fo:border-right="none" fo:border-top="none"/>
      <style:text-properties style:use-window-font-color="true"/>
    </style:style>
    <style:style style:name="ce77" style:family="table-cell" style:parent-style-name="Default" style:data-style-name="N100">
      <style:table-cell-properties fo:background-color="#dddddd"/>
      <style:text-properties fo:color="#006600"/>
    </style:style>
    <style:style style:name="ce63" style:family="table-cell" style:parent-style-name="Default" style:data-style-name="N100">
      <style:table-cell-properties fo:background-color="#dddddd"/>
    </style:style>
    <style:style style:name="ce79" style:family="table-cell" style:parent-style-name="Default" style:data-style-name="N100">
      <style:text-properties fo:color="#006600"/>
    </style:style>
    <style:style style:name="ce52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81" style:family="table-cell" style:parent-style-name="Default" style:data-style-name="N100">
      <style:table-cell-properties fo:border-bottom="none" fo:background-color="#dddddd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83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ce181e" fo:font-weight="normal" style:font-weight-asian="normal" style:font-weight-complex="normal"/>
    </style:style>
    <style:style style:name="ce84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ff3333" fo:font-weight="normal" style:font-weight-asian="normal" style:font-weight-complex="normal"/>
    </style:style>
    <style:style style:name="ce54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58" style:family="table-cell" style:parent-style-name="Default" style:data-style-name="N100">
      <style:table-cell-properties fo:border-bottom="none" fo:background-color="#dddddd" fo:border-left="0.06pt solid #000000" fo:border-right="none" fo:border-top="none"/>
    </style:style>
    <style:style style:name="ce87" style:family="table-cell" style:parent-style-name="Default" style:data-style-name="N100">
      <style:table-cell-properties fo:background-color="transparent"/>
      <style:text-properties fo:color="#ce181e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transparent"/>
      <style:text-properties fo:color="#ff3333"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49" style:family="table-cell" style:parent-style-name="Default" style:data-style-name="N100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91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62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3" style:family="table-cell" style:parent-style-name="Default" style:data-style-name="N100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94" style:family="table-cell" style:parent-style-name="Default" style:data-style-name="N100">
      <style:table-cell-properties fo:background-color="transparent"/>
      <style:text-properties style:use-window-font-color="true" fo:font-weight="bold" style:font-weight-asian="bold" style:font-weight-complex="bold"/>
    </style:style>
    <style:style style:name="ce95" style:family="table-cell" style:parent-style-name="Default" style:data-style-name="N100">
      <style:table-cell-properties fo:background-color="transparent"/>
      <style:text-properties fo:color="#0000ff" fo:font-weight="normal" style:font-weight-asian="normal" style:font-weight-complex="normal"/>
    </style:style>
    <style:style style:name="ce96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ext-properties fo:color="#ff3333"/>
    </style:style>
    <style:style style:name="ce98" style:family="table-cell" style:parent-style-name="Default" style:data-style-name="N100">
      <style:table-cell-properties fo:background-color="transparent"/>
      <style:text-properties fo:color="#ce181e" fo:font-weight="bold" style:font-weight-asian="bold" style:font-weight-complex="bold"/>
    </style:style>
    <style:style style:name="ce99" style:family="table-cell" style:parent-style-name="Default" style:data-style-name="N100">
      <style:table-cell-properties fo:background-color="transparent"/>
      <style:text-properties fo:color="#ff3333" fo:font-weight="bold" style:font-weight-asian="bold" style:font-weight-complex="bold"/>
    </style:style>
    <style:style style:name="ce50" style:family="table-cell" style:parent-style-name="Default" style:data-style-name="N100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71" style:family="table-cell" style:parent-style-name="Default" style:data-style-name="N100">
      <style:table-cell-properties fo:background-color="#ffff00"/>
      <style:text-properties style:use-window-font-color="true"/>
    </style:style>
  </office:automatic-styles>
  <office:body>
    <office:spreadsheet>
      <table:calculation-settings table:use-regular-expressions="false" table:use-wildcards="true"/>
      <table:table table:name="toolchai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number-columns-repeated="1019" table:default-cell-style-name="ce3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/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/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/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/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." table:style-name="ta1">
        <table:table-column table:style-name="co2" table:number-columns-repeated="1024" table:default-cell-style-name="ce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DC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To be on safe side erase the first part of your SD Card (also clears the partition tabl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do dd if=/dev/zero of=/dev/sde bs=512 count=20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f you wish to keep the partition t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do dd if=/dev/zero of=/dev/sde bs=512 count=2046 seek=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clone --depth=1 git://git.denx.de/u-boot-sunxi.g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checkout v2017.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p /dvl/u-boot/configs/q8_a33_tablet_1024x600_defconfig /tks/dox/mb734_u/mb73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n -s /tks/dox/mb734_u/mb734_defconfig /dvl/u-boot/configs/mb73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p /dvl/u-boot/arch/arm/dts/sun8i-a33-q8-tablet.dts /tks/dox/mb734_u/sun8i-a33-mb734.d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m /dvl/u-boot/arch/arm/dts/sun8i-a33-q8-tablet.d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n -s /tks/dox/mb734_u/sun8i-a33-mb734.dts /dvl/u-boot/arch/arm/dts/sun8i-a33-q8-tablet.dt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-- edit /tks/dox/mb734_u/mb734_defconfi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 edit /tks/dox/mb734_u/sun8i-a33-mb734.dt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 /dvl/u-boo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CROSS_COMPILE=arm-linux-gnueabihf- <text:s text:c="18"/>distcl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CROSS_COMPILE=arm-linux-gnueabihf- O=/dvl/u-boot_out distcl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CROSS_COMPILE=arm-linux-gnueabihf- O=/dvl/u-boot_out mb734_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CROSS_COMPILE=arm-linux-gnueabihf- O=/dvl/u-boot_out menu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CROSS_COMPILE=arm-linux-gnueabihf- O=/dvl/u-boot_out al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do dd of=/dev/sde if=/dvl/u-boot_out/spl/sunxi-spl.bin bs=512 seek=16 conv=sync status=progress ; syn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do dd of=/dev/sde if=/dvl/u-boot_out/u-boot.img <text:s text:c="7"/>bs=512 seek=80 conv=sync status=progress ; syn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clone --depth=1 git://git.kernel.org/pub/scm/linux/kernel/git/sunxi/linux.gi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p /dvl/linux-sunxi/arch/arm/configs/sunxi_defconfig /tks/dox/mb734/mb73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n -s /tks/dox/mb734/mb734_defconfig /dvl/linux-sunxi/arch/arm/configs/mb73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n -s /tks/dox/mb734_u/sun8i-a33-mb734.dts /dvl/linux-sunxi/arch/arm/boot/dts/sun8i-a33-mb734.dt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-- edit /tks/dox/mb734/mb734_defconfi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 /dvl/u-boot-sunx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linux-gnueabihf- <text:s text:c="23"/>mrpro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linux-gnueabihf- <text:s text:c="23"/>distcl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linux-gnueabihf- O=/dvl/linux-sunxi_out mrpro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linux-gnueabihf- O=/dvl/linux-sunxi_out distcl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linux-gnueabihf- O=/dvl/linux-sunxi_out mb73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linux-gnueabihf- O=/dvl/linux-sunxi_out htmldoc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linux-gnueabihf- O=/dvl/linux-sunxi_out menu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linux-gnueabihf- O=/dvl/linux-sunxi_out zImag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linux-gnueabihf- O=/dvl/linux-sunxi_out modu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linux-gnueabihf- O=/dvl/linux-sunxi_out sun8i-a33-mb734.dt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do dd of=/dev/sde if=/tks/common_out/arch/arm/boot/zImage <text:s text:c="17"/>bs=512 seek=2048 <text:s/>conv=sync status=progress ; syn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do dd of=/dev/sde if=/tks/common_out/arch/arm/boot/dts/sun8i-a33-mb734.dtb bs=512 seek=18432 conv=sync status=progress ; syn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mc read ${kernel_addr_r} 800 <text:s/>3A0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mc read ${fdt_addr_r} <text:s text:c="3"/>4800 2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otz ${kernel_addr_r} - ${fdt_addr_r}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winner_SoCs" table:style-name="ta1"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A10</text:p>
          </table:table-cell>
          <table:table-cell office:value-type="string" calcext:value-type="string">
            <text:p>A10s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A31s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A83T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U</text:p>
          </table:table-cell>
          <table:table-cell table:number-columns-repeated="3"/>
          <table:table-cell office:value-type="string" calcext:value-type="string">
            <text:p>Dual-Core</text:p>
            <text:p>Cortex-A7</text:p>
          </table:table-cell>
          <table:table-cell office:value-type="string" calcext:value-type="string">
            <text:p>Dual-Core</text:p>
            <text:p>Cortex-A7</text:p>
          </table:table-cell>
          <table:table-cell table:number-columns-repeated="2"/>
          <table:table-cell office:value-type="string" calcext:value-type="string">
            <text:p>Quad-Core</text:p>
            <text:p>Cortex-A7</text:p>
          </table:table-cell>
          <table:table-cell office:value-type="string" calcext:value-type="string">
            <text:p>Quad-Core</text:p>
            <text:p>Cortex-A53</text:p>
          </table:table-cell>
          <table:table-cell office:value-type="string" calcext:value-type="string">
            <text:p>Octa-Core</text:p>
            <text:p>Cortex-A7</text:p>
          </table:table-cell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ens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3"/>
          <table:table-cell table:style-name="ce32" office:value-type="string" calcext:value-type="string">
            <text:p>1 GB</text:p>
          </table:table-cell>
          <table:table-cell table:number-columns-repeated="3"/>
          <table:table-cell table:style-name="ce32" office:value-type="string" calcext:value-type="string">
            <text:p>1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 GB</text:p>
          </table:table-cell>
        </table:table-row>
        <table:table-row table:style-name="ro3">
          <table:table-cell table:number-columns-repeated="4"/>
          <table:table-cell table:style-name="ce32" office:value-type="string" calcext:value-type="string">
            <text:p>DDR2</text:p>
            <text:p>DDR3</text:p>
            <text:p>DDR3L</text:p>
          </table:table-cell>
          <table:table-cell table:number-columns-repeated="3"/>
          <table:table-cell table:style-name="ce32" office:value-type="string" calcext:value-type="string">
            <text:p>DDR3</text:p>
            <text:p>DDR3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table:number-columns-repeated="4"/>
          <table:table-cell office:value-type="string" calcext:value-type="string">
            <text:p>Mali400MP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Is</text:p>
          </table:table-cell>
          <table:table-cell table:number-columns-repeated="4"/>
          <table:table-cell office:value-type="string" calcext:value-type="string">
            <text:p>OpenGL ES 2.0</text:p>
            <text:p>OpenVG 1.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deo interfaces</text:p>
          </table:table-cell>
          <table:table-cell table:number-columns-repeated="4"/>
          <table:table-cell office:value-type="string" calcext:value-type="string">
            <text:p>CPU/RGB/LVDS</text:p>
            <text:p>MIPI DSI V1.01</text:p>
            <text:p>MIPI D-PHI V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lution</text:p>
          </table:table-cell>
          <table:table-cell table:number-columns-repeated="4"/>
          <table:table-cell office:value-type="string" calcext:value-type="string">
            <text:p>1280x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interfa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or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ck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thograph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H8vr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B188</text:p>
          </table:table-cell>
          <table:table-cell office:value-type="string" calcext:value-type="string">
            <text:p>B288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C100A</text:p>
          </table:table-cell>
          <table:table-cell office:value-type="string" calcext:value-type="string">
            <text:p>F1C500</text:p>
          </table:table-cell>
          <table:table-cell office:value-type="string" calcext:value-type="string">
            <text:p>F1C60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F2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102</text:p>
          </table:table-cell>
          <table:table-cell office:value-type="string" calcext:value-type="string">
            <text:p>G20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R5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40</text:p>
          </table:table-cell>
          <table:table-cell office:value-type="string" calcext:value-type="string">
            <text:p>V66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3s</text:p>
          </table:table-cell>
          <table:table-cell table:number-columns-repeated="6"/>
        </table:table-row>
      </table:table>
      <table:table table:name="mb-734_img" table:style-name="ta1">
        <table:table-column table:style-name="co6" table:default-cell-style-name="ce33"/>
        <table:table-column table:style-name="co7" table:default-cell-style-name="ce33"/>
        <table:table-column table:style-name="co8" table:default-cell-style-name="ce36"/>
        <table:table-column table:style-name="co7" table:default-cell-style-name="ce36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42"/>
        <table:table-column table:style-name="co12" table:default-cell-style-name="ce33"/>
        <table:table-column table:style-name="co13" table:default-cell-style-name="ce42"/>
        <table:table-column table:style-name="co12" table:default-cell-style-name="ce33"/>
        <table:table-column table:style-name="co13" table:default-cell-style-name="ce42"/>
        <table:table-column table:style-name="co12" table:default-cell-style-name="ce33"/>
        <table:table-column table:style-name="co13" table:default-cell-style-name="ce36"/>
        <table:table-column table:style-name="co2" table:number-columns-repeated="1008" table:default-cell-style-name="ce36"/>
        <table:table-row table:style-name="ro1">
          <table:table-cell table:number-columns-repeated="1023"/>
        </table:table-row>
        <table:table-row table:style-name="ro1">
          <table:table-cell table:style-name="ce7" table:number-columns-repeated="2"/>
          <table:table-cell table:style-name="ce10" office:value-type="string" calcext:value-type="string">
            <text:p>Filename</text:p>
          </table:table-cell>
          <table:table-cell table:style-name="ce10"/>
          <table:table-cell table:style-name="ce7" office:value-type="string" calcext:value-type="string">
            <text:p>main type</text:p>
          </table:table-cell>
          <table:table-cell table:style-name="ce7" office:value-type="string" calcext:value-type="string">
            <text:p>subtyp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stored</text:p>
          </table:table-cell>
          <table:covered-table-cell table:style-name="ce43"/>
          <table:table-cell table:style-name="ce7" office:value-type="string" calcext:value-type="string" table:number-columns-spanned="2" table:number-rows-spanned="1">
            <text:p>original</text:p>
          </table:table-cell>
          <table:covered-table-cell table:style-name="ce43"/>
          <table:table-cell table:style-name="ce7" office:value-type="string" calcext:value-type="string" table:number-columns-spanned="2" table:number-rows-spanned="1">
            <text:p>offset</text:p>
          </table:table-cell>
          <table:covered-table-cell table:style-name="ce43"/>
          <table:table-cell table:style-name="ce7" office:value-type="string" calcext:value-type="string" table:number-columns-spanned="2" table:number-rows-spanned="1">
            <text:p>end</text:p>
          </table:table-cell>
          <table:covered-table-cell table:style-name="ce10"/>
          <table:table-cell table:style-name="ce10" table:number-columns-repeated="1008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8" office:value-type="string" calcext:value-type="string">
            <text:p>sys_config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YS_CONFIG100000</text:p>
          </table:table-cell>
          <table:table-cell table:style-name="ce35"/>
          <table:table-cell table:style-name="ce41" office:value-type="string" calcext:value-type="string">
            <text:p>0x0000fd70</text:p>
          </table:table-cell>
          <table:table-cell table:style-name="ce44" office:value-type="float" office:value="64880" calcext:value-type="float">
            <text:p>64,880</text:p>
          </table:table-cell>
          <table:table-cell table:style-name="ce41" office:value-type="string" calcext:value-type="string">
            <text:p>0x0000fd64</text:p>
          </table:table-cell>
          <table:table-cell table:style-name="ce44" office:value-type="float" office:value="64868" calcext:value-type="float">
            <text:p>64,868</text:p>
          </table:table-cell>
          <table:table-cell table:style-name="ce41" office:value-type="string" calcext:value-type="string">
            <text:p>0x00007400</text:p>
          </table:table-cell>
          <table:table-cell table:style-name="ce45" office:value-type="float" office:value="29696" calcext:value-type="float">
            <text:p>29,696</text:p>
          </table:table-cell>
          <table:table-cell table:style-name="ce35" office:value-type="string" calcext:value-type="string">
            <text:p>0x00017170</text:p>
          </table:table-cell>
          <table:table-cell table:style-name="ce45" office:value-type="float" office:value="94576" calcext:value-type="float">
            <text:p>94,576</text:p>
          </table:table-cell>
          <table:table-cell table:number-columns-repeated="1008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8" office:value-type="string" calcext:value-type="string">
            <text:p>config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YS_CONFIG_BIN00</text:p>
          </table:table-cell>
          <table:table-cell table:style-name="ce35"/>
          <table:table-cell table:style-name="ce41" office:value-type="string" calcext:value-type="string">
            <text:p>0x0000a310</text:p>
          </table:table-cell>
          <table:table-cell table:style-name="ce44" office:value-type="float" office:value="41744" calcext:value-type="float">
            <text:p>41,744</text:p>
          </table:table-cell>
          <table:table-cell table:style-name="ce41" office:value-type="string" calcext:value-type="string">
            <text:p>0x0000a30c</text:p>
          </table:table-cell>
          <table:table-cell table:style-name="ce44" office:value-type="float" office:value="41740" calcext:value-type="float">
            <text:p>41,740</text:p>
          </table:table-cell>
          <table:table-cell table:style-name="ce41" office:value-type="string" calcext:value-type="string">
            <text:p>0x00017400</text:p>
          </table:table-cell>
          <table:table-cell table:style-name="ce45" office:value-type="float" office:value="95232" calcext:value-type="float">
            <text:p>95,232</text:p>
          </table:table-cell>
          <table:table-cell table:style-name="ce35" office:value-type="string" calcext:value-type="string">
            <text:p>0x00021710</text:p>
          </table:table-cell>
          <table:table-cell table:style-name="ce45" office:value-type="float" office:value="136976" calcext:value-type="float">
            <text:p>136,976</text:p>
          </table:table-cell>
          <table:table-cell table:number-columns-repeated="1008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8" office:value-type="string" calcext:value-type="string">
            <text:p>split_xxxx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PLIT_0000000000</text:p>
          </table:table-cell>
          <table:table-cell table:style-name="ce35"/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00021800</text:p>
          </table:table-cell>
          <table:table-cell table:style-name="ce45" office:value-type="float" office:value="137216" calcext:value-type="float">
            <text:p>137,216</text:p>
          </table:table-cell>
          <table:table-cell table:style-name="ce35" office:value-type="string" calcext:value-type="string">
            <text:p>0x00021a00</text:p>
          </table:table-cell>
          <table:table-cell table:style-name="ce45" office:value-type="float" office:value="137728" calcext:value-type="float">
            <text:p>137,728</text:p>
          </table:table-cell>
          <table:table-cell table:number-columns-repeated="1008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8" office:value-type="string" calcext:value-type="string">
            <text:p>sys_partition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YS_CONFIG000000</text:p>
          </table:table-cell>
          <table:table-cell table:style-name="ce35"/>
          <table:table-cell table:style-name="ce41" office:value-type="string" calcext:value-type="string">
            <text:p>0x00000ff0</text:p>
          </table:table-cell>
          <table:table-cell table:style-name="ce44" office:value-type="float" office:value="4080" calcext:value-type="float">
            <text:p>4,080</text:p>
          </table:table-cell>
          <table:table-cell table:style-name="ce41" office:value-type="string" calcext:value-type="string">
            <text:p>0x00000fe2</text:p>
          </table:table-cell>
          <table:table-cell table:style-name="ce44" office:value-type="float" office:value="4066" calcext:value-type="float">
            <text:p>4,066</text:p>
          </table:table-cell>
          <table:table-cell table:style-name="ce41" office:value-type="string" calcext:value-type="string">
            <text:p>0x00021c00</text:p>
          </table:table-cell>
          <table:table-cell table:style-name="ce45" office:value-type="float" office:value="138240" calcext:value-type="float">
            <text:p>138,240</text:p>
          </table:table-cell>
          <table:table-cell table:style-name="ce35" office:value-type="string" calcext:value-type="string">
            <text:p>0x00022bf0</text:p>
          </table:table-cell>
          <table:table-cell table:style-name="ce45" office:value-type="float" office:value="142320" calcext:value-type="float">
            <text:p>142,320</text:p>
          </table:table-cell>
          <table:table-cell table:number-columns-repeated="1008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8" office:value-type="string" calcext:value-type="string">
            <text:p>boot0_nand.fex</text:p>
          </table:table-cell>
          <table:table-cell table:style-name="ce38"/>
          <table:table-cell table:style-name="ce40" office:value-type="string" calcext:value-type="string">
            <text:p>BOOT</text:p>
          </table:table-cell>
          <table:table-cell table:style-name="ce35" office:value-type="string" calcext:value-type="string">
            <text:p>BOOT0_0000000000</text:p>
          </table:table-cell>
          <table:table-cell table:style-name="ce35"/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22c00</text:p>
          </table:table-cell>
          <table:table-cell table:style-name="ce45" office:value-type="float" office:value="142336" calcext:value-type="float">
            <text:p>142,336</text:p>
          </table:table-cell>
          <table:table-cell table:style-name="ce35" office:value-type="string" calcext:value-type="string">
            <text:p>0x0002ac00</text:p>
          </table:table-cell>
          <table:table-cell table:style-name="ce45" office:value-type="float" office:value="175104" calcext:value-type="float">
            <text:p>175,104</text:p>
          </table:table-cell>
          <table:table-cell table:number-columns-repeated="1008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35"/>
          <table:table-cell table:style-name="ce38" office:value-type="string" calcext:value-type="string">
            <text:p>boot0_sdcard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BOOT_0</text:p>
          </table:table-cell>
          <table:table-cell table:style-name="ce35"/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2ac00</text:p>
          </table:table-cell>
          <table:table-cell table:style-name="ce45" office:value-type="float" office:value="175104" calcext:value-type="float">
            <text:p>175,104</text:p>
          </table:table-cell>
          <table:table-cell table:style-name="ce35" office:value-type="string" calcext:value-type="string">
            <text:p>0x00032c00</text:p>
          </table:table-cell>
          <table:table-cell table:style-name="ce45" office:value-type="float" office:value="207872" calcext:value-type="float">
            <text:p>207,872</text:p>
          </table:table-cell>
          <table:table-cell table:number-columns-repeated="1008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35"/>
          <table:table-cell table:style-name="ce38" office:value-type="string" calcext:value-type="string">
            <text:p>u-boot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UBOOT_0000000000</text:p>
          </table:table-cell>
          <table:table-cell table:style-name="ce35"/>
          <table:table-cell table:style-name="ce41" office:value-type="string" calcext:value-type="string">
            <text:p>0x000c4000</text:p>
          </table:table-cell>
          <table:table-cell table:style-name="ce44" office:value-type="float" office:value="802816" calcext:value-type="float">
            <text:p>802,816</text:p>
          </table:table-cell>
          <table:table-cell table:style-name="ce41" office:value-type="string" calcext:value-type="string">
            <text:p>0x000c4000</text:p>
          </table:table-cell>
          <table:table-cell table:style-name="ce44" office:value-type="float" office:value="802816" calcext:value-type="float">
            <text:p>802,816</text:p>
          </table:table-cell>
          <table:table-cell table:style-name="ce41" office:value-type="string" calcext:value-type="string">
            <text:p>0x00032c00</text:p>
          </table:table-cell>
          <table:table-cell table:style-name="ce45" office:value-type="float" office:value="207872" calcext:value-type="float">
            <text:p>207,872</text:p>
          </table:table-cell>
          <table:table-cell table:style-name="ce35" office:value-type="string" calcext:value-type="string">
            <text:p>0x000f6c00</text:p>
          </table:table-cell>
          <table:table-cell table:style-name="ce45" office:value-type="float" office:value="1010688" calcext:value-type="float">
            <text:p>1,010,688</text:p>
          </table:table-cell>
          <table:table-cell table:number-columns-repeated="1008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35"/>
          <table:table-cell table:style-name="ce38" office:value-type="string" calcext:value-type="string">
            <text:p>fes1.fex</text:p>
          </table:table-cell>
          <table:table-cell table:style-name="ce38"/>
          <table:table-cell table:style-name="ce40" office:value-type="string" calcext:value-type="string">
            <text:p>FES</text:p>
          </table:table-cell>
          <table:table-cell table:style-name="ce35" office:value-type="string" calcext:value-type="string">
            <text:p>FES_1-0000000000</text:p>
          </table:table-cell>
          <table:table-cell table:style-name="ce35"/>
          <table:table-cell table:style-name="ce41" office:value-type="string" calcext:value-type="string">
            <text:p>0x000023a0</text:p>
          </table:table-cell>
          <table:table-cell table:style-name="ce44" office:value-type="float" office:value="9120" calcext:value-type="float">
            <text:p>9,120</text:p>
          </table:table-cell>
          <table:table-cell table:style-name="ce41" office:value-type="string" calcext:value-type="string">
            <text:p>0x000023a0</text:p>
          </table:table-cell>
          <table:table-cell table:style-name="ce44" office:value-type="float" office:value="9120" calcext:value-type="float">
            <text:p>9,120</text:p>
          </table:table-cell>
          <table:table-cell table:style-name="ce41" office:value-type="string" calcext:value-type="string">
            <text:p>0x000f6c00</text:p>
          </table:table-cell>
          <table:table-cell table:style-name="ce45" office:value-type="float" office:value="1010688" calcext:value-type="float">
            <text:p>1,010,688</text:p>
          </table:table-cell>
          <table:table-cell table:style-name="ce35" office:value-type="string" calcext:value-type="string">
            <text:p>0x000f8fa0</text:p>
          </table:table-cell>
          <table:table-cell table:style-name="ce45" office:value-type="float" office:value="1019808" calcext:value-type="float">
            <text:p>1,019,808</text:p>
          </table:table-cell>
          <table:table-cell table:number-columns-repeated="1008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35"/>
          <table:table-cell table:style-name="ce38" office:value-type="string" calcext:value-type="string">
            <text:p>usbtool.fex</text:p>
          </table:table-cell>
          <table:table-cell table:style-name="ce38"/>
          <table:table-cell table:style-name="ce40" office:value-type="string" calcext:value-type="string">
            <text:p>PXTOOLSB</text:p>
          </table:table-cell>
          <table:table-cell table:style-name="ce35" office:value-type="string" calcext:value-type="string">
            <text:p>XXXXXXXXXXXXXXXX</text:p>
          </table:table-cell>
          <table:table-cell table:style-name="ce35"/>
          <table:table-cell table:style-name="ce41" office:value-type="string" calcext:value-type="string">
            <text:p>0x00023000</text:p>
          </table:table-cell>
          <table:table-cell table:style-name="ce44" office:value-type="float" office:value="143360" calcext:value-type="float">
            <text:p>143,360</text:p>
          </table:table-cell>
          <table:table-cell table:style-name="ce41" office:value-type="string" calcext:value-type="string">
            <text:p>0x00023000</text:p>
          </table:table-cell>
          <table:table-cell table:style-name="ce44" office:value-type="float" office:value="143360" calcext:value-type="float">
            <text:p>143,360</text:p>
          </table:table-cell>
          <table:table-cell table:style-name="ce41" office:value-type="string" calcext:value-type="string">
            <text:p>0x000f9000</text:p>
          </table:table-cell>
          <table:table-cell table:style-name="ce45" office:value-type="float" office:value="1019904" calcext:value-type="float">
            <text:p>1,019,904</text:p>
          </table:table-cell>
          <table:table-cell table:style-name="ce35" office:value-type="string" calcext:value-type="string">
            <text:p>0x0011c000</text:p>
          </table:table-cell>
          <table:table-cell table:style-name="ce45" office:value-type="float" office:value="1163264" calcext:value-type="float">
            <text:p>1,163,264</text:p>
          </table:table-cell>
          <table:table-cell table:number-columns-repeated="1008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35"/>
          <table:table-cell table:style-name="ce38" office:value-type="string" calcext:value-type="string">
            <text:p>aultools.fex</text:p>
          </table:table-cell>
          <table:table-cell table:style-name="ce38"/>
          <table:table-cell table:style-name="ce40" office:value-type="string" calcext:value-type="string">
            <text:p>UPFLYTLS</text:p>
          </table:table-cell>
          <table:table-cell table:style-name="ce35" office:value-type="string" calcext:value-type="string">
            <text:p>XXXXXXXXXXXXXXXX</text:p>
          </table:table-cell>
          <table:table-cell table:style-name="ce35"/>
          <table:table-cell table:style-name="ce41" office:value-type="string" calcext:value-type="string">
            <text:p>0x00026eb0</text:p>
          </table:table-cell>
          <table:table-cell table:style-name="ce44" office:value-type="float" office:value="159408" calcext:value-type="float">
            <text:p>159,408</text:p>
          </table:table-cell>
          <table:table-cell table:style-name="ce41" office:value-type="string" calcext:value-type="string">
            <text:p>0x00026ead</text:p>
          </table:table-cell>
          <table:table-cell table:style-name="ce44" office:value-type="float" office:value="159405" calcext:value-type="float">
            <text:p>159,405</text:p>
          </table:table-cell>
          <table:table-cell table:style-name="ce41" office:value-type="string" calcext:value-type="string">
            <text:p>0x0011c000</text:p>
          </table:table-cell>
          <table:table-cell table:style-name="ce45" office:value-type="float" office:value="1163264" calcext:value-type="float">
            <text:p>1,163,264</text:p>
          </table:table-cell>
          <table:table-cell table:style-name="ce35" office:value-type="string" calcext:value-type="string">
            <text:p>0x00142eb0</text:p>
          </table:table-cell>
          <table:table-cell table:style-name="ce45" office:value-type="float" office:value="1322672" calcext:value-type="float">
            <text:p>1,322,672</text:p>
          </table:table-cell>
          <table:table-cell table:number-columns-repeated="1008"/>
        </table:table-row>
        <table:table-row table:style-name="ro1">
          <table:table-cell table:style-name="ce35" office:value-type="float" office:value="11" calcext:value-type="float">
            <text:p>11</text:p>
          </table:table-cell>
          <table:table-cell table:style-name="ce35"/>
          <table:table-cell table:style-name="ce38" office:value-type="string" calcext:value-type="string">
            <text:p>aultls32.fex</text:p>
          </table:table-cell>
          <table:table-cell table:style-name="ce38"/>
          <table:table-cell table:style-name="ce40" office:value-type="string" calcext:value-type="string">
            <text:p>UPFLTL32</text:p>
          </table:table-cell>
          <table:table-cell table:style-name="ce35" office:value-type="string" calcext:value-type="string">
            <text:p>XXXXXXXXXXXXXXXX</text:p>
          </table:table-cell>
          <table:table-cell table:style-name="ce35"/>
          <table:table-cell table:style-name="ce41" office:value-type="string" calcext:value-type="string">
            <text:p>0x000238e0</text:p>
          </table:table-cell>
          <table:table-cell table:style-name="ce44" office:value-type="float" office:value="145632" calcext:value-type="float">
            <text:p>145,632</text:p>
          </table:table-cell>
          <table:table-cell table:style-name="ce41" office:value-type="string" calcext:value-type="string">
            <text:p>0x000238dd</text:p>
          </table:table-cell>
          <table:table-cell table:style-name="ce44" office:value-type="float" office:value="145629" calcext:value-type="float">
            <text:p>145,629</text:p>
          </table:table-cell>
          <table:table-cell table:style-name="ce41" office:value-type="string" calcext:value-type="string">
            <text:p>0x00143000</text:p>
          </table:table-cell>
          <table:table-cell table:style-name="ce45" office:value-type="float" office:value="1323008" calcext:value-type="float">
            <text:p>1,323,008</text:p>
          </table:table-cell>
          <table:table-cell table:style-name="ce35" office:value-type="string" calcext:value-type="string">
            <text:p>0x001668e0</text:p>
          </table:table-cell>
          <table:table-cell table:style-name="ce45" office:value-type="float" office:value="1468640" calcext:value-type="float">
            <text:p>1,468,640</text:p>
          </table:table-cell>
          <table:table-cell table:number-columns-repeated="1008"/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style-name="ce35"/>
          <table:table-cell table:style-name="ce38" office:value-type="string" calcext:value-type="string">
            <text:p>cardtool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CARDTL</text:p>
          </table:table-cell>
          <table:table-cell table:style-name="ce35"/>
          <table:table-cell table:style-name="ce41" office:value-type="string" calcext:value-type="string">
            <text:p>0x00014000</text:p>
          </table:table-cell>
          <table:table-cell table:style-name="ce44" office:value-type="float" office:value="81920" calcext:value-type="float">
            <text:p>81,920</text:p>
          </table:table-cell>
          <table:table-cell table:style-name="ce41" office:value-type="string" calcext:value-type="string">
            <text:p>0x00014000</text:p>
          </table:table-cell>
          <table:table-cell table:style-name="ce44" office:value-type="float" office:value="81920" calcext:value-type="float">
            <text:p>81,920</text:p>
          </table:table-cell>
          <table:table-cell table:style-name="ce41" office:value-type="string" calcext:value-type="string">
            <text:p>0x00166c00</text:p>
          </table:table-cell>
          <table:table-cell table:style-name="ce45" office:value-type="float" office:value="1469440" calcext:value-type="float">
            <text:p>1,469,440</text:p>
          </table:table-cell>
          <table:table-cell table:style-name="ce35" office:value-type="string" calcext:value-type="string">
            <text:p>0x0017ac00</text:p>
          </table:table-cell>
          <table:table-cell table:style-name="ce45" office:value-type="float" office:value="1551360" calcext:value-type="float">
            <text:p>1,551,360</text:p>
          </table:table-cell>
          <table:table-cell table:number-columns-repeated="1008"/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 table:style-name="ce35"/>
          <table:table-cell table:style-name="ce38" office:value-type="string" calcext:value-type="string">
            <text:p>cardscript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SCRIPT</text:p>
          </table:table-cell>
          <table:table-cell table:style-name="ce35"/>
          <table:table-cell table:style-name="ce41" office:value-type="string" calcext:value-type="string">
            <text:p>0x000006f0</text:p>
          </table:table-cell>
          <table:table-cell table:style-name="ce44" office:value-type="float" office:value="1776" calcext:value-type="float">
            <text:p>1,776</text:p>
          </table:table-cell>
          <table:table-cell table:style-name="ce41" office:value-type="string" calcext:value-type="string">
            <text:p>0x000006ea</text:p>
          </table:table-cell>
          <table:table-cell table:style-name="ce44" office:value-type="float" office:value="1770" calcext:value-type="float">
            <text:p>1,770</text:p>
          </table:table-cell>
          <table:table-cell table:style-name="ce41" office:value-type="string" calcext:value-type="string">
            <text:p>0x0017ac00</text:p>
          </table:table-cell>
          <table:table-cell table:style-name="ce45" office:value-type="float" office:value="1551360" calcext:value-type="float">
            <text:p>1,551,360</text:p>
          </table:table-cell>
          <table:table-cell table:style-name="ce35" office:value-type="string" calcext:value-type="string">
            <text:p>0x0017b2f0</text:p>
          </table:table-cell>
          <table:table-cell table:style-name="ce45" office:value-type="float" office:value="1553136" calcext:value-type="float">
            <text:p>1,553,136</text:p>
          </table:table-cell>
          <table:table-cell table:number-columns-repeated="1008"/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table:style-name="ce35"/>
          <table:table-cell table:style-name="ce38" office:value-type="string" calcext:value-type="string">
            <text:p>sunxi_mbr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___MBR</text:p>
          </table:table-cell>
          <table:table-cell table:style-name="ce35"/>
          <table:table-cell table:style-name="ce41" office:value-type="string" calcext:value-type="string">
            <text:p>0x00010000</text:p>
          </table:table-cell>
          <table:table-cell table:style-name="ce44" office:value-type="float" office:value="65536" calcext:value-type="float">
            <text:p>65,536</text:p>
          </table:table-cell>
          <table:table-cell table:style-name="ce41" office:value-type="string" calcext:value-type="string">
            <text:p>0x00010000</text:p>
          </table:table-cell>
          <table:table-cell table:style-name="ce44" office:value-type="float" office:value="65536" calcext:value-type="float">
            <text:p>65,536</text:p>
          </table:table-cell>
          <table:table-cell table:style-name="ce41" office:value-type="string" calcext:value-type="string">
            <text:p>0x0017b400</text:p>
          </table:table-cell>
          <table:table-cell table:style-name="ce45" office:value-type="float" office:value="1553408" calcext:value-type="float">
            <text:p>1,553,408</text:p>
          </table:table-cell>
          <table:table-cell table:style-name="ce35" office:value-type="string" calcext:value-type="string">
            <text:p>0x0018b400</text:p>
          </table:table-cell>
          <table:table-cell table:style-name="ce45" office:value-type="float" office:value="1618944" calcext:value-type="float">
            <text:p>1,618,944</text:p>
          </table:table-cell>
          <table:table-cell table:number-columns-repeated="1008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style-name="ce35"/>
          <table:table-cell table:style-name="ce38" office:value-type="string" calcext:value-type="string">
            <text:p>dlinfo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DLINFO</text:p>
          </table:table-cell>
          <table:table-cell table:style-name="ce35"/>
          <table:table-cell table:style-name="ce41" office:value-type="string" calcext:value-type="string">
            <text:p>0x00004000</text:p>
          </table:table-cell>
          <table:table-cell table:style-name="ce44" office:value-type="float" office:value="16384" calcext:value-type="float">
            <text:p>16,384</text:p>
          </table:table-cell>
          <table:table-cell table:style-name="ce41" office:value-type="string" calcext:value-type="string">
            <text:p>0x00004000</text:p>
          </table:table-cell>
          <table:table-cell table:style-name="ce44" office:value-type="float" office:value="16384" calcext:value-type="float">
            <text:p>16,384</text:p>
          </table:table-cell>
          <table:table-cell table:style-name="ce41" office:value-type="string" calcext:value-type="string">
            <text:p>0x0018b400</text:p>
          </table:table-cell>
          <table:table-cell table:style-name="ce45" office:value-type="float" office:value="1618944" calcext:value-type="float">
            <text:p>1,618,944</text:p>
          </table:table-cell>
          <table:table-cell table:style-name="ce35" office:value-type="string" calcext:value-type="string">
            <text:p>0x0018f400</text:p>
          </table:table-cell>
          <table:table-cell table:style-name="ce45" office:value-type="float" office:value="1635328" calcext:value-type="float">
            <text:p>1,635,328</text:p>
          </table:table-cell>
          <table:table-cell table:number-columns-repeated="1008"/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table:style-name="ce35"/>
          <table:table-cell table:style-name="ce38" office:value-type="string" calcext:value-type="string">
            <text:p>arisc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ARISC</text:p>
          </table:table-cell>
          <table:table-cell table:style-name="ce35"/>
          <table:table-cell table:style-name="ce41" office:value-type="string" calcext:value-type="string">
            <text:p>0x00035520</text:p>
          </table:table-cell>
          <table:table-cell table:style-name="ce44" office:value-type="float" office:value="218400" calcext:value-type="float">
            <text:p>218,400</text:p>
          </table:table-cell>
          <table:table-cell table:style-name="ce41" office:value-type="string" calcext:value-type="string">
            <text:p>0x00035520</text:p>
          </table:table-cell>
          <table:table-cell table:style-name="ce44" office:value-type="float" office:value="218400" calcext:value-type="float">
            <text:p>218,400</text:p>
          </table:table-cell>
          <table:table-cell table:style-name="ce41" office:value-type="string" calcext:value-type="string">
            <text:p>0x0018f400</text:p>
          </table:table-cell>
          <table:table-cell table:style-name="ce45" office:value-type="float" office:value="1635328" calcext:value-type="float">
            <text:p>1,635,328</text:p>
          </table:table-cell>
          <table:table-cell table:style-name="ce35" office:value-type="string" calcext:value-type="string">
            <text:p>0x001c4920</text:p>
          </table:table-cell>
          <table:table-cell table:style-name="ce45" office:value-type="float" office:value="1853728" calcext:value-type="float">
            <text:p>1,853,728</text:p>
          </table:table-cell>
          <table:table-cell table:number-columns-repeated="1008"/>
        </table:table-row>
        <table:table-row table:style-name="ro1">
          <table:table-cell table:style-name="ce35" office:value-type="float" office:value="17" calcext:value-type="float">
            <text:p>17</text:p>
          </table:table-cell>
          <table:table-cell table:style-name="ce35"/>
          <table:table-cell table:style-name="ce38" office:value-type="string" calcext:value-type="string">
            <text:p>boot-resource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BOOT-RESOURCE_FE</text:p>
          </table:table-cell>
          <table:table-cell table:style-name="ce35"/>
          <table:table-cell table:style-name="ce41" office:value-type="string" calcext:value-type="string">
            <text:p>0x0060fc00</text:p>
          </table:table-cell>
          <table:table-cell table:style-name="ce44" office:value-type="float" office:value="6355968" calcext:value-type="float">
            <text:p>6,355,968</text:p>
          </table:table-cell>
          <table:table-cell table:style-name="ce41" office:value-type="string" calcext:value-type="string">
            <text:p>0x0060fc00</text:p>
          </table:table-cell>
          <table:table-cell table:style-name="ce44" office:value-type="float" office:value="6355968" calcext:value-type="float">
            <text:p>6,355,968</text:p>
          </table:table-cell>
          <table:table-cell table:style-name="ce41" office:value-type="string" calcext:value-type="string">
            <text:p>0x001c4c00</text:p>
          </table:table-cell>
          <table:table-cell table:style-name="ce45" office:value-type="float" office:value="1854464" calcext:value-type="float">
            <text:p>1,854,464</text:p>
          </table:table-cell>
          <table:table-cell table:style-name="ce35" office:value-type="string" calcext:value-type="string">
            <text:p>0x007d4800</text:p>
          </table:table-cell>
          <table:table-cell table:style-name="ce45" office:value-type="float" office:value="8210432" calcext:value-type="float">
            <text:p>8,210,432</text:p>
          </table:table-cell>
          <table:table-cell table:number-columns-repeated="1008"/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table:style-name="ce35"/>
          <table:table-cell table:style-name="ce38" office:value-type="string" calcext:value-type="string">
            <text:p>Vboot-resource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BOOT-RESOURCE_F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007d4800</text:p>
          </table:table-cell>
          <table:table-cell table:style-name="ce45" office:value-type="float" office:value="8210432" calcext:value-type="float">
            <text:p>8,210,432</text:p>
          </table:table-cell>
          <table:table-cell table:style-name="ce35" office:value-type="string" calcext:value-type="string">
            <text:p>0x007d4810</text:p>
          </table:table-cell>
          <table:table-cell table:style-name="ce45" office:value-type="float" office:value="8210448" calcext:value-type="float">
            <text:p>8,210,448</text:p>
          </table:table-cell>
          <table:table-cell table:number-columns-repeated="1008"/>
        </table:table-row>
        <table:table-row table:style-name="ro1">
          <table:table-cell table:style-name="ce35" office:value-type="float" office:value="19" calcext:value-type="float">
            <text:p>19</text:p>
          </table:table-cell>
          <table:table-cell table:style-name="ce35"/>
          <table:table-cell table:style-name="ce38" office:value-type="string" calcext:value-type="string">
            <text:p>env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ENV_FEX000000000</text:p>
          </table:table-cell>
          <table:table-cell table:style-name="ce35"/>
          <table:table-cell table:style-name="ce41" office:value-type="string" calcext:value-type="string">
            <text:p>0x00020000</text:p>
          </table:table-cell>
          <table:table-cell table:style-name="ce44" office:value-type="float" office:value="131072" calcext:value-type="float">
            <text:p>131,072</text:p>
          </table:table-cell>
          <table:table-cell table:style-name="ce41" office:value-type="string" calcext:value-type="string">
            <text:p>0x00020000</text:p>
          </table:table-cell>
          <table:table-cell table:style-name="ce44" office:value-type="float" office:value="131072" calcext:value-type="float">
            <text:p>131,072</text:p>
          </table:table-cell>
          <table:table-cell table:style-name="ce41" office:value-type="string" calcext:value-type="string">
            <text:p>0x007d4c00</text:p>
          </table:table-cell>
          <table:table-cell table:style-name="ce45" office:value-type="float" office:value="8211456" calcext:value-type="float">
            <text:p>8,211,456</text:p>
          </table:table-cell>
          <table:table-cell table:style-name="ce35" office:value-type="string" calcext:value-type="string">
            <text:p>0x007f4c00</text:p>
          </table:table-cell>
          <table:table-cell table:style-name="ce45" office:value-type="float" office:value="8342528" calcext:value-type="float">
            <text:p>8,342,528</text:p>
          </table:table-cell>
          <table:table-cell table:number-columns-repeated="1008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35"/>
          <table:table-cell table:style-name="ce38" office:value-type="string" calcext:value-type="string">
            <text:p>Venv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ENV_FEX000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007f4c00</text:p>
          </table:table-cell>
          <table:table-cell table:style-name="ce45" office:value-type="float" office:value="8342528" calcext:value-type="float">
            <text:p>8,342,528</text:p>
          </table:table-cell>
          <table:table-cell table:style-name="ce35" office:value-type="string" calcext:value-type="string">
            <text:p>0x007f4c10</text:p>
          </table:table-cell>
          <table:table-cell table:style-name="ce45" office:value-type="float" office:value="8342544" calcext:value-type="float">
            <text:p>8,342,544</text:p>
          </table:table-cell>
          <table:table-cell table:number-columns-repeated="1008"/>
        </table:table-row>
        <table:table-row table:style-name="ro1">
          <table:table-cell table:style-name="ce35" office:value-type="float" office:value="21" calcext:value-type="float">
            <text:p>21</text:p>
          </table:table-cell>
          <table:table-cell table:style-name="ce35"/>
          <table:table-cell table:style-name="ce38" office:value-type="string" calcext:value-type="string">
            <text:p>boot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BOOT_FEX00000000</text:p>
          </table:table-cell>
          <table:table-cell table:style-name="ce35"/>
          <table:table-cell table:style-name="ce41" office:value-type="string" calcext:value-type="string">
            <text:p>0x00b90000</text:p>
          </table:table-cell>
          <table:table-cell table:style-name="ce44" office:value-type="float" office:value="12124160" calcext:value-type="float">
            <text:p>12,124,160</text:p>
          </table:table-cell>
          <table:table-cell table:style-name="ce41" office:value-type="string" calcext:value-type="string">
            <text:p>0x00b90000</text:p>
          </table:table-cell>
          <table:table-cell table:style-name="ce44" office:value-type="float" office:value="12124160" calcext:value-type="float">
            <text:p>12,124,160</text:p>
          </table:table-cell>
          <table:table-cell table:style-name="ce41" office:value-type="string" calcext:value-type="string">
            <text:p>0x007f5000</text:p>
          </table:table-cell>
          <table:table-cell table:style-name="ce45" office:value-type="float" office:value="8343552" calcext:value-type="float">
            <text:p>8,343,552</text:p>
          </table:table-cell>
          <table:table-cell table:style-name="ce35" office:value-type="string" calcext:value-type="string">
            <text:p>0x01385000</text:p>
          </table:table-cell>
          <table:table-cell table:style-name="ce45" office:value-type="float" office:value="20467712" calcext:value-type="float">
            <text:p>20,467,712</text:p>
          </table:table-cell>
          <table:table-cell table:number-columns-repeated="1008"/>
        </table:table-row>
        <table:table-row table:style-name="ro1">
          <table:table-cell table:style-name="ce35" office:value-type="float" office:value="22" calcext:value-type="float">
            <text:p>22</text:p>
          </table:table-cell>
          <table:table-cell table:style-name="ce35"/>
          <table:table-cell table:style-name="ce38" office:value-type="string" calcext:value-type="string">
            <text:p>Vboot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BOOT_FEX00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01385000</text:p>
          </table:table-cell>
          <table:table-cell table:style-name="ce45" office:value-type="float" office:value="20467712" calcext:value-type="float">
            <text:p>20,467,712</text:p>
          </table:table-cell>
          <table:table-cell table:style-name="ce35" office:value-type="string" calcext:value-type="string">
            <text:p>0x01385010</text:p>
          </table:table-cell>
          <table:table-cell table:style-name="ce45" office:value-type="float" office:value="20467728" calcext:value-type="float">
            <text:p>20,467,728</text:p>
          </table:table-cell>
          <table:table-cell table:number-columns-repeated="1008"/>
        </table:table-row>
        <table:table-row table:style-name="ro1">
          <table:table-cell table:style-name="ce35" office:value-type="float" office:value="23" calcext:value-type="float">
            <text:p>23</text:p>
          </table:table-cell>
          <table:table-cell table:style-name="ce35"/>
          <table:table-cell table:style-name="ce38" office:value-type="string" calcext:value-type="string">
            <text:p>system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SYSTEM_FEX000000</text:p>
          </table:table-cell>
          <table:table-cell table:style-name="ce35"/>
          <table:table-cell table:style-name="ce41" office:value-type="string" calcext:value-type="string">
            <text:p>0x44903ce0</text:p>
          </table:table-cell>
          <table:table-cell table:style-name="ce44" office:value-type="float" office:value="1150303456" calcext:value-type="float">
            <text:p>1,150,303,456</text:p>
          </table:table-cell>
          <table:table-cell table:style-name="ce41" office:value-type="string" calcext:value-type="string">
            <text:p>0x44903cd4</text:p>
          </table:table-cell>
          <table:table-cell table:style-name="ce44" office:value-type="float" office:value="1150303444" calcext:value-type="float">
            <text:p>1,150,303,444</text:p>
          </table:table-cell>
          <table:table-cell table:style-name="ce41" office:value-type="string" calcext:value-type="string">
            <text:p>0x01385400</text:p>
          </table:table-cell>
          <table:table-cell table:style-name="ce45" office:value-type="float" office:value="20468736" calcext:value-type="float">
            <text:p>20,468,736</text:p>
          </table:table-cell>
          <table:table-cell table:style-name="ce35" office:value-type="string" calcext:value-type="string">
            <text:p>0x45c890e0</text:p>
          </table:table-cell>
          <table:table-cell table:style-name="ce45" office:value-type="float" office:value="1170772192" calcext:value-type="float">
            <text:p>1,170,772,192</text:p>
          </table:table-cell>
          <table:table-cell table:number-columns-repeated="1008"/>
        </table:table-row>
        <table:table-row table:style-name="ro1">
          <table:table-cell table:style-name="ce35" office:value-type="float" office:value="24" calcext:value-type="float">
            <text:p>24</text:p>
          </table:table-cell>
          <table:table-cell table:style-name="ce35"/>
          <table:table-cell table:style-name="ce38" office:value-type="string" calcext:value-type="string">
            <text:p>Vsystem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SYSTEM_FEX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45c89400</text:p>
          </table:table-cell>
          <table:table-cell table:style-name="ce45" office:value-type="float" office:value="1170772992" calcext:value-type="float">
            <text:p>1,170,772,992</text:p>
          </table:table-cell>
          <table:table-cell table:style-name="ce35" office:value-type="string" calcext:value-type="string">
            <text:p>0x45c89410</text:p>
          </table:table-cell>
          <table:table-cell table:style-name="ce45" office:value-type="float" office:value="1170773008" calcext:value-type="float">
            <text:p>1,170,773,008</text:p>
          </table:table-cell>
          <table:table-cell table:number-columns-repeated="1008"/>
        </table:table-row>
        <table:table-row table:style-name="ro1">
          <table:table-cell table:style-name="ce35" office:value-type="float" office:value="25" calcext:value-type="float">
            <text:p>25</text:p>
          </table:table-cell>
          <table:table-cell table:style-name="ce35"/>
          <table:table-cell table:style-name="ce38" office:value-type="string" calcext:value-type="string">
            <text:p>recovery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RECOVERY_FEX0000</text:p>
          </table:table-cell>
          <table:table-cell table:style-name="ce35"/>
          <table:table-cell table:style-name="ce41" office:value-type="string" calcext:value-type="string">
            <text:p>0x00e22000</text:p>
          </table:table-cell>
          <table:table-cell table:style-name="ce44" office:value-type="float" office:value="14819328" calcext:value-type="float">
            <text:p>14,819,328</text:p>
          </table:table-cell>
          <table:table-cell table:style-name="ce41" office:value-type="string" calcext:value-type="string">
            <text:p>0x00e22000</text:p>
          </table:table-cell>
          <table:table-cell table:style-name="ce44" office:value-type="float" office:value="14819328" calcext:value-type="float">
            <text:p>14,819,328</text:p>
          </table:table-cell>
          <table:table-cell table:style-name="ce41" office:value-type="string" calcext:value-type="string">
            <text:p>0x45c89800</text:p>
          </table:table-cell>
          <table:table-cell table:style-name="ce45" office:value-type="float" office:value="1170774016" calcext:value-type="float">
            <text:p>1,170,774,016</text:p>
          </table:table-cell>
          <table:table-cell table:style-name="ce35" office:value-type="string" calcext:value-type="string">
            <text:p>0x46aab800</text:p>
          </table:table-cell>
          <table:table-cell table:style-name="ce45" office:value-type="float" office:value="1185539344" calcext:value-type="float">
            <text:p>1,185,539,344</text:p>
          </table:table-cell>
          <table:table-cell table:number-columns-repeated="1008"/>
        </table:table-row>
        <table:table-row table:style-name="ro1">
          <table:table-cell table:style-name="ce35" office:value-type="float" office:value="26" calcext:value-type="float">
            <text:p>26</text:p>
          </table:table-cell>
          <table:table-cell table:style-name="ce35"/>
          <table:table-cell table:style-name="ce38" office:value-type="string" calcext:value-type="string">
            <text:p>Vrecovery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RECOVERY_FEX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46aab800</text:p>
          </table:table-cell>
          <table:table-cell table:style-name="ce45" office:value-type="float" office:value="1185593344" calcext:value-type="float">
            <text:p>1,185,593,344</text:p>
          </table:table-cell>
          <table:table-cell table:style-name="ce35" office:value-type="string" calcext:value-type="string">
            <text:p>0x46aab800</text:p>
          </table:table-cell>
          <table:table-cell table:style-name="ce45" office:value-type="float" office:value="1185593360" calcext:value-type="float">
            <text:p>1,185,593,360</text:p>
          </table:table-cell>
          <table:table-cell table:number-columns-repeated="1008"/>
        </table:table-row>
        <table:table-row table:style-name="ro1">
          <table:table-cell table:style-name="ce35" office:value-type="float" office:value="27" calcext:value-type="float">
            <text:p>27</text:p>
          </table:table-cell>
          <table:table-cell table:style-name="ce35"/>
          <table:table-cell table:style-name="ce38" office:value-type="string" calcext:value-type="string">
            <text:p>diskfs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DISKFS_FEX000000</text:p>
          </table:table-cell>
          <table:table-cell table:style-name="ce35"/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46aabc00</text:p>
          </table:table-cell>
          <table:table-cell table:style-name="ce45" office:value-type="float" office:value="1185594368" calcext:value-type="float">
            <text:p>1,185,594,368</text:p>
          </table:table-cell>
          <table:table-cell table:style-name="ce35" office:value-type="string" calcext:value-type="string">
            <text:p>0x46aabe00</text:p>
          </table:table-cell>
          <table:table-cell table:style-name="ce45" office:value-type="float" office:value="1185594880" calcext:value-type="float">
            <text:p>1,185,594,880</text:p>
          </table:table-cell>
          <table:table-cell table:number-columns-repeated="1008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5"/>
          <table:table-cell table:style-name="ce38" office:value-type="string" calcext:value-type="string">
            <text:p>Vdiskfs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DISKFS_FEX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46aac000</text:p>
          </table:table-cell>
          <table:table-cell table:style-name="ce45" office:value-type="float" office:value="1185595392" calcext:value-type="float">
            <text:p>1,185,595,392</text:p>
          </table:table-cell>
          <table:table-cell table:style-name="ce35" office:value-type="string" calcext:value-type="string">
            <text:p>0x46aac010</text:p>
          </table:table-cell>
          <table:table-cell table:style-name="ce45" office:value-type="float" office:value="1185595408" calcext:value-type="float">
            <text:p>1,185,595,408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2"/>
          <table:table-cell table:style-name="ce46" office:value-type="string" calcext:value-type="string">
            <text:p>image size:</text:p>
          </table:table-cell>
          <table:table-cell table:style-name="ce35" office:value-type="string" calcext:value-type="string">
            <text:p>0x46aac400</text:p>
          </table:table-cell>
          <table:table-cell table:style-name="ce45" office:value-type="float" office:value="1185596416" calcext:value-type="float">
            <text:p>1,185,596,416</text:p>
          </table:table-cell>
          <table:table-cell table:number-columns-repeated="1008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dcard" table:style-name="ta1">
        <table:table-column table:style-name="co2" table:default-cell-style-name="ce47"/>
        <table:table-column table:style-name="co14" table:default-cell-style-name="ce47"/>
        <table:table-column table:style-name="co2" table:number-columns-repeated="1022" table:default-cell-style-name="ce4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To be on safe side erase the first part of your SD Card (also clears the partition table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do dd if=/dev/zero of=/dev/sde bs=512 count=204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If you wish to keep the partition tabl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do dd if=/dev/zero of=/dev/sde bs=512 count=2046 seek=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at &lt;&lt;EOT | sfdisk /dev/s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17MiB,size=16MiB,type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33MiB,size=3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69MiB,size=500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596MiB,type=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300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3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25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OT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nxi_defconfig" table:style-name="ta1">
        <table:table-column table:style-name="co2" table:default-cell-style-name="ce47"/>
        <table:table-column table:style-name="co15" table:default-cell-style-name="ce47"/>
        <table:table-column table:style-name="co16" table:default-cell-style-name="ce47"/>
        <table:table-column table:style-name="co2" table:number-columns-repeated="1021" table:default-cell-style-name="ce47"/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utomatically generated file; DO NOT EDIT.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inux/arm 4.14.40 Kernel Configur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HAS_SG_CHAI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HT_HAVE_PC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_SUPPORTS_APM_EMU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ROC_CP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ACKTRACE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KDEP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ACE_IRQFLAGS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WSEM_XCHGADD_ALGORITH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X_EARLYCON_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HWEIGH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ALIBRATE_DELA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ED_DMA_MAP_STA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U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ECTORS_BASE=0xffff00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ATCH_PHYS_VI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GTABLE_LEVELS=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CONFIG_LIST="/lib/modules/$UNAME_RELEASE/.config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WOR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UILDTIME_EXTABLE_S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eneral setup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IT_ENV_ARG_LIMIT=3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ROSS_COMPIL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PILE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ALVERSION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ALVERSION_AUT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XZ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4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ERNEL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XZ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HOSTNAME="(none)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VI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SIX_MQUEU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ROSS_MEMORY_ATTACH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HAND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UD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AUDIT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RQ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PROB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SHO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SHOW_LEV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EFFECTIVE_AFF_MAS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RDIRQS_SW_RES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CH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DOMAI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DOMAIN_HIERARC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NDLE_DOMAIN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Q_DOMAIN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FORCED_THREAD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ARSE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IRQ_DEBUG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CLOCKSOURCE_DAT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TIME_V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LOCK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TICK_BROADCA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LOCKEVENTS_BROADCA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imers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CK_ONESHO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HZ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PERIOD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HZ_ID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O_HZ_FU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O_HZ=y</text:p>
          </table:table-cell>
          <table:table-cell/>
          <table:table-cell office:value-type="string" calcext:value-type="string">
            <text:p>CONFIG_NO_HZ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HIGH_RES_TIMERS=y</text:p>
          </table:table-cell>
          <table:table-cell/>
          <table:table-cell office:value-type="string" calcext:value-type="string">
            <text:p>CONFIG_HIGH_RES_TIM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/Task time and stats account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CK_CPU_ACCOUNT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RT_CPU_ACCOUNTING_G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Q_TIME_ACCOUN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SD_PROCESS_AC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ASKSTA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RCU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EE_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U_EXPE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EE_S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ASKS_R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U_STALL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U_NEED_SEGCBLI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UILD_BIN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K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G_BUF_SHIFT=17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G_CPU_MAX_BUF_SHIFT=1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_SAFE_LOG_BUF_SHIFT=13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SCHED_CLOCK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GROUPS=y</text:p>
          </table:table-cell>
          <table:table-cell/>
          <table:table-cell office:value-type="string" calcext:value-type="string">
            <text:p>CONFIG_CGROU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MC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CGRO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SCH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PI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RD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FREEZ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SE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DEVI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CPUAC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PER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K_CGROUP_DAT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ECKPOINT_REST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AMESPAC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TS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_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D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AUTOGRO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FS_DEPRECAT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BLK_DEV_INITRD=y</text:p>
          </table:table-cell>
          <table:table-cell/>
          <table:table-cell office:value-type="string" calcext:value-type="string">
            <text:p>CONFIG_BLK_DEV_INITR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ITRAMFS_SOURC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BZIP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XZ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4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C_OPTIMIZE_FOR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OPTIMIZE_FOR_SIZ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CT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NON_INOD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UID1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P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PE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ID1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LTIUS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GETMASK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FS_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CTL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OSIX_TIM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ALLSYM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ALLSYMS_ABSOLUTE_PERCP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ALLSYMS_BASE_RELATIV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_N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LF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ASE_FU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UTE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UTEX_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PO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IGNAL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MER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VENT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PF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H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DVISE_SYSCALL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FAULT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EMBARRI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MBEDD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ERF_USE_VMALLO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1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Kernel Performance Events And Coun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ERF_EVENTS=y</text:p>
          </table:table-cell>
          <table:table-cell/>
          <table:table-cell office:value-type="string" calcext:value-type="string">
            <text:p>CONFIG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M_EVENT_COUNT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_DE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MPAT_BR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AB_MERGE_DEFAUL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_FREELIST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_FREELIST_HARDEN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_CPU_PARTIA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TEM_DATA_VERIFIC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OFIL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OPROFI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PROB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UMP_LAB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PROB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64BIT_ALIGNED_ACC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FFICIENT_UNALIGNED_ACC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USE_BUILTIN_BSW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RET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OPT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N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TRACEHOO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DMA_CONTIGUOU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SMP_IDLE_THRE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DLE_POLL_SET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ET_MEMOR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REGS_AND_STACK_ACCESS_A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L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DMA_API_DE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HW_BREAKPOI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REG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USER_STACK_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JUMP_LAB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WANT_IPC_PARSE_VERS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SECCOMP_FILT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GCC_PLUGI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CC_PLUGI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C_STACKPROTECTO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C_STACKPROTECTOR_N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_REGUL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_STRO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HIN_ARCHIV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ONTEXT_TRACK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VIRT_CPU_ACCOUNTING_GE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IRQ_TIME_ACCOUNT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MOD_ARCH_SPECIF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ODULES_USE_ELF_R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ELF_RANDOMIZ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MMAP_RND_BI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XIT_THRE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_MIN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_MAX=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RCH_HA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A_BUS_A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LONE_BACKWARD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LD_SIGSUSPEND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LD_SIGAC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NO_EFFICIENT_F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RCH_VMAP_ST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OPTIONAL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OPTIONAL_KERNEL_RWX_DEFAUL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TRICT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RICT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TRICT_MODULE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RICT_MODULE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FCOUNT_FU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COV-based kernel profil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COV_KER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GCOV_PROFILE_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GENERIC_DMA_COHERE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ABINF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_MUTEX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ASE_SMALL=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ODULES=y</text:p>
          </table:table-cell>
          <table:table-cell/>
          <table:table-cell office:value-type="string" calcext:value-type="string">
            <text:p>CONFIG_MODUL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FORCE_LO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ODULE_UNLOAD=y</text:p>
          </table:table-cell>
          <table:table-cell/>
          <table:table-cell office:value-type="string" calcext:value-type="string">
            <text:p>CONFIG_MODULE_UNLO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FORCE_UNLO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VERSIO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SRCVERSION_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S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COMPR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RIM_UNUSED_KSYM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ODULES_TREE_LOOK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BDA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SCSI_REQUE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_BS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BSG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INTEGRIT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ZON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CMDLINE_PAR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WB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BUG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SED_OP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artition Typ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TITION_ADVANC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SDOS_PARTI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FI_PARTI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O Schedul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NOO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DEA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CF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FAULT_DEADL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CF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FAULT_N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IOSCHED="cfq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Q_IOSCHED_DEA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Q_IOSCHED_KYB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OSCHED_BF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SPIN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READ_UN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READ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WRITE_UN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WRITE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ATOMIC_RM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TEX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WSEM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K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EEZ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ystem Typ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BSA1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P9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FOOTBRID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NET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1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3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3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XP4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O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KS869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90X9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LPC32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PX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A1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3C24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AVIN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ple platform selec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Core family selec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ULTI_V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_V6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ULTI_CPU_AUT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VI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VEB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CTIO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LP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RTP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T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B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BERL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IGICOL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HIGHBA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HI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KEYSTO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ES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X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EDIA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I OMAP/AM/DM/DRA Famil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OMAP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AM3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AM4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DRA7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QC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EALVIE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OCK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OCFP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AT_SPE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5PV2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XYNO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ENESA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CH_SUNXI=y</text:p>
          </table:table-cell>
          <table:table-cell/>
          <table:table-cell office:value-type="string" calcext:value-type="string">
            <text:p>CONFIG_ARCH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5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6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7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8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9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IR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TAN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TEG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UNIPHI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U8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VEXPR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M88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Z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ZYN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rocessor Typ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THUMB_CAPA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32v6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32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ABRT_E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PABRT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ACHE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ACHE_VIP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OPY_V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TLB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HAS_ASI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P15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P15_MM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rocessor Featur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LPA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PHYS_ADDR_T_64B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THUM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THUMBE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VIRT_EX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P_EMULA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BIG_ENDI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ICACHE_DISAB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BPREDICT_DISAB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USER_HELP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DS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UTER_CACH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UTER_CACHE_SYN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HT_HAVE_CACHE_L2X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CHE_L2X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CHE_L2X0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58836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2791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539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694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L1_CACHE_SHIFT_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L1_CACHE_SHIFT=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DMA_MEM_BUFFERA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HEAVY_M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BIG_ENDI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BUG_ALIGN_RODAT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LTI_IRQ_HANDL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4309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ERRATA_643719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2078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543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543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6436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754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981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730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18325_8524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214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256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524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524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u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DOMAINS_GENER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signWare PCI Cor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CI Endpoin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ENDPOIN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C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Kernel Featur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SM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MP=y</text:p>
          </table:table-cell>
          <table:table-cell/>
          <table:table-cell office:value-type="string" calcext:value-type="string">
            <text:p>CONFIG_S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MP_ON_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CPU_TOPOLOG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SM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M_ARCH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CP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G_LITT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MSPLIT_3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3G_OP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2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1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AGE_OFFSET=0xC000000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R_CPUS=8</text:p>
          </table:table-cell>
          <table:table-cell/>
          <table:table-cell office:value-type="string" calcext:value-type="string">
            <text:p>CONFIG_NR_CPU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OTPLUG_CP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SC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NR_GPIO=4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EEMPT_N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EEMPT_VOLUNTAR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EEMP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_FIXED=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_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2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2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1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=1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HED_HRTI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HUMB2_KER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ATCH_IDIV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EABI=y</text:p>
          </table:table-cell>
          <table:table-cell/>
          <table:table-cell office:value-type="string" calcext:value-type="string">
            <text:p>CONFIG_AEAB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ABI_COMP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PARSEMEM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ELECT_MEMORY_MOD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PFN_VALID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HIGHMEM=y</text:p>
          </table:table-cell>
          <table:table-cell/>
          <table:table-cell office:value-type="string" calcext:value-type="string">
            <text:p>CONFIG_HIGH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IGHP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SW_DOMAIN_P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W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WANT_GENERAL_HUGETL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MODULE_PL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LAT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LAT_NODE_MEM_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MEM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BOOT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EMORY_ISO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BOOTMEM_INFO_NOD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LIT_PTLOCK_CPUS=4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MPAC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R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S_ADDR_T_64B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OU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MMAP_MIN_ADDR=409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ANTS_THP_SW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EANCACH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RONTSW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MA=y</text:p>
          </table:table-cell>
          <table:table-cell/>
          <table:table-cell office:value-type="string" calcext:value-type="string">
            <text:p>CONFIG_C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DEBUG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AREAS=7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POO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BU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SMALL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EARLY_IORE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DLE_PAGE_TRACK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ERCPU_STA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ORCE_MAX_ZONEORDER=11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LIGNMENT_TR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ACCESS_WITH_MEMCP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CCO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IOTL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MMU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AVI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AVIRT_TIME_ACCOUN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oot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E_O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TAG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PRECATED_PARAM_STRU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ZBOOT_ROM_TEXT=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ZBOOT_ROM_BSS=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M_APPENDED_DTB=y</text:p>
          </table:table-cell>
          <table:table-cell/>
          <table:table-cell office:value-type="string" calcext:value-type="string">
            <text:p>CONFIG_ARM_APPENDED_DTB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M_ATAG_DTB_COMPAT=y</text:p>
          </table:table-cell>
          <table:table-cell/>
          <table:table-cell office:value-type="string" calcext:value-type="string">
            <text:p>CONFIG_ARM_ATAG_DTB_COMPA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ATAG_DTB_COMPAT_CMDLINE_FROM_BOOTLOA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ATAG_DTB_COMPAT_CMDLINE_EXTE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DLIN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X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RASH_DU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UTO_ZRELADD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F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Power Managemen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Frequency scal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PU_FREQ=y</text:p>
          </table:table-cell>
          <table:table-cell/>
          <table:table-cell office:value-type="string" calcext:value-type="string">
            <text:p>CONFIG_CPU_FRE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ST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FREQ_DEFAULT_GOV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POWERS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USERSP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ONDEMA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CONSERVATI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SCHEDUTI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FREQ_GOV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POWERS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USERSP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ONDEMA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CONSERVATI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SCHEDUTI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frequency scaling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PUFREQ_DT=y</text:p>
          </table:table-cell>
          <table:table-cell/>
          <table:table-cell office:value-type="string" calcext:value-type="string">
            <text:p>CONFIG_CPUFREQ_D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FREQ_DT_PLAT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BIG_LITTLE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KIRKWOOD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ORIQ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Idl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ID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NEEDS_CPU_IDLE_COUP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loating point emul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t least one emulation must be selected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VFP=y</text:p>
          </table:table-cell>
          <table:table-cell/>
          <table:table-cell office:value-type="string" calcext:value-type="string">
            <text:p>CONFIG_VF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FPv3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ON=y</text:p>
          </table:table-cell>
          <table:table-cell/>
          <table:table-cell office:value-type="string" calcext:value-type="string">
            <text:p>CONFIG_NE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MODE_NE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erspace binary format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INFMT_EL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LF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RE_DUMP_DEFAULT_ELF_HEAD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INFMT_SCRIP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NFMT_FL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OU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NFMT_MI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RE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ower management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SP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SPEND_FREEZ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BERN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SLEE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SLEEP_S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AUTOSLEE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WAKELOCK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PM_EMUL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OP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CL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Q_POWER_EFFICIENT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P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SPEND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CPU_SUSP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IBERNATION_POSSIBLE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T=y</text:p>
          </table:table-cell>
          <table:table-cell/>
          <table:table-cell office:value-type="string" calcext:value-type="string">
            <text:p>CONFIG_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etworking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ACKET=y</text:p>
          </table:table-cell>
          <table:table-cell/>
          <table:table-cell office:value-type="string" calcext:value-type="string">
            <text:p>CONFIG_PACK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CKET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NIX=y</text:p>
          </table:table-cell>
          <table:table-cell/>
          <table:table-cell office:value-type="string" calcext:value-type="string">
            <text:p>CONFIG_UNI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NIX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FRM_U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KE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ET=y</text:p>
          </table:table-cell>
          <table:table-cell/>
          <table:table-cell office:value-type="string" calcext:value-type="string">
            <text:p>CONFIG_I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MULTICA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ADVANCED_ROU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=y</text:p>
          </table:table-cell>
          <table:table-cell/>
          <table:table-cell office:value-type="string" calcext:value-type="string">
            <text:p>CONFIG_IP_PN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_DHCP=y</text:p>
          </table:table-cell>
          <table:table-cell/>
          <table:table-cell office:value-type="string" calcext:value-type="string">
            <text:p>CONFIG_IP_PNP_DHC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_BOOTP=y</text:p>
          </table:table-cell>
          <table:table-cell/>
          <table:table-cell office:value-type="string" calcext:value-type="string">
            <text:p>CONFIG_IP_PNP_BOOT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PNP_RAR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GRE_DE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N_COOKI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UDP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FO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A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ES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IPCO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XFRM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TRANSPORT is not set</text:p>
          </table:table-cell>
          <table:table-cell/>
          <table:table-cell office:value-type="string" calcext:value-type="string">
            <text:p># CONFIG_INET_XFRM_MODE_TRANS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TUNNEL is not set</text:p>
          </table:table-cell>
          <table:table-cell/>
          <table:table-cell office:value-type="string" calcext:value-type="string">
            <text:p># CONFIG_INET_XFRM_MODE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BEET is not set</text:p>
          </table:table-cell>
          <table:table-cell/>
          <table:table-cell office:value-type="string" calcext:value-type="string">
            <text:p># CONFIG_INET_XFRM_MODE_BE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DIAG is not set</text:p>
          </table:table-cell>
          <table:table-cell/>
          <table:table-cell office:value-type="string" calcext:value-type="string">
            <text:p># CONFIG_INET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P_CONG_ADVANC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CP_CONG_CUB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TCP_CONG="cubic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P_MD5S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PV6 is not set</text:p>
          </table:table-cell>
          <table:table-cell/>
          <table:table-cell office:value-type="string" calcext:value-type="string">
            <text:p># CONFIG_IPV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WORK_SECMAR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PTP_CLASSIF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WORK_PHY_TIMESTAMP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FIL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DC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SCT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2T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ID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NET_DS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DS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LAN_8021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C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LC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AL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AP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O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EEE8021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SCH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C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NS_RESOLV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ATMAN_AD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PENVSWIT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SOCKE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LINK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P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N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SWITCH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L3_MASTER_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NC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FS_ACC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X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NET_P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NET_CLASS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RX_BUSY_PO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Q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PF_J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FLOW_LIM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etwork test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PKTG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MRAD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AN=y</text:p>
          </table:table-cell>
          <table:table-cell/>
          <table:table-cell office:value-type="string" calcext:value-type="string">
            <text:p>CONFIG_C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RA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B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G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V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VX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L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CALC_BITTIM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LE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FLEX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GR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AN_SUN4I=y</text:p>
          </table:table-cell>
          <table:table-cell/>
          <table:table-cell office:value-type="string" calcext:value-type="string">
            <text:p>CONFIG_CAN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TI_HEC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C_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CC7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IFI_CAN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_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RC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RCAR_CAN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JA1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OF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SPI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HI311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CP251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USB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EMS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ESD_USB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GS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KVASER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PEAK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8DEV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CBA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DEBUG_DE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_RXR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_K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REAM_PAR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WIRELESS is not set</text:p>
          </table:table-cell>
          <table:table-cell/>
          <table:table-cell office:value-type="string" calcext:value-type="string">
            <text:p># CONFIG_WIREL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IM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FKI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9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EPH_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F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SAMP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F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W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ST_CACH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RO_CEL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DEV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Y_USE_DEVLIN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BPF_J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eneric Driver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EVENT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EVENT_HELPER_PATH=""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EVTMPFS=y</text:p>
          </table:table-cell>
          <table:table-cell/>
          <table:table-cell office:value-type="string" calcext:value-type="string">
            <text:p>CONFIG_DEVTMPFS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EVTMPFS_MOUNT=y</text:p>
          </table:table-cell>
          <table:table-cell/>
          <table:table-cell office:value-type="string" calcext:value-type="string">
            <text:p>CONFIG_DEVTMPFS_MOU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ANDAL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EVENT_FIRMWARE_BUIL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W_LOA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RMWARE_IN_KERN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XTRA_FIRMWAR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W_LOADER_USER_HELPER_FALLB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LLOW_DEV_CORE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EST_ASYNC_DRIVER_PROB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_HYPERVIS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CPU_DE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PU_AUTOPROB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I2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MM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MA_SHARED_BUFF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MA_FENCE_TR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MA_CMA=y</text:p>
          </table:table-cell>
          <table:table-cell/>
          <table:table-cell office:value-type="string" calcext:value-type="string">
            <text:p>CONFIG_DMA_C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fault contiguous memory area size: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SIZE_MBYTES=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SIZE_SEL_MBYT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PERCENT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M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M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ALIGNMENT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ARCH_TOPOLOG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us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I400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I5xx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CMSTB_GISB_AR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IMPLE_PM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XI_R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EXPRESS_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NNEC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T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T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F_UNIT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FLATTRE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EARLY_FLATTRE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ADDR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MD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RESERVED_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F_OVER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IGHT_HAVE_PC_PAR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NULL_BL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COW_COM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L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DR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N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RA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DROM_PKTCDV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A_OVER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R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VME_F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isc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LV02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525X_DPO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UMMY_IR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CS932S4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NCLOSURE_SER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PDS9802A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L290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L290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TSL25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BH17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PDS99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MC63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S168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_DAC75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WITCH_FSA94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ATTICE_ECP3_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RA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2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EPROM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AT2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AT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LEGAC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MAX68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93CX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93XX4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IDT_89HPES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exas Instruments shared transport line disciplin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_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tera FPGA firmware download modul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LTERA_STAP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IF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VOP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Host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Card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IF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Coprocessor State Management (COSM)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VOP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CH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BA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AFU_DRIVER_OP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SI devic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MO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AID_ATT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D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NET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MQ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PROC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SI support type (disk, tape, CD-ROM)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BLK_DEV_SD=y</text:p>
          </table:table-cell>
          <table:table-cell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_S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OS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CONSTAN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LOGG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CAN_ASYN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CSI Trans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PI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FC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ISCSI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AS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AS_LIBSA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RP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CSI_LOWLEVE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CSI_TC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CSI_BOOT_SYS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UFS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DEBU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OSD_INITIATOR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TA=y</text:p>
          </table:table-cell>
          <table:table-cell/>
          <table:table-cell office:value-type="string" calcext:value-type="string">
            <text:p>CONFIG_AT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A_NONSTAND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VERBOSE_ERR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ATA_PMP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trollers with non-SFF native interf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TA_AHCI_PLATFOR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HCI_CEVA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HCI_SUNXI=y</text:p>
          </table:table-cell>
          <table:table-cell/>
          <table:table-cell office:value-type="string" calcext:value-type="string">
            <text:p>CONFIG_AHCI_SUNX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HCI_QORI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SFF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FF controllers with custom DMA interf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BMDMA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ATA SFF controllers with BMDM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TA_DW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ATA SFF controllers with BMDM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IO-only SFF controll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Generic fallback / legacy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ARGET_COR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ETDEVICES=y</text:p>
          </table:table-cell>
          <table:table-cell/>
          <table:table-cell office:value-type="string" calcext:value-type="string">
            <text:p>CONFIG_NETDEVIC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I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CO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OND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UMM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QUALIZ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TEA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CVL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XL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CSE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CONSO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PO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POLL_CONTROLL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U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UN_VNET_CROSS_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ET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MON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AIF transport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stributed Switch Architectur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THERNE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LACRI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LLWINNER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SUN4I_EMAC=y</text:p>
          </table:table-cell>
          <table:table-cell/>
          <table:table-cell office:value-type="string" calcext:value-type="string">
            <text:p>CONFIG_SUN4I_EM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TERA_T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MAZ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QUANTIA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ARC is not set</text:p>
          </table:table-cell>
          <table:table-cell/>
          <table:table-cell office:value-type="string" calcext:value-type="string">
            <text:p># CONFIG_NET_VENDOR_AR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VENDOR_AURORA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CADENCE is not set</text:p>
          </table:table-cell>
          <table:table-cell/>
          <table:table-cell office:value-type="string" calcext:value-type="string">
            <text:p># CONFIG_NET_CADENC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BROADCOM is not set</text:p>
          </table:table-cell>
          <table:table-cell/>
          <table:table-cell office:value-type="string" calcext:value-type="string">
            <text:p># CONFIG_NET_VENDOR_BROADCOM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CIRRUS is not set</text:p>
          </table:table-cell>
          <table:table-cell/>
          <table:table-cell office:value-type="string" calcext:value-type="string">
            <text:p># CONFIG_NET_VENDOR_CIRR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9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EZCH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ZCHIP_NPS_MANAGEMENT_E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FARADAY is not set</text:p>
          </table:table-cell>
          <table:table-cell/>
          <table:table-cell office:value-type="string" calcext:value-type="string">
            <text:p># CONFIG_NET_VENDOR_FARAD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HISILIC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X5HD2_G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SI_F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P04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_DSA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_E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HUAWE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INTEL is not set</text:p>
          </table:table-cell>
          <table:table-cell/>
          <table:table-cell office:value-type="string" calcext:value-type="string">
            <text:p># CONFIG_NET_VENDOR_INT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ARVELL is not set</text:p>
          </table:table-cell>
          <table:table-cell/>
          <table:table-cell office:value-type="string" calcext:value-type="string">
            <text:p># CONFIG_NET_VENDOR_MARVE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MELLANO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LXSW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LX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ICREL is not set</text:p>
          </table:table-cell>
          <table:table-cell/>
          <table:table-cell office:value-type="string" calcext:value-type="string">
            <text:p># CONFIG_NET_VENDOR_MICR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ICROCHIP is not set</text:p>
          </table:table-cell>
          <table:table-cell/>
          <table:table-cell office:value-type="string" calcext:value-type="string">
            <text:p># CONFIG_NET_VENDOR_MICRO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NATSEMI is not set</text:p>
          </table:table-cell>
          <table:table-cell/>
          <table:table-cell office:value-type="string" calcext:value-type="string">
            <text:p># CONFIG_NET_VENDOR_NATSE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NETRONOM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TH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QUALCOM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CA7000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COM_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M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RENESA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ROCKER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AMSUNG is not set</text:p>
          </table:table-cell>
          <table:table-cell/>
          <table:table-cell office:value-type="string" calcext:value-type="string">
            <text:p># CONFIG_NET_VENDOR_SAMSU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EEQ is not set</text:p>
          </table:table-cell>
          <table:table-cell/>
          <table:table-cell office:value-type="string" calcext:value-type="string">
            <text:p># CONFIG_NET_VENDOR_SE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OLARFLARE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MSC is not set</text:p>
          </table:table-cell>
          <table:table-cell/>
          <table:table-cell office:value-type="string" calcext:value-type="string">
            <text:p># CONFIG_NET_VENDOR_SM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TMICRO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TMMAC_ETH=y</text:p>
          </table:table-cell>
          <table:table-cell/>
          <table:table-cell office:value-type="string" calcext:value-type="string">
            <text:p>CONFIG_STMMAC_ETH=y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ONFIG_STMMAC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MAC_DWC_QOS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GENER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SUN8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VIA is not set</text:p>
          </table:table-cell>
          <table:table-cell/>
          <table:table-cell office:value-type="string" calcext:value-type="string">
            <text:p># CONFIG_NET_VENDOR_VI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WIZNET is not set</text:p>
          </table:table-cell>
          <table:table-cell/>
          <table:table-cell office:value-type="string" calcext:value-type="string">
            <text:p># CONFIG_NET_VENDOR_WIZ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YNOPS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C_XLG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DEVI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BU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CM_UNI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ITBA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US_MUX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US_MUX_MMIORE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HISI_F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HYLI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P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_TRIGGER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II PHY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MD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QUANTI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803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7XX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87X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OADCOM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ICAD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RTIN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AVICOM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P83848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P83867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XED_P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CPLUS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TEL_XWAY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SI_ET1011C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XT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RVEL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RVELL_10G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E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OCHIP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OSEMI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ATIONA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SEMI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ALTEK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OCKCHIP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MSC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E10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ERANETICS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TESSE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ILINX_GMII2RGMI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EL_KS8995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NET_DRIV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AT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KAW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PEGAS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TL8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TL81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AN78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USB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PH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WLAN is not set</text:p>
          </table:table-cell>
          <table:table-cell/>
          <table:table-cell office:value-type="string" calcext:value-type="string">
            <text:p># CONFIG_W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nable WiMAX (Networking options) to see the WiMAX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D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V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put devic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_LED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FF_MEML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OLL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SPARSEK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ATRIXK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erland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OUSE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JOY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EVDEV=y</text:p>
          </table:table-cell>
          <table:table-cell/>
          <table:table-cell office:value-type="string" calcext:value-type="string">
            <text:p>CONFIG_INPUT_EV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EV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put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_KEYBOAR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P55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P558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EYBOARD_ATKB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QT10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QT21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DLINK_DIR6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K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GPIO_POL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CA641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CA84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ATRI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M83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M83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AX735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PR1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NEWT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OPEN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AMSU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TOWAW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UN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KEYBOARD_SUN4I_LRADC=y</text:p>
          </table:table-cell>
          <table:table-cell/>
          <table:table-cell office:value-type="string" calcext:value-type="string">
            <text:p>CONFIG_KEYBOARD_SUN4I_LRAD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OMA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M2_TOUCHKE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XT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CAP11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B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PUT_MOUSE is not set</text:p>
          </table:table-cell>
          <table:table-cell/>
          <table:table-cell office:value-type="string" calcext:value-type="string">
            <text:p># CONFIG_INPUT_MOU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JOYSTI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TABL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TOUCHSCREEN=y</text:p>
          </table:table-cell>
          <table:table-cell/>
          <table:table-cell office:value-type="string" calcext:value-type="string">
            <text:p>CONFIG_INPUT_TOUCHSCREE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OUCHSCREEN_PROPERTI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S784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78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787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R102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TMEL_MX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UO_PIX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BU210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HIPONE_ICN83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8CTMG1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TTSP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TTSP4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DYNAPR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HAMPSHI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E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GAL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GALAX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FUJITS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GOODI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LI21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GUNZ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KTF21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L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ACOM_W80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ACOM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AX118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CS5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MS1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ELFAS_MI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TOU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MX6UL_T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NEX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K7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PENMOUN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DT_FT5X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R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W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PIX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DT87X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USB_COMPOSI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IT2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_SE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RM_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ILE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IS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T12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TMF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TOUCHSCREEN_SUN4I=y</text:p>
          </table:table-cell>
          <table:table-cell/>
          <table:table-cell office:value-type="string" calcext:value-type="string">
            <text:p>CONFIG_TOUCHSCREEN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URFACE3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X86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ZET62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ZFOR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ROHM_BU210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MISC=y</text:p>
          </table:table-cell>
          <table:table-cell/>
          <table:table-cell office:value-type="string" calcext:value-type="string">
            <text:p>CONFIG_INPUT_MIS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D71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TMEL_CAPTOU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BMA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E3X0_BUTT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MA84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2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BEEP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TILT_POL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DE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TI_REMOTE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KEYSPAN_REMO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KXTJ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OWERMA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YEA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CM10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REGULATOR_HAPT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AXP20X_PEK=y</text:p>
          </table:table-cell>
          <table:table-cell/>
          <table:table-cell office:value-type="string" calcext:value-type="string">
            <text:p>CONFIG_INPUT_AXP20X_PE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UINPU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CF85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WM_BEEP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WM_VIB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ROTARY_EN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DXL3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IMS_P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CMA3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0X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65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67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MI4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Hardware I/O port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_SER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_LIBPS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RA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LTERA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PS2M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RC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PB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SUN4I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GPIO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AME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haracter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T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NSOLE_TRANSLATIO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CONSOLE_SLEE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W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HW_CONSOLE_BIND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NIX98_PT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EGACY_PT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EGACY_PTY_COUNT=25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NONSTAND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_GS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RACE_SIN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VME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VKMEM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erial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RIAL_EARLYCON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SERIAL_8250=y</text:p>
          </table:table-cell>
          <table:table-cell/>
          <table:table-cell office:value-type="string" calcext:value-type="string">
            <text:p>CONFIG_SERIAL_8250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RIAL_8250_DEPRECATED_OPTION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RIAL_8250_FIN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CONSOLE=y</text:p>
          </table:table-cell>
          <table:table-cell/>
          <table:table-cell office:value-type="string" calcext:value-type="string">
            <text:p>CONFIG_SERIAL_8250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8250_DMA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NR_UARTS=8</text:p>
          </table:table-cell>
          <table:table-cell/>
          <table:table-cell office:value-type="string" calcext:value-type="string">
            <text:p>CONFIG_SERIAL_8250_NR_UARTS=8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RUNTIME_UARTS=8</text:p>
          </table:table-cell>
          <table:table-cell/>
          <table:table-cell office:value-type="string" calcext:value-type="string">
            <text:p>CONFIG_SERIAL_8250_RUNTIME_UART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EXTEND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ASPEED_V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8250_FSL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DW=y</text:p>
          </table:table-cell>
          <table:table-cell/>
          <table:table-cell office:value-type="string" calcext:value-type="string">
            <text:p>CONFIG_SERIAL_8250_D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E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RT288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OF_PLATFORM=y</text:p>
          </table:table-cell>
          <table:table-cell/>
          <table:table-cell office:value-type="string" calcext:value-type="string">
            <text:p>CONFIG_SERIAL_OF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on-8250 serial port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EARLYCON_ARM_SEMIHO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MAX3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MAX31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UARTLI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CORE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CCN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C16IS7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BCM6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LTERA_JTAG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LTERA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IFX6X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XILINX_PS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FSL_LP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CONEXANT_DIGICOL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T_A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DEV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VC_DC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MI_HANDL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HW_RANDOM is not set</text:p>
          </table:table-cell>
          <table:table-cell/>
          <table:table-cell office:value-type="string" calcext:value-type="string">
            <text:p># CONFIG_HW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39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AW_DRIV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G_TP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ILLY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BOARDINF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COMPAT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CHARDEV=y</text:p>
          </table:table-cell>
          <table:table-cell/>
          <table:table-cell office:value-type="string" calcext:value-type="string">
            <text:p>CONFIG_I2C_CHAR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HELPER_AUT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ALGOB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Hardware Bu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system bus drivers (mostly embedded / system-on-chip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CBUS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SIGNWARE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EMEV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MV64XXX=y</text:p>
          </table:table-cell>
          <table:table-cell/>
          <table:table-cell office:value-type="string" calcext:value-type="string">
            <text:p>CONFIG_I2C_MV64XX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O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CA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XA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RK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IMT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SUN6I_P2WI=y</text:p>
          </table:table-cell>
          <table:table-cell/>
          <table:table-cell office:value-type="string" calcext:value-type="string">
            <text:p>CONFIG_I2C_SUN6I_P2W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xternal I2C/SMBus adapt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IOLAN_U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ARPORT_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ROBOTFUZZ_OS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TAOS_EV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TINY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Other I2C/SMBus bu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TU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L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AL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=y</text:p>
          </table:table-cell>
          <table:table-cell/>
          <table:table-cell office:value-type="string" calcext:value-type="string">
            <text:p>CONFIG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I_MAST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Master Controll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ALTE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AXI_SPI_ENG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BITBA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CADEN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DESIGNWA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FSL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OC_TIN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PXA2XX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ROCK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C18IS6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_SUN4I=y</text:p>
          </table:table-cell>
          <table:table-cell/>
          <table:table-cell office:value-type="string" calcext:value-type="string">
            <text:p>CONFIG_SPI_SUN4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_SUN6I=y</text:p>
          </table:table-cell>
          <table:table-cell/>
          <table:table-cell office:value-type="string" calcext:value-type="string">
            <text:p>CONFIG_SPI_SUN6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XCOM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ZYNQMP_GQ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Protocol Mas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PI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LOOPBACK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TLE62X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L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PS client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K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LDI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PS generator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TP clock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TP_1588_C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nable PHYLIB and NETWORK_PHY_TIMESTAMPING to see the additional clocks.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in controll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MU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ON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PINCON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AM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MCP23S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ING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X15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4I_A1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5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6I_A31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6I_A31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2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3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83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83T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23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H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H3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V3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9I_A8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9I_A80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A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A64_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H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VE_CUSTOM_GPIO_H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PIOLI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GPIO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GPIO_SYSFS=y</text:p>
          </table:table-cell>
          <table:table-cell/>
          <table:table-cell office:value-type="string" calcext:value-type="string">
            <text:p>CONFIG_GPIO_SYS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emory mapped GPIO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74XX_MM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LTE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XP20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DWAP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FTGPIO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GENERIC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GR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OCK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PC8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ZEV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DP55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DN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CA95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CF85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SX15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TPIC28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FD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E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74X1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C338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ISO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XRA14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AV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RES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OWER_SUPPLY=y</text:p>
          </table:table-cell>
          <table:table-cell/>
          <table:table-cell office:value-type="string" calcext:value-type="string">
            <text:p>CONFIG_POWER_SUPPL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SUPPLY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DA_POW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ADC_BATTER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POW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LEGO_EV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SB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SB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BQ27XXX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HARGER_AXP20X=y</text:p>
          </table:table-cell>
          <table:table-cell/>
          <table:table-cell office:value-type="string" calcext:value-type="string">
            <text:p>CONFIG_CHARGER_AXP20X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BATTERY_AXP20X=y</text:p>
          </table:table-cell>
          <table:table-cell/>
          <table:table-cell office:value-type="string" calcext:value-type="string">
            <text:p>CONFIG_BATTERY_AXP20X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XP20X_POWER=y</text:p>
          </table:table-cell>
          <table:table-cell/>
          <table:table-cell office:value-type="string" calcext:value-type="string">
            <text:p>CONFIG_AXP20X_POW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XP288_FUEL_GAU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MAX170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MAX170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ISP17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MAX89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LP87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MANAG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LTC36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DETECTOR_MAX1465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15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19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25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7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589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SMB34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GAUGE_LTC29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RT94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W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MON_V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MON_DEBUG_CHI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Nativ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73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74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74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3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924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3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SC76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SPE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TXP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DS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DS16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1805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1882F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5375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TSTEUTAT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L518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L520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760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7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PIO_F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HIH6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IIO_HW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IT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JC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POWR12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NE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29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29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15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1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6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1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0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6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9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317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3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9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317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CP30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TC6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C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3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4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PC873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C874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TC_THERMIS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668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67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7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79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CF859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M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WM_F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C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DME1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1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21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6W2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M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M1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B3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XX_COMM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TTS7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M66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C128D8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10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78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78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MC68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20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2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32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C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HMC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4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4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VT12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81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1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2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L785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L786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627H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627EHF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THERMAL=y</text:p>
          </table:table-cell>
          <table:table-cell/>
          <table:table-cell office:value-type="string" calcext:value-type="string">
            <text:p>CONFIG_THERM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EMERGENCY_POWEROFF_DELAY_MS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HW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WRITABLE_TRI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DEFAULT_GOV_STEP_WI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FAIR_SH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USER_SP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POWER_ALLOCA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FAIR_SH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GOV_STEP_WI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BANG_BA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USER_SP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POWER_ALLOCATOR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PU_THERMAL=y</text:p>
          </table:table-cell>
          <table:table-cell/>
          <table:table-cell office:value-type="string" calcext:value-type="string">
            <text:p>CONFIG_CPU_THERM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LOCK_THERM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EMULA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ORIQ_THERMAL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CPI INT340X thermal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ENERIC_ADC_THERMAL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WATCHDOG=y</text:p>
          </table:table-cell>
          <table:table-cell/>
          <table:table-cell office:value-type="string" calcext:value-type="string">
            <text:p>CONFIG_WATCHDO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WATCHDOG_CO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TCHDOG_NOWAYOU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WATCHDOG_HANDLE_BOOT_ENABL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TCHDOG_SYS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Watchdog Devi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FT_WATCHDO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PIO_WATCHDO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ILINX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IIRAVE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DENCE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UNXI_WATCHDOG=y</text:p>
          </table:table-cell>
          <table:table-cell/>
          <table:table-cell office:value-type="string" calcext:value-type="string">
            <text:p>CONFIG_SUNXI_WATCHDO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X63XX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N_A21_WD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-based Watchdog Card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PC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Watchdog Pretimeout Governo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ATCHDOG_PRETIMEOUT_GO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SB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onics Silicon Backplan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CMA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function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CT8945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37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37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IC_ADP55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AT287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TMEL_FLEXC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TMEL_HLC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BCM590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BD9571MW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C100=y</text:p>
          </table:table-cell>
          <table:table-cell/>
          <table:table-cell office:value-type="string" calcext:value-type="string">
            <text:p>CONFIG_MFD_AC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AXP20X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XP20X_I2C=y</text:p>
          </table:table-cell>
          <table:table-cell/>
          <table:table-cell office:value-type="string" calcext:value-type="string">
            <text:p>CONFIG_MFD_AXP20X_I2C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XP20X_RSB=y</text:p>
          </table:table-cell>
          <table:table-cell/>
          <table:table-cell office:value-type="string" calcext:value-type="string">
            <text:p>CONFIG_MFD_AXP20X_R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CROS_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I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IC_DA90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2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2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LN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C13XXX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C13XX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HI6421_PM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PASI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I2CP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KEMP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6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145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8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AX899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T63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ENF21BM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ZX_PC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CPC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VIPERBO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ET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CF506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M8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T50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TSX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C5T5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K8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N5T6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EC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I476X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M5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KY814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M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BX50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TMP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SUN6I_PR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SYSC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AM335X_TSCA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P39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P87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ALMA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105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5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0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0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21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P87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P875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2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86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2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2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8003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WL403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WL604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L1273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M35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358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M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7L66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6387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6393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RIZONA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RIZONA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4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1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1X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50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99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=y</text:p>
          </table:table-cell>
          <table:table-cell/>
          <table:table-cell office:value-type="string" calcext:value-type="string">
            <text:p>CONFIG_REGULATO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_FIXED_VOLTAGE=y</text:p>
          </table:table-cell>
          <table:table-cell/>
          <table:table-cell office:value-type="string" calcext:value-type="string">
            <text:p>CONFIG_REGULATOR_FIXED_VOLTA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VIRTUAL_CONSU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USERSPACE_CONSU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CT88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D539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NAT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_AXP20X=y</text:p>
          </table:table-cell>
          <table:table-cell/>
          <table:table-cell office:value-type="string" calcext:value-type="string">
            <text:p>CONFIG_REGULATOR_AXP20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A92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A92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FAN53555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EGULATOR_GPIO=y</text:p>
          </table:table-cell>
          <table:table-cell/>
          <table:table-cell office:value-type="string" calcext:value-type="string">
            <text:p>CONFIG_REGULATOR_GP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ISL9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ISL6271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39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39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872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87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TC358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TC367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MAX15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MAX86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6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9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9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T63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FUZE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516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23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0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1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2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VCTR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C_CORE=y</text:p>
          </table:table-cell>
          <table:table-cell/>
          <table:table-cell office:value-type="string" calcext:value-type="string">
            <text:p>CONFIG_RC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_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_DECOD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I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NEC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RC5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RC6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JVC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ONY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ANYO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HARP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MCE_KBD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XMP_DECODER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C_DEVICES=y</text:p>
          </table:table-cell>
          <table:table-cell/>
          <table:table-cell office:value-type="string" calcext:value-type="string">
            <text:p>CONFIG_RC_DEVIC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_ATI_REMO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HIX5HD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MCE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REDRAT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TREAMZ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GORPLUG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GUAN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TTUSB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_LOOPB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GPIO_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R_SUNXI=y</text:p>
          </table:table-cell>
          <table:table-cell/>
          <table:table-cell office:value-type="string" calcext:value-type="string">
            <text:p>CONFIG_IR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EDIA_SUPPORT=y</text:p>
          </table:table-cell>
          <table:table-cell/>
          <table:table-cell office:value-type="string" calcext:value-type="string">
            <text:p>CONFIG_MEDIA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media cor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CAMERA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ANALOG_TV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DIGITAL_TV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RADIO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SDR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CEC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DEO_ADV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DEO_FIXED_MINOR_RANG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TPCI_EEPR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edia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DIA_USB_SUPPOR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upported MMC/SDIO adap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YPRESS_FIRMWAR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edia ancillary drivers (tuners, sensors, i2c, spi, frontends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ustomise DVB Fronte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ools to develop new fronte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raphic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MX_IPUV3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=y</text:p>
          </table:table-cell>
          <table:table-cell/>
          <table:table-cell office:value-type="string" calcext:value-type="string">
            <text:p>CONFIG_D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DP_AUX_CHAR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DEBUG_M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FB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FBDEV_EMU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FBDEV_OVERALLOC=1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OAD_EDID_FIRMWA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GEM_CMA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CMA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encoder or helper chip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CH70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SIL1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NXP_TDA998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HDL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ALI_DISP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CP (Audio CoProcessor) Configur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VGE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EXYNO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UD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RMAD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RCAR_DW_HD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_SUN4I=y</text:p>
          </table:table-cell>
          <table:table-cell/>
          <table:table-cell office:value-type="string" calcext:value-type="string">
            <text:p>CONFIG_DRM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4I_HD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UN4I_HDMI_C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4I_BACK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8I_MIX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O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LC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FSL_D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PAN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isplay Panel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SAMSUNG_LD904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LG_LG45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SAMSUNG_S6E8AA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BRID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PANEL_BRID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isplay Interface Bridg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NALOGIX_ANX78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_DUMB_VGA_DAC=y</text:p>
          </table:table-cell>
          <table:table-cell/>
          <table:table-cell office:value-type="string" calcext:value-type="string">
            <text:p>CONFIG_DRM_DUMB_VGA_DA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VDS_EN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EGACHIPS_STDPXXXX_GE_B850V3_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NXP_PTN34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RADE_PS86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IL_SII8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II90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OSHIBA_TC35876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_TFP4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ADV75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RCPG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XSF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NYD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L1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EGAC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IB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rame buffer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IRMWARE_ED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M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NOTIF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D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OOT_VESA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FILLREC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COPYARE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IMAGEBL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CFB_REV_PIXELS_IN_BY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FILLREC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COPYARE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IMAGEBL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PROVIDE_GET_FB_UNMAPPED_AR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B_FOREIGN_END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B_SYS_FO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DEFERRED_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VGA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ACMOD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ACK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ODE_HELPE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TILEBLIT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rame buffer hardwar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OPEN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1D13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MSCUF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UD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IBM_GXT4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VIRTU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ETRONOM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ROADSHE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AUO_K19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FB_SIMPLE=y</text:p>
          </table:table-cell>
          <table:table-cell/>
          <table:table-cell office:value-type="string" calcext:value-type="string">
            <text:p>CONFIG_FB_SIMP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SD13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ACKLIGHT_LCD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GASTA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IDEOMODE_HELP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D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sole display driver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UMMY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AMEBUFFER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AMEBUFFER_CONSOLE_DETECT_PRIMAR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RAMEBUFFER_CONSOLE_ROT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O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OUND=y</text:p>
          </table:table-cell>
          <table:table-cell/>
          <table:table-cell office:value-type="string" calcext:value-type="string">
            <text:p>CONFIG_SOU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UND_OSS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=y</text:p>
          </table:table-cell>
          <table:table-cell/>
          <table:table-cell office:value-type="string" calcext:value-type="string">
            <text:p>CONFIG_S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DMAENGINE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JA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JACK_INPUT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OSSEMU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CM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HR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YNAMIC_MINO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UPPORT_OLD_A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ROC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VERBOSE_PROC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VERBOSE_PRINT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EBU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EQUENC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OPL3_LIB_S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OPL4_LIB_S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DRIV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UMM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AL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MTPA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ERIAL_U165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MPU4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HD-Audio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HDA_PREALLOC_SIZE=64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A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U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AUD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UA1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CAIA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6FI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HIF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BCD2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PO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PODH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TONE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VARI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_SOC=y</text:p>
          </table:table-cell>
          <table:table-cell/>
          <table:table-cell office:value-type="string" calcext:value-type="string">
            <text:p>CONFIG_SND_SO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OC_GENERIC_DMAENGINE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MD_A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ATMEL_S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ESIGNWARE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oC Audio for Freescale CPU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mmon SoC Audio options for Freescale CPUs: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AS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A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PD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ESA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IMX_AUD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I2S_HI6210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IM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TMicroelectronics STM32 SOC audio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lwinner SoC Audio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_SUN4I_CODEC=y</text:p>
          </table:table-cell>
          <table:table-cell/>
          <table:table-cell office:value-type="string" calcext:value-type="string">
            <text:p>CONFIG_SND_SUN4I_CODE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8I_COD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8I_CODEC_ANAL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4I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4I_SPD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XTFPGA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X_TD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OC_I2C_AND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DE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C97_COD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6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61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70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1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5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6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53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LC56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BT_SC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1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XX8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3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3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53L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DIO21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ES713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1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28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28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GTM6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INNO_RK30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5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9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SM8916_WCD_DIGIT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6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79X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79X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3168A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3168A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512x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512x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1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77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GTL5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IRF_AUDIO_CODE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P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2602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2602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456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A32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A3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I_SA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25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0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71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7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FA987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23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23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31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S3A227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2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5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7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7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804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804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6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7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8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ZX_AUD96P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5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8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82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PA6130A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IMPLE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IMPLE_SCU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AUDIO_GRAPH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AUDIO_GRAPH_SCU_CARD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BATTERY_STRENGT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RAW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H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GENERIC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pecial HID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A4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CCU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CRU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APPL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PPLEI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S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URE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BELKI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BETOP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HERR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HICON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CORSAI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RODI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CMED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Y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DRAGONRI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MS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LEC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L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EZKE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EMBI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FR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HOL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T683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KEY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KY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UCLOG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ALTO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YRA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ICAD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IT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WINH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KENSINGT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CPOW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ENOV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LOGI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OGITECH_HIDP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TECH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RUMBLEPAD2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G940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WHEELS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AGICMOU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AYFL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MICROSOF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MONTERE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ULTI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N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NTRI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OR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ANTHERLO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ENMOU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ETALYN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ICOL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LANTRONIC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RIMA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ETROD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OCCA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AI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AMSU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ON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PEEDLIN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TEELSERI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UN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M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REENAS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MARTJOY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IV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OPSE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HING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HRUSTMAST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UDRAW_PS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AC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IIMO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XINM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ZERO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ZYDACR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ENSOR_HUB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LP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HI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HIDDEV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2C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2C_H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OHCI_LITTLE_ENDIA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COM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ARCH_HAS_HCD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=y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ANNOUNCE_NEW_DEVICE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iscellaneous USB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DEFAULT_PERSIS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DYNAMIC_MINO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T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TG_WHITELI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LEDS_TRIGGER_USBP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WUSB_CBAF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Host Controller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67X00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XHCI_HCD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EHCI_HCD=y</text:p>
          </table:table-cell>
          <table:table-cell/>
          <table:table-cell office:value-type="string" calcext:value-type="string">
            <text:p>CONFIG_USB_EHCI_HC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EHCI_ROOT_HUB_T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EHCI_TT_NEWSCHED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EHCI_HCD_PLATFORM=y</text:p>
          </table:table-cell>
          <table:table-cell/>
          <table:table-cell office:value-type="string" calcext:value-type="string">
            <text:p>CONFIG_USB_EHCI_HCD_PLATFOR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XU210HP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16X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362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OTG210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AX3421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OHCI_HCD=y</text:p>
          </table:table-cell>
          <table:table-cell/>
          <table:table-cell office:value-type="string" calcext:value-type="string">
            <text:p>CONFIG_USB_OHCI_HCD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OHCI_HCD_PLATFORM=y</text:p>
          </table:table-cell>
          <table:table-cell/>
          <table:table-cell office:value-type="string" calcext:value-type="string">
            <text:p>CONFIG_USB_OHCI_HCD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L811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8A66597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CD_TEST_MOD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Device Clas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PRIN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WD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OTE: USB_STORAGE depends on SCSI but BLK_DEV_SD ma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so be needed; see USB_STORAGE Help for more info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TOR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Imaging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DC8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ICRO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IP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MUSB_HDRC=y</text:p>
          </table:table-cell>
          <table:table-cell/>
          <table:table-cell office:value-type="string" calcext:value-type="string">
            <text:p>CONFIG_USB_MUSB_HDR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USB_HO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USB_GADG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MUSB_DUAL_R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latform Glue Lay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MUSB_SUNXI=y</text:p>
          </table:table-cell>
          <table:table-cell/>
          <table:table-cell office:value-type="string" calcext:value-type="string">
            <text:p>CONFIG_USB_MUSB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SB DMA mod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USB_PIO_ONL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DW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DWC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HIPID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76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ort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Miscellaneou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MI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MI2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DUT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EVSE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IO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EGOTOW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YPRESS_CY7C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YTHE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DMOU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FTDI_E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PPLEDISP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ISUSBV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RANCEVIBRA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OWARRI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HSET_TEST_FIXTU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SIGHT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YURE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ZUSB_FX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UB_USB251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SIC_USB35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SIC_USB46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INK_LAYER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Physical Lay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PHY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OP_USB_XCEIV=y</text:p>
          </table:table-cell>
          <table:table-cell/>
          <table:table-cell office:value-type="string" calcext:value-type="string">
            <text:p>CONFIG_NOP_USB_XCEI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M335X_PHY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GPIO_V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SP13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UL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GADGET=y</text:p>
          </table:table-cell>
          <table:table-cell/>
          <table:table-cell office:value-type="string" calcext:value-type="string">
            <text:p>CONFIG_USB_GADGE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DEBUG_FIL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DEBUG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GADGET_VBUS_DRAW=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GADGET_STORAGE_NUM_BUFFERS=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eripheral Controll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USB3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OTG210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R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R8A665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PXA27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V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V_U3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SNP_UDC_PLA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665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BDC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NET22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XILIN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DUMMY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ONFIG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ower Delivery and Type-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YPEC_UCS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LED_TRI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ULPI_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WB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MMC=y</text:p>
          </table:table-cell>
          <table:table-cell/>
          <table:table-cell office:value-type="string" calcext:value-type="string">
            <text:p>CONFIG_MM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RSEQ_EMM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RSEQ_SIMP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C_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C_BLOCK_MINOR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DIO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MC/SD/SDIO Host Controll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SDH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D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VUB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USH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USDHI6ROL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MC_SUNXI=y</text:p>
          </table:table-cell>
          <table:table-cell/>
          <table:table-cell office:value-type="string" calcext:value-type="string">
            <text:p>CONFIG_MMC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MT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MSTI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W_LEDS=y</text:p>
          </table:table-cell>
          <table:table-cell/>
          <table:table-cell office:value-type="string" calcext:value-type="string">
            <text:p>CONFIG_NEW_LEDS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CLASS=y</text:p>
          </table:table-cell>
          <table:table-cell/>
          <table:table-cell office:value-type="string" calcext:value-type="string">
            <text:p>CONFIG_LEDS_CLA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CLASS_FLA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RIGHTNESS_HW_CHANG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CM632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CM635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5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PCA95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GPIO=y</text:p>
          </table:table-cell>
          <table:table-cell/>
          <table:table-cell office:value-type="string" calcext:value-type="string">
            <text:p>CONFIG_LEDS_GP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394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39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85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8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PCA955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PCA96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DAC124S0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REGULA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D28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T35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CA65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LC591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55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IS31FL31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IS31FL32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driver for blink(1) USB RGB LED is under Special HID drivers (HID_THINGM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LINK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U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Trigg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S=y</text:p>
          </table:table-cell>
          <table:table-cell/>
          <table:table-cell office:value-type="string" calcext:value-type="string">
            <text:p>CONFIG_LEDS_TRIGG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ONESHO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DIS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_HEARTBEAT=y</text:p>
          </table:table-cell>
          <table:table-cell/>
          <table:table-cell office:value-type="string" calcext:value-type="string">
            <text:p>CONFIG_LEDS_TRIGGER_HEARTBEA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BACK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CP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_DEFAULT_ON=y</text:p>
          </table:table-cell>
          <table:table-cell/>
          <table:table-cell office:value-type="string" calcext:value-type="string">
            <text:p>CONFIG_LEDS_TRIGGER_DEFAULT_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ptables trigger is under Netfilter config (LED target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TRANSIE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CAMER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PAN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CCESSIBILIT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DAC_ATOMIC_SCRU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DAC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LIB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TC_CLASS=y</text:p>
          </table:table-cell>
          <table:table-cell/>
          <table:table-cell office:value-type="string" calcext:value-type="string">
            <text:p>CONFIG_RTC_CLA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HCTOS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HCTOSYS_DEVICE="rtc0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SYSTOH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SYSTOHC_DEVICE="rtc0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NV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RTC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RTC_INTF_SYSFS is not set</text:p>
          </table:table-cell>
          <table:table-cell/>
          <table:table-cell office:value-type="string" calcext:value-type="string">
            <text:p># CONFIG_RTC_INTF_SYS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RTC_INTF_PROC is not set</text:p>
          </table:table-cell>
          <table:table-cell/>
          <table:table-cell office:value-type="string" calcext:value-type="string">
            <text:p># CONFIG_RTC_INTF_PR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INTF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INTF_DEV_UIE_EMU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RT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ABB5ZES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ABX8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TC_DRV_AC100=y</text:p>
          </table:table-cell>
          <table:table-cell/>
          <table:table-cell office:value-type="string" calcext:value-type="string">
            <text:p>CONFIG_RTC_DRV_AC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67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HYM85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AX69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S5C37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ISL12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ISL120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X12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85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0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BQ32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S35390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FM3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5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0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EM30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V88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RT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9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4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AX691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97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45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61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S5C34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AX69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21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CP79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I2C_AND_SPI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PI and I2C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32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21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V3029C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latform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CMOS is not set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# CONFIG_RTC_DRV_DS12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5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55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685_FAMIL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7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24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STK17TA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5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SM62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BQ4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P5C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V30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ZYNQM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on-CPU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DRV_SUN6I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TC_DRV_SUNXI=y</text:p>
          </table:table-cell>
          <table:table-cell/>
          <table:table-cell office:value-type="string" calcext:value-type="string">
            <text:p>CONFIG_RTC_DRV_SUNX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FTRTC0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SNV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7301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ensor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HID_SENSOR_TIM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ADEVICES=y</text:p>
          </table:table-cell>
          <table:table-cell/>
          <table:table-cell office:value-type="string" calcext:value-type="string">
            <text:p>CONFIG_DMADEVIC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DEVICES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ENGIN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VIRTUAL_CHANNE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TERA_MSG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SUN4I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A_SUN6I=y</text:p>
          </table:table-cell>
          <table:table-cell/>
          <table:table-cell office:value-type="string" calcext:value-type="string">
            <text:p>CONFIG_DMA_SUN6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L_E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TEL_IDMA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BPFAXI_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COM_HIDMA_MGM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COM_HI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W_DM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 Clien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YNC_TX_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TES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BUF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YNC_FIL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W_SYN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XDISPLA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_DRIVER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Virtio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IO_MMIO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icrosoft Hyper-V guest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YPERV_TSCPA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G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OLDF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ROME_PLATFORM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LKDEV_LOOKU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CLK_PREPA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OMMON_CLK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mmon Clock Framework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K_HSD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35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DCE7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DCE9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S2000_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K_QORI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N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X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IC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VC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XI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4I_A10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5I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6I_A31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23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33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83T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H3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V3S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UN8I_DE2_CC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R40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9I_A80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R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SPINLOCK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lock Sour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IMER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IMER_PROB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LKSRC_MM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4I_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5I_HS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ARCH_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ARCH_TIMER_EVTSTREA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TIMER_SP8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MEL_P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CM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MTU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TM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M_TIMER_S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ILBOX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IOMMU_SUPPORT is not set</text:p>
          </table:table-cell>
          <table:table-cell/>
          <table:table-cell office:value-type="string" calcext:value-type="string">
            <text:p># CONFIG_IOMMU_SUPPOR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emotepr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MOTEPRO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pmsg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OC (System On Chip) specifi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mlogic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Broadcom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C_BRCMST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.MX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Qualcomm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XI_SRA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C_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M_DEVFREQ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EXTCON=y</text:p>
          </table:table-cell>
          <table:table-cell/>
          <table:table-cell office:value-type="string" calcext:value-type="string">
            <text:p>CONFIG_EXTCON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Extcon Devi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ADC_JAC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AXP28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MAX33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RT8973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SM55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USB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MORY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IIO=y</text:p>
          </table:table-cell>
          <table:table-cell/>
          <table:table-cell office:value-type="string" calcext:value-type="string">
            <text:p>CONFIG_I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BUFF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CONFIG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TRIGG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W_DEVI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W_TRIGGER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ccelerome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L34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L34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A1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A2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ACCE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A2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A3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0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0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ACCEL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XSD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XCJK101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323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45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45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6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84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95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955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XC40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XC625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A3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K83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K8BA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nalog to digital conver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6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9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47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6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8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9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9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XP20X_ADC=y</text:p>
          </table:table-cell>
          <table:table-cell/>
          <table:table-cell office:value-type="string" calcext:value-type="string">
            <text:p>CONFIG_AXP20X_AD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XP288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C10001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NVELOPE_DETEC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84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X7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A2XX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8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0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11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1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3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96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320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34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AU7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UN4I_GP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1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4S0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213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08S1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28S0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61S62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10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79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868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TLC45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F610_AD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mplifi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8366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hemical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LAS_PH_SENS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CS8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AQCO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Z89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ensor IIO Comm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SP Sensor Comm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SP_SENSORHU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un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to analog conver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0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3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3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4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4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92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93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624R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6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6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9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73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88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POT_DA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623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1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8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72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9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F610_D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IO dummy dri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requency Synthesizers DDS/P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lock Generator/Distribu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9523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hase-Locked Loop (PLL) frequency synthesiz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F435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gyroscop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0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13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1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2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RS4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G1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U3050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GYRO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TG320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ealth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eart Rate Monit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E4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E44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301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3010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umidity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M23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HT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DC100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TS2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TU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70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702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nertial measurement uni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4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4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I160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I160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MX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V_MPU6050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LSM6DS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ght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JD_S3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3320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PDS93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PDS99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H17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H17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21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2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3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6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66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P2AP020A00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SL290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SL290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L2912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JSA121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PR05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R5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44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PT30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122030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114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K33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CS34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CS34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SL25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L258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L45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5182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CNL4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EML607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L618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agnetometer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89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89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099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MAGN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MAGN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G31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C352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MAGN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HMC5843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HMC5843_SPI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ultiplex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MU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nclinometer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potentiome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S18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4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48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1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5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PL010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potentiosta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MP9100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essur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BP060M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P2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11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11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31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S56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S56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PRES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5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206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ZPA2326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ghtning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3935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oximity and distanc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IDAR_LITE_V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RF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X95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RF08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emperatur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IM_THERMOCOUP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LX906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00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00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YS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YS02D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WM=y</text:p>
          </table:table-cell>
          <table:table-cell/>
          <table:table-cell office:value-type="string" calcext:value-type="string">
            <text:p>CONFIG_PW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M_SYS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WM_FSL_FT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WM_PCA9685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WM_SUN4I=y</text:p>
          </table:table-cell>
          <table:table-cell/>
          <table:table-cell office:value-type="string" calcext:value-type="string">
            <text:p>CONFIG_PWM_SUN4I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ONFIG_IRQCHI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GI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GIC_MAX_NR=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PACK_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RESET_CONTROLL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ESET_CONTROLL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ATH7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BERLI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IMX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LANTI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LPC18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MES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PISTACH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SOCFPG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STM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SET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TI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ZYN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TEGRA_BP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HY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PHY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HY_SUN4I_USB=y</text:p>
          </table:table-cell>
          <table:table-cell/>
          <table:table-cell office:value-type="string" calcext:value-type="string">
            <text:p>CONFIG_PHY_SUN4I_USB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HY_SUN9I_USB=y</text:p>
          </table:table-cell>
          <table:table-cell/>
          <table:table-cell office:value-type="string" calcext:value-type="string">
            <text:p>CONFIG_PHY_SUN9I_U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_KONA_USB2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PXA_28NM_HS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PXA_28NM_USB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CPCAP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C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C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erformance monitor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PM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A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ndroid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NDRO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VMEM=y</text:p>
          </table:table-cell>
          <table:table-cell/>
          <table:table-cell office:value-type="string" calcext:value-type="string">
            <text:p>CONFIG_NVMEM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VMEM_SUNXI_SID=y</text:p>
          </table:table-cell>
          <table:table-cell/>
          <table:table-cell office:value-type="string" calcext:value-type="string">
            <text:p>CONFIG_NVMEM_SUNXI_SI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TEL_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P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SI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irmwar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PSCI_FW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PSCI_CHECK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IRMWARE_MEMM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W_CFG_SYS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M_SMCC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OOGLE_FIRMWAR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egra firmware dri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ile syste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CACHE_WORD_ACC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2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3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EXT4_FS=y</text:p>
          </table:table-cell>
          <table:table-cell/>
          <table:table-cell office:value-type="string" calcext:value-type="string">
            <text:p>CONFIG_EXT4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XT4_USE_FOR_EXT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FS_POSIX_AC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FS_SECURIT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ENCRYP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JBD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BD2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S_MBCACH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ISERF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FS2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TR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ILFS2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2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S_POSIX_AC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XPORT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PORTFS_BLOCK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ILE_LOCKIN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ANDATORY_FILE_LOCKIN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_ENCRYP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SNOTIF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NOTIF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INOTIFY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ANOTIF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UOT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UOTACT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TOFS4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USE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VERLAY_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ach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CACH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D-ROM/DVD Filesystem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O9660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DF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OS/FAT/NT Filesystem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AT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SDO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VFAT_FS=y</text:p>
          </table:table-cell>
          <table:table-cell/>
          <table:table-cell office:value-type="string" calcext:value-type="string">
            <text:p>CONFIG_VFAT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AT_DEFAULT_CODEPAGE=43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AT_DEFAULT_IOCHARSET="iso8859-1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AT_DEFAULT_UTF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TFS_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seudo filesyste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SYSCT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PAGE_MONI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ROC_CHILDRE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KERN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YSFS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TMPFS=y</text:p>
          </table:table-cell>
          <table:table-cell/>
          <table:table-cell office:value-type="string" calcext:value-type="string">
            <text:p>CONFIG_TMP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FS_POSIX_AC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FS_XATT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UGETLB_PA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NFIG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ISC_FILESYSTEM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RANG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CRYPT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FSPLU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AM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QUASH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X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INIX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M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NX4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NX6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OM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STO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YSV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WORK_FILESYSTEMS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FS=y</text:p>
          </table:table-cell>
          <table:table-cell/>
          <table:table-cell office:value-type="string" calcext:value-type="string">
            <text:p>CONFIG_NFS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V2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ONFIG_NFS_V3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V3_ACL=y</text:p>
          </table:table-cell>
          <table:table-cell/>
          <table:table-cell office:value-type="string" calcext:value-type="string">
            <text:p>CONFIG_NFS_V3_ACL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V4=y</text:p>
          </table:table-cell>
          <table:table-cell/>
          <table:table-cell office:value-type="string" calcext:value-type="string">
            <text:p>CONFIG_NFS_V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SW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V4_1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OOT_NFS=y</text:p>
          </table:table-cell>
          <table:table-cell/>
          <table:table-cell office:value-type="string" calcext:value-type="string">
            <text:p>CONFIG_ROOT_N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USE_LEGACY_DN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USE_KERNEL_DN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RACE_PERIO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OCK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OCKD_V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ACL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RP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RPC_G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UNRP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EPH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I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CP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DA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LS_DEFAULT="iso8859-1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LS_CODEPAGE_437=y</text:p>
          </table:table-cell>
          <table:table-cell/>
          <table:table-cell office:value-type="string" calcext:value-type="string">
            <text:p>CONFIG_NLS_CODEPAGE_437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7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9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9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9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9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8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ISO8859_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12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12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ASCII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LS_ISO8859_1=y</text:p>
          </table:table-cell>
          <table:table-cell/>
          <table:table-cell office:value-type="string" calcext:value-type="string">
            <text:p>CONFIG_NLS_ISO8859_1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KOI8_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KOI8_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ROM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ELT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ENTEUR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ROAT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YRILL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GAEL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GRE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ICELAN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INU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ROMAN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TURK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UTF8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Kernel hack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intk and dmesg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RINTK_TIME=y</text:p>
          </table:table-cell>
          <table:table-cell/>
          <table:table-cell office:value-type="string" calcext:value-type="string">
            <text:p>CONFIG_PRINTK_TIM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ONSOLE_LOGLEVEL_DEFAULT=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ESSAGE_LOGLEVEL_DEFAULT=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YNAMIC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mpile-time checks and compiler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NABLE_WARN_DEPRECAT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NABLE_MUST_CHECK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RAME_WARN=102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P_ASM_SYM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NUSED_SYMBOLS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EBUG_FS=y</text:p>
          </table:table-cell>
          <table:table-cell/>
          <table:table-cell office:value-type="string" calcext:value-type="string">
            <text:p>CONFIG_DEBUG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EADERS_CHEC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SECTION_MISMAT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CTION_MISMATCH_WARN_ONL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GIC_SYSR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KERNEL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emory Debugg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GE_EXTENS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GE_POISON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RODATA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LUB_DEBUG_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LUB_STA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EBUG_KMEMLEAK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DEBUG_VIRTU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MEMORY_INIT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ebug Lockups and Ha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NIC_ON_O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ANIC_ON_OOPS_VALUE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ANIC_TIMEOUT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HED_INF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TIMEKEEPIN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ock Debugging (spinlocks, mutexes, etc...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W_MUTEX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CKTR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RN_ALL_UNSEEDED_RAND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BUGVERBOSE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CU Debugg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ROVE_RC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ORTURE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CU_CPU_STALL_TIMEOUT=2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UNCTION_TRAC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UNCTION_GRAPH_TRAC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YNAMIC_FTRAC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YNAMIC_FTRACE_WITH_REG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TRACE_MCOUNT_RECOR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SYSCALL_TRACEPOINT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C_RECORDMCOUN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RACING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TR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API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untime Test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KDT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LIST_S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OMIC64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HEXDUM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TRING_HELPE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KSTRTO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PRINT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BITM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U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RHASHTAB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LK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SER_COP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BP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FIRMW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YSCT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DELA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TATIC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KMO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M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UG_ON_DATA_CORRUP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MPL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CH_KGD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CH_WANTS_UBSAN_NO_NU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BS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DEVMEM_IS_ALLOW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CT_DEVME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UNWIN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US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LL_INCLUDE="mach/debug-macro.S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UART_82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NCOMPRESS_INCLUDE="debug/uncompress.h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ID_IN_CONTEXTID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RESIGH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ecurity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KEY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ERSISTENT_KEYRING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IG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NCRYPTED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EY_DH_OPERATION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_DMESG_RESTRIC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HARDENED_USERCOPY_ALLOCA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ARDENED_USERCOP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TIC_USERMODEHELP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FAULT_SECURITY_D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FAULT_SECURITY="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rypto core or help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LGAP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LGAPI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AD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AD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BLKCIPH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BLKCIPH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AS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ASH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_DEFAULT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KCIPH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KP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COM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S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EC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_DISABLE_TEST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F128MU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NULL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NULL2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# CONFIG_CRYPTO_PCRYP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WORKQUEU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YPT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CRYPT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UTHEN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ES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uthenticated Encryption with Associate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C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C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HACHA20POLY1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QIV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ECHAINIV=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Block mod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T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ECB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RW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P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X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KEYWRA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ash mod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MA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MAC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X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VM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e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CRC32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C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CT10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POLY1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D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D5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ICHAEL_M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1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1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25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3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SHA1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SHA256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HA51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HA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GR1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WP51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iph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ES_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NUB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RC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BLOWF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MELL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ST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ST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FCRYP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KHAZA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ALSA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HACHA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RPE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WOFISH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mpress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FLA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8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4H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andom Number Gener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NSI_CP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_MENU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_HM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RBG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JITTERENTROPY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SKCIPH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AEA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W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V_FSL_CAAM_CRYPTO_API_DESC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RYPTO_DEV_SUN4I_SS=y</text:p>
          </table:table-cell>
          <table:table-cell/>
          <table:table-cell office:value-type="string" calcext:value-type="string">
            <text:p>CONFIG_CRYPTO_DEV_SUN4I_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V_SUN4I_SS_P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YMMETRIC_KEY_TYP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ertificates for signature check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YSTEM_BLACKLIST_KEYR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CRYPT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INARY_PRINTF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brary routin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BITREVER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CH_BITREVER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ATION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STRNCPY_FROM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STRNLEN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NET_UTI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PCI_IO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USE_CMPXCHG_LOCKRE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CCIT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1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T10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ITU_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3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32_SLICEBY8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LICEBY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ARWA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B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IBCRC3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DIT_ARCH_COMPAT_GENER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ANDOM32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ZLIB_INFLAT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ZO_DECOM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Z4_DECOM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X8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POWERP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IA6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AR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ARMTHUM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SPAR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BCJ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Z_DEC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GZI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BZI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M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XZ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ALLOCA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SSOCIATIVE_ARRA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IOME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IOPORT_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DM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NOOP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VIRT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PU_R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Q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LO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LOB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LATT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RD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D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RQ_PO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IBFD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OID_REGISTR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ON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8x8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8x1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G_SPL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G_POO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SG_CHAI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BIT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NG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UALIZATION is not set</text:p>
          </table:table-cell>
          <table:table-cell table:number-columns-repeated="1020"/>
        </table:table-row>
        <table:table-row table:style-name="ro1" table:number-rows-repeated="10447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n8i_a33_mb734.dts" table:style-name="ta1">
        <table:table-column table:style-name="co17" table:default-cell-style-name="ce47"/>
        <table:table-column table:style-name="co18" table:default-cell-style-name="ce54"/>
        <table:table-column table:style-name="co18" table:number-columns-repeated="13" table:default-cell-style-name="ce47"/>
        <table:table-column table:style-name="co18" table:default-cell-style-name="ce54"/>
        <table:table-column table:style-name="co18" table:number-columns-repeated="110" table:default-cell-style-name="ce47"/>
        <table:table-column table:style-name="co19" table:default-cell-style-name="ce47"/>
        <table:table-column table:style-name="co2" table:number-columns-repeated="897" table:default-cell-style-name="ce47"/>
        <table:table-row table:style-name="ro4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5"/>
          <table:table-cell/>
          <table:table-cell table:style-name="ce29" table:number-columns-repeated="839"/>
          <table:table-cell table:number-columns-repeated="63"/>
        </table:table-row>
        <table:table-row table:style-name="ro5" table:number-rows-repeated="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945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29" office:value-type="string" calcext:value-type="string">
            <text:p>axp22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office:value-type="string" calcext:value-type="string">
            <text:p>sun8i-reference-design-tablet.dtsi</text:p>
          </table:table-cell>
          <table:table-cell table:style-name="ce29" table:number-columns-repeated="843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keleton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70" office:value-type="string" calcext:value-type="string">
            <text:p>sun8i-a23-a3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70" office:value-type="string" calcext:value-type="string">
            <text:p>sun8i-a33.dtsi</text:p>
          </table:table-cell>
          <table:table-cell table:style-name="ce70" table:number-columns-repeated="9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69" office:value-type="string" calcext:value-type="string">
            <text:p>sun8i-a33-inet-d978-rev2.dts</text:p>
          </table:table-cell>
          <table:table-cell table:style-name="ce71" table:number-columns-repeated="10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49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#address-cells = &lt;1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#size-cells = &lt;1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chosen { }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aliases { }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interrupt-parent = &lt;&amp;gic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model = "INet-D978 Rev 02"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compatible = "primux,inet-d978-rev2", "allwinner,sun8i-a33"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memory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device_type = "memory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eg = &lt;0 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eg = &lt;0x40000000 0x8000000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hosen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simplefb_lcd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framebuffer@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imple-framebuffer",</text:p>
          </table:table-cell>
          <table:table-cell table:style-name="ce31" table:number-columns-repeated="24"/>
          <table:table-cell table:style-name="ce31" office:value-type="string" calcext:value-type="string">
            <text:p>"simple-framebuffer";</text:p>
          </table:table-cell>
          <table:table-cell table:style-name="ce31" table:number-columns-repeated="7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llwinner,pipeline = "de_be0-lcd0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LCD&gt;, &lt;&amp;ccu CLK_BUS_DE_BE&gt;,</text:p>
          </table:table-cell>
          <table:table-cell table:style-name="ce31" table:number-columns-repeated="34"/>
          <table:table-cell table:style-name="ce31" office:value-type="string" calcext:value-type="string">
            <text:p>&lt;&amp;ccu CLK_LCD_CH0&gt;, &lt;&amp;ccu CLK_DE_BE&gt;,</text:p>
          </table:table-cell>
          <table:table-cell table:style-name="ce31" table:number-columns-repeated="26"/>
          <table:table-cell table:style-name="ce31" office:value-type="string" calcext:value-type="string">
            <text:p>&lt;&amp;ccu CLK_DRAM_DE_BE&gt;, &lt;&amp;ccu CLK_DRC&gt;;</text:p>
          </table:table-cell>
          <table:table-cell table:style-name="ce31" table:number-columns-repeated="3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cc-lcd-supply = &lt;&amp;reg_dc1sw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stdout-path = "serial0:115200n8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/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/delete-property/stdout-path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aliase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serial0 = &amp;r_uart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5" office:value-type="string" calcext:value-type="string">
            <text:p>serial0 = &amp;uart1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timer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arm,armv7-timer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interrupts = &lt;GIC_PPI 13 (GIC_CPU_MASK_SIMPLE(4) | IRQ_TYPE_LEVEL_LOW)&gt;,</text:p>
          </table:table-cell>
          <table:table-cell table:style-name="ce31" table:number-columns-repeated="48"/>
          <table:table-cell table:style-name="ce31" office:value-type="string" calcext:value-type="string">
            <text:p>&lt;GIC_PPI 14 (GIC_CPU_MASK_SIMPLE(4) | IRQ_TYPE_LEVEL_LOW)&gt;,</text:p>
          </table:table-cell>
          <table:table-cell table:style-name="ce31" table:number-columns-repeated="5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7"/>
          <table:table-cell table:style-name="ce31" office:value-type="string" calcext:value-type="string">
            <text:p>&lt;GIC_PPI 11 (GIC_CPU_MASK_SIMPLE(4) | IRQ_TYPE_LEVEL_LOW)&gt;,</text:p>
          </table:table-cell>
          <table:table-cell table:style-name="ce31" table:number-columns-repeated="41"/>
          <table:table-cell table:style-name="ce31" office:value-type="string" calcext:value-type="string">
            <text:p>&lt;GIC_PPI 10 (GIC_CPU_MASK_SIMPLE(4) | IRQ_TYPE_LEVEL_LOW)&gt;;</text:p>
          </table:table-cell>
          <table:table-cell table:style-name="ce31" table:number-columns-repeated="5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lock-frequency = &lt;2400000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arm,cpu-registers-not-fw-configured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pu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enable-method = "allwinner,sun8i-a23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pu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pu@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CPUX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ooling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cpu-supply = &lt;&amp;reg_dcd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1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2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3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lock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osc24M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osc24M_clk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fixed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2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accuracy = &lt;5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osc24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ext_osc32k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ext_osc32k_clk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fixed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32768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accuracy = &lt;5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ext-osc32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soc@01c00000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simple-bus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dma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ma-controller@01c02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dma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2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5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M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M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dma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0f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f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0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0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0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0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mmc0_pins_a&gt;, &lt;&amp;mmc0_cd_pin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mmc-supply = &lt;&amp;reg_dcd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bus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d-gpios = &lt;&amp;pio 1 4 GPIO_ACTIVE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d-inverted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1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0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1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1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1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1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mmc1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mmc-supply = &lt;&amp;reg_dldo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bus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non-removable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 office:value-type="string" calcext:value-type="string">
            <text:p>rtl8723b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sdio_wifi@1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reg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11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1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2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2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2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2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nf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nand@01c03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na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3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NAND&gt;, &lt;&amp;ccu CLK_NAN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NAN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sb_otg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9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9000 0x0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OT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OT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names = "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extcon = &lt;&amp;usbphy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r_mode = "otg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m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sbphy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hy@01c19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USB_PHY0&gt;,</text:p>
          </table:table-cell>
          <table:table-cell table:style-name="ce31" table:number-columns-repeated="20"/>
          <table:table-cell table:style-name="ce31" office:value-type="string" calcext:value-type="string">
            <text:p>&lt;&amp;ccu CLK_USB_PHY1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usb0_phy",</text:p>
          </table:table-cell>
          <table:table-cell table:style-name="ce31" table:number-columns-repeated="15"/>
          <table:table-cell table:style-name="ce31" office:value-type="string" calcext:value-type="string">
            <text:p>"usb1_phy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USB_PHY0&gt;,</text:p>
          </table:table-cell>
          <table:table-cell table:style-name="ce31" table:number-columns-repeated="20"/>
          <table:table-cell table:style-name="ce31" office:value-type="string" calcext:value-type="string">
            <text:p>&lt;&amp;ccu RST_USB_PHY1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usb0_reset",</text:p>
          </table:table-cell>
          <table:table-cell table:style-name="ce31" table:number-columns-repeated="16"/>
          <table:table-cell table:style-name="ce31" office:value-type="string" calcext:value-type="string">
            <text:p><text:s/>"usb1_reset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phy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usb-ph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9400 0x14&gt;, &lt;0x01c1a800 0x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names = "phy_ctrl", "pmu1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usb0_id_detect_pin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id_det-gpio = &lt;&amp;pio 7 8 GPIO_ACTIVE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vbus_power-supply = &lt;&amp;usb_power_supply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vbus-supply = &lt;&amp;reg_drivevbu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ehci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a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ehci", "generic-ehci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a0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E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E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ohci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a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ohci", "generic-ohci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a4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OHCI&gt;, &lt;&amp;ccu CLK_USB_O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O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cu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lock@01c2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reset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cc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i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inctrl@01c20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PIO&gt;,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gpio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gpio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pinctrl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5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17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F2", "PF4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uart0_pins_b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0@1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B0", "PB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6", "PG7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_pins_cts_rt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1-cts-rts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8", "PG9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8" office:value-type="string" calcext:value-type="string">
            <text:p>nand-base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7" office:value-type="string" calcext:value-type="string">
            <text:p>pins = "PC0", "PC1", "PC2", "PC5",</text:p>
          </table:table-cell>
          <table:table-cell table:style-name="ce87" table:number-columns-repeated="19"/>
          <table:table-cell table:style-name="ce87" office:value-type="string" calcext:value-type="string">
            <text:p>"PC8", "PC9", "PC10", "PC11",</text:p>
          </table:table-cell>
          <table:table-cell table:style-name="ce87" table:number-columns-repeated="16"/>
          <table:table-cell table:style-name="ce87" office:value-type="string" calcext:value-type="string">
            <text:p>"PC12", "PC13", "PC14", "PC15";</text:p>
          </table:table-cell>
          <table:table-cell table:style-name="ce87" table:number-columns-repeated="17"/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54"/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cs0_pins_a</text:p>
          </table:table-cell>
          <table:table-cell table:style-name="ce87" table:number-columns-repeated="13"/>
          <table:table-cell table:style-name="ce83"/>
          <table:table-cell table:style-name="ce87"/>
          <table:table-cell table:style-name="ce98" office:value-type="string" calcext:value-type="string">
            <text:p>nand-cs@0</text:p>
          </table:table-cell>
          <table:table-cell table:style-name="ce87" table:number-columns-repeated="9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pins = "PC4";</text:p>
          </table:table-cell>
          <table:table-cell table:style-name="ce87" table:number-columns-repeated="8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8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rb0_pins_a</text:p>
          </table:table-cell>
          <table:table-cell table:style-name="ce87" table:number-columns-repeated="13"/>
          <table:table-cell table:style-name="ce83"/>
          <table:table-cell table:style-name="ce87"/>
          <table:table-cell table:style-name="ce98" office:value-type="string" calcext:value-type="string">
            <text:p>nand-rb@0</text:p>
          </table:table-cell>
          <table:table-cell table:style-name="ce87" table:number-columns-repeated="6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pins = "PC6";</text:p>
          </table:table-cell>
          <table:table-cell table:style-name="ce87" table:number-columns-repeated="5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5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F0", "PF1", "PF2",</text:p>
          </table:table-cell>
          <table:table-cell table:style-name="ce31" table:number-columns-repeated="14"/>
          <table:table-cell table:style-name="ce31" office:value-type="string" calcext:value-type="string">
            <text:p>"PF3", "PF4", "PF5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mmc0_cd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0_cd_pin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<text:s/></text:p>
          </table:table-cell>
          <table:table-cell table:style-name="ce31" table:number-columns-repeated="19"/>
          <table:table-cell table:style-name="ce88" office:value-type="string" calcext:value-type="string">
            <text:p>allwinner,pins = "PB4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function = "gpio_in";</text:p>
          </table:table-cell>
          <table:table-cell table:style-name="ce31" table:number-columns-repeated="19"/>
          <table:table-cell table:style-name="ce88" office:value-type="string" calcext:value-type="string">
            <text:p>allwinner,function = "gpio_in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/>
          <table:table-cell table:style-name="ce31" table:number-columns-repeated="19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bias-pull-up;</text:p>
          </table:table-cell>
          <table:table-cell table:style-name="ce31" table:number-columns-repeated="19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0", "PG1", "PG2",</text:p>
          </table:table-cell>
          <table:table-cell table:style-name="ce31" table:number-columns-repeated="15"/>
          <table:table-cell table:style-name="ce31" office:value-type="string" calcext:value-type="string">
            <text:p>"PG3", "PG4", "PG5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bias-pull-up;</text:p>
          </table:table-cell>
          <table:table-cell table:style-name="ce31" table:number-columns-repeated="19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2_8bit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2_8bit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C5", "PC6", "PC8",</text:p>
          </table:table-cell>
          <table:table-cell table:style-name="ce31" table:number-columns-repeated="15"/>
          <table:table-cell table:style-name="ce31" office:value-type="string" calcext:value-type="string">
            <text:p>"PC9", "PC10", "PC11",</text:p>
          </table:table-cell>
          <table:table-cell table:style-name="ce31" table:number-columns-repeated="13"/>
          <table:table-cell table:style-name="ce31" office:value-type="string" calcext:value-type="string">
            <text:p>"PC12", "PC13", "PC14",</text:p>
          </table:table-cell>
          <table:table-cell table:style-name="ce31" table:number-columns-repeated="13"/>
          <table:table-cell table:style-name="ce31" office:value-type="string" calcext:value-type="string">
            <text:p>"PC15", "PC16";</text:p>
          </table:table-cell>
          <table:table-cell table:style-name="ce31" table:number-columns-repeated="5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2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wm0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wm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pwm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2", "PH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4", "PH5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2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2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E12", "PE1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2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lcd_rgb666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lcd-rgb666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D2", "PD3", "PD4", "PD5", "PD6", "PD7",</text:p>
          </table:table-cell>
          <table:table-cell table:style-name="ce31" table:number-columns-repeated="27"/>
          <table:table-cell table:style-name="ce31" office:value-type="string" calcext:value-type="string">
            <text:p>"PD10", "PD11", "PD12", "PD13", "PD14", "PD15",</text:p>
          </table:table-cell>
          <table:table-cell table:style-name="ce31" table:number-columns-repeated="27"/>
          <table:table-cell table:style-name="ce31" office:value-type="string" calcext:value-type="string">
            <text:p>"PD18", "PD19", "PD20", "PD21", "PD22", "PD23",</text:p>
          </table:table-cell>
          <table:table-cell table:style-name="ce31" table:number-columns-repeated="27"/>
          <table:table-cell table:style-name="ce31" office:value-type="string" calcext:value-type="string">
            <text:p>"PD24", "PD25", "PD26", "PD27";</text:p>
          </table:table-cell>
          <table:table-cell table:style-name="ce31" table:number-columns-repeated="1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lcd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ahci_pwr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ahci_pwr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B8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0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0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B9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1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1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6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2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2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3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4" office:value-type="string" calcext:value-type="string">
            <text:p>bl_en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bl_en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6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in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ts_power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ts_power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pins = "PH1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ins = "PH1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function = "gpio_out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function = "gpio_out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 table:number-columns-repeated="3"/>
          <table:table-cell table:style-name="ce31" table:number-columns-repeated="18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 table:number-columns-repeated="3"/>
          <table:table-cell table:style-name="ce31" table:number-columns-repeated="18"/>
          <table:table-cell table:style-name="ce88" office:value-type="string" calcext:value-type="string">
            <text:p>allwinner,pull = &lt;SUN4I_PINCTRL_NO_PULL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usb0_id_detect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id_detect_pin@0</text:p>
          </table:table-cell>
          <table:table-cell table:style-name="ce88" table:number-columns-repeated="2"/>
          <table:table-cell table:style-name="ce31" table:number-columns-repeated="18"/>
          <table:table-cell table:style-name="ce88"/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pins = "PH8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ins = "PH8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function = "gpio_in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function = "gpio_in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/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bias-pull-up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timer@01c20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timer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c00 0xa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8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19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wdt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watchdog@01c20ca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wd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ca0 0x2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wm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wm@01c21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pw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1400 0x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pwm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pwm0_pin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lrad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lradc@01c22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lradc-key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8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ref-supply = &lt;&amp;reg_vcc3v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button@20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abel = "Volume Up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inux,code = &lt;KEY_VOLUMEUP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hannel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voltage = &lt;2000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button@40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abel = "Volume Down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inux,code = &lt;KEY_VOLUMEDOWN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hannel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voltage = &lt;4000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6&gt;, &lt;&amp;dma 6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7&gt;, &lt;&amp;dma 7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pinctrl-0 = &lt;&amp;uart1_pins_a&gt;,</text:p>
          </table:table-cell>
          <table:table-cell table:style-name="ce31" table:number-columns-repeated="15"/>
          <table:table-cell table:style-name="ce95" office:value-type="string" calcext:value-type="string">
            <text:p>&lt;&amp;uart1_pins_cts_rts_a&gt;;</text:p>
          </table:table-cell>
          <table:table-cell table:style-name="Default"/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8&gt;, &lt;&amp;dma 8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3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9&gt;, &lt;&amp;dma 9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4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9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9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10&gt;, &lt;&amp;dma 1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a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a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i2c0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4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touchscreen</text:p>
          </table:table-cell>
          <table:table-cell table:style-name="ce31" table:number-columns-repeated="7"/>
          <table:table-cell table:style-name="ce88" office:value-type="string" calcext:value-type="string">
            <text:p>gsl1680</text:p>
          </table:table-cell>
          <table:table-cell table:style-name="ce31" table:number-columns-repeated="5"/>
          <table:table-cell table:style-name="ce82"/>
          <table:table-cell table:style-name="ce31"/>
          <table:table-cell table:style-name="ce94" office:value-type="string" calcext:value-type="string">
            <text:p>touchscreen@0</text:p>
          </table:table-cell>
          <table:table-cell table:style-name="ce31" table:number-columns-repeated="10"/>
          <table:table-cell table:style-name="ce99" office:value-type="string" calcext:value-type="string">
            <text:p>touchscreen@40</text:p>
          </table:table-cell>
          <table:table-cell table:style-name="ce31" table:number-columns-repeated="8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8" office:value-type="string" calcext:value-type="string">
            <text:p>compatible = "silead,gsl168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8" office:value-type="string" calcext:value-type="string">
            <text:p>reg = &lt;0x4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parent = &lt;&amp;pio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s = &lt;1 5 IRQ_TYPE_EDGE_FALLING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ctrl-0 = &lt;&amp;ts_power_pin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ower-gpios = &lt;&amp;pio 7 1 GPIO_ACTIVE_HIGH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status = "disabled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b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b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i2c1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b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b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ali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gpu@1c4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mali",</text:p>
          </table:table-cell>
          <table:table-cell table:style-name="ce31" table:number-columns-repeated="21"/>
          <table:table-cell table:style-name="ce31" office:value-type="string" calcext:value-type="string">
            <text:p>"allwinner,sun7i-a20-mali", "arm,mali-400";</text:p>
          </table:table-cell>
          <table:table-cell table:style-name="ce31" table:number-columns-repeated="7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40000 0x1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7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98 IRQ_TYPE_LEVEL_HIGH&gt;,</text:p>
          </table:table-cell>
          <table:table-cell table:style-name="ce31" table:number-columns-repeated="23"/>
          <table:table-cell table:style-name="ce31" office:value-type="string" calcext:value-type="string">
            <text:p>&lt;GIC_SPI 99 IRQ_TYPE_LEVEL_HIGH&gt;,</text:p>
          </table:table-cell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8"/>
          <table:table-cell table:style-name="ce31" office:value-type="string" calcext:value-type="string">
            <text:p>&lt;GIC_SPI 100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2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3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1 IRQ_TYPE_LEVEL_HIGH&gt;;</text:p>
          </table:table-cell>
          <table:table-cell table:style-name="ce31" table:number-columns-repeated="1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names = "gp",</text:p>
          </table:table-cell>
          <table:table-cell table:style-name="ce31" table:number-columns-repeated="12"/>
          <table:table-cell table:style-name="ce31" office:value-type="string" calcext:value-type="string">
            <text:p>"gpmmu",</text:p>
          </table:table-cell>
          <table:table-cell table:style-name="ce31" table:number-columns-repeated="5"/>
          <table:table-cell table:style-name="ce31" office:value-type="string" calcext:value-type="string">
            <text:p>"pp0",</text:p>
          </table:table-cell>
          <table:table-cell table:style-name="ce31" table:number-columns-repeated="3"/>
          <table:table-cell table:style-name="ce31" office:value-type="string" calcext:value-type="string">
            <text:p>"ppmmu0",</text:p>
          </table:table-cell>
          <table:table-cell table:style-name="ce31" table:number-columns-repeated="6"/>
          <table:table-cell table:style-name="ce31" office:value-type="string" calcext:value-type="string">
            <text:p>"pp1",</text:p>
          </table:table-cell>
          <table:table-cell table:style-name="ce31" table:number-columns-repeated="3"/>
          <table:table-cell table:style-name="ce31" office:value-type="string" calcext:value-type="string">
            <text:p>"ppmmu1",</text:p>
          </table:table-cell>
          <table:table-cell table:style-name="ce31" table:number-columns-repeated="6"/>
          <table:table-cell table:style-name="ce31" office:value-type="string" calcext:value-type="string">
            <text:p>"pmu";</text:p>
          </table:table-cell>
          <table:table-cell table:style-name="ce31" table:number-columns-repeated="5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GPU&gt;, &lt;&amp;ccu CLK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bus", "core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ooling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8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mali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gi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nterrupt-controller@01c81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-gic", "arm,cortex-a15-gi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81000 0x1000&gt;,</text:p>
          </table:table-cell>
          <table:table-cell table:style-name="ce31" table:number-columns-repeated="16"/>
          <table:table-cell table:style-name="ce31" office:value-type="string" calcext:value-type="string">
            <text:p>&lt;0x01c82000 0x2000&gt;,</text:p>
          </table:table-cell>
          <table:table-cell table:style-name="ce31" table:number-columns-repeated="13"/>
          <table:table-cell table:style-name="ce31" office:value-type="string" calcext:value-type="string">
            <text:p>&lt;0x01c84000 0x2000&gt;,</text:p>
          </table:table-cell>
          <table:table-cell table:style-name="ce31" table:number-columns-repeated="13"/>
          <table:table-cell table:style-name="ce31" office:value-type="string" calcext:value-type="string">
            <text:p>&lt;0x01c86000 0x2000&gt;;</text:p>
          </table:table-cell>
          <table:table-cell table:style-name="ce31" table:number-columns-repeated="5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PPI 9 (GIC_CPU_MASK_SIMPLE(4) | IRQ_TYPE_LEVEL_HIGH)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t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rtc@01f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rt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0000 0x5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0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41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osc32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ext_osc32k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nmi_int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nterrupt-controller@1f00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r-int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0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prcm@01f01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prc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1400 0x2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r10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r10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fixed-factor-cloc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div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mult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r10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hb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hb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fixed-factor-cloc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div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mult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r1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hb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apb0-cl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hb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pb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_gate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gates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apb0-gates-cl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pb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pb0_pio", "apb0_timer",</text:p>
          </table:table-cell>
          <table:table-cell table:style-name="ce31" table:number-columns-repeated="26"/>
          <table:table-cell table:style-name="ce31" office:value-type="string" calcext:value-type="string">
            <text:p>"apb0_rsb", "apb0_uart",</text:p>
          </table:table-cell>
          <table:table-cell table:style-name="ce31" table:number-columns-repeated="13"/>
          <table:table-cell table:style-name="ce31" office:value-type="string" calcext:value-type="string">
            <text:p>"apb0_i2c";</text:p>
          </table:table-cell>
          <table:table-cell table:style-name="ce31" table:number-columns-repeated="5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_rst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rst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6i-a31-clock-rese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reset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odec_analog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codec-analog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codec-analog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cfg@01f01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cpuconfig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1c00 0x3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uart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f02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2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8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r_uart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pi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inctrl@01f02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r-pinctrl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2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0&gt;,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gpio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gpio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rsb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r_rsb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L0", "PL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s_rsb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2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uart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r_uart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L2", "PL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s_uar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 office:value-type="string" calcext:value-type="string">
            <text:p>led_pin_d978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led_pin_d978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pins = "PL5";</text:p>
          </table:table-cell>
          <table:table-cell table:style-name="ce31" table:number-columns-repeated="19"/>
          <table:table-cell table:style-name="ce88" office:value-type="string" calcext:value-type="string">
            <text:p>allwinner,pins = "PL5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function = "gpio_out";</text:p>
          </table:table-cell>
          <table:table-cell table:style-name="ce31" table:number-columns-repeated="19"/>
          <table:table-cell table:style-name="ce88" office:value-type="string" calcext:value-type="string">
            <text:p>allwinner,function = "gpio_out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drive-strength = &lt;20&gt;;</text:p>
          </table:table-cell>
          <table:table-cell table:style-name="ce31" table:number-columns-repeated="19"/>
          <table:table-cell table:style-name="ce88" office:value-type="string" calcext:value-type="string">
            <text:p>allwinner,drive = &lt;SUN4I_PINCTRL_2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2"/>
          <table:table-cell table:style-name="ce88" office:value-type="string" calcext:value-type="string">
            <text:p>allwinner,pull = &lt;SUN4I_PINCTRL_NO_PULL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rsb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rsb@01f03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r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3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3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r_rsb_pin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axp22x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mic@3a3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x-powers,axp22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reg = &lt;0x3a3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parent = &lt;&amp;nmi_intc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s = &lt;0 IRQ_TYPE_LEVEL_LOW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eldoin-supply = &lt;&amp;reg_dcdc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vbus-supply = &lt;&amp;reg_vcc5v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x-powers,drive-vbus-en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controller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interrupt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ac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ac-power-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ac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battery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battery-power-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battery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regulators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x-powers,dcdc-freq = &lt;300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3v0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sy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cpu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4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4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4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5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5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5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15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5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dram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1sw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1sw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1sw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lc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5ldo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5ldo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5ld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cp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i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235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265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dll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27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pll-avcc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wifi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4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4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4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ldo_io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ldo_io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ldo_io0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ldo_i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ldo_i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ldo_i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status = "okay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min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name = "vcc-touchscreen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rtc_ldo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rtc_ldo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rtc_ld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rtc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rivevbus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rivevbus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rivevb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okay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usb0-vb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usb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usb_power_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usb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oka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lcd-controller@01c0c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tcon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c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6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LCD&gt;,</text:p>
          </table:table-cell>
          <table:table-cell table:style-name="ce31" table:number-columns-repeated="19"/>
          <table:table-cell table:style-name="ce31" office:value-type="string" calcext:value-type="string">
            <text:p>&lt;&amp;ccu CLK_LCD_CH0&gt;;</text:p>
          </table:table-cell>
          <table:table-cell table:style-name="ce31" table:number-columns-repeated="7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1"/>
          <table:table-cell table:style-name="ce31" office:value-type="string" calcext:value-type="string">
            <text:p>"tcon-ch0";</text:p>
          </table:table-cell>
          <table:table-cell table:style-name="ce31" table:number-columns-repeated="8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tcon-pixel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LC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lc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 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in_drc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drc0_out_tcon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rypt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rypto-engine@01c15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crypto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5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SS&gt;, &lt;&amp;ccu CLK_S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S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ai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ai@01c22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ound-dai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c00 0x2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CODEC&gt;, &lt;&amp;ccu CLK_AC_DI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CODE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15&gt;, &lt;&amp;dma 15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ode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odec@01c22e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ound-dai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code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e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CODEC&gt;, &lt;&amp;ccu CLK_AC_DI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bus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hs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ths@01c25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th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50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thermal-sensor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o-channel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isplay-frontend@01e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isplay-fronte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00000 0x2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E_FE&gt;, &lt;&amp;ccu CLK_DE_FE&gt;,</text:p>
          </table:table-cell>
          <table:table-cell table:style-name="ce31" table:number-columns-repeated="33"/>
          <table:table-cell table:style-name="ce31" office:value-type="string" calcext:value-type="string">
            <text:p>&lt;&amp;ccu CLK_DRAM_DE_FE&gt;;</text:p>
          </table:table-cell>
          <table:table-cell table:style-name="ce31" table:number-columns-repeated="6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</text:p>
          </table:table-cell>
          <table:table-cell table:style-name="ce31" table:number-columns-repeated="15"/>
          <table:table-cell table:style-name="ce31" office:value-type="string" calcext:value-type="string">
            <text:p>"ram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E_F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_out_b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be0_in_f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isplay-backend@01e6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isplay-backe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60000 0x10000&gt;, &lt;0x01e80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names = "be", "sa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E_BE&gt;, &lt;&amp;ccu CLK_DE_BE&gt;,</text:p>
          </table:table-cell>
          <table:table-cell table:style-name="ce31" table:number-columns-repeated="33"/>
          <table:table-cell table:style-name="ce31" office:value-type="string" calcext:value-type="string">
            <text:p>&lt;&amp;ccu CLK_DRAM_DE_BE&gt;, &lt;&amp;ccu CLK_BUS_SAT&gt;;</text:p>
          </table:table-cell>
          <table:table-cell table:style-name="ce31" table:number-columns-repeated="6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</text:p>
          </table:table-cell>
          <table:table-cell table:style-name="ce31" table:number-columns-repeated="16"/>
          <table:table-cell table:style-name="ce31" office:value-type="string" calcext:value-type="string">
            <text:p>"ram", "sat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E_BE&gt;, &lt;&amp;ccu RST_BUS_SAT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be", "sa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DE_B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in_f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fe0_out_b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out_drc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drc0_in_b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rc@01e7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r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70000 0x1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RC&gt;, &lt;&amp;ccu CLK_DRC&gt;,</text:p>
          </table:table-cell>
          <table:table-cell table:style-name="ce31" table:number-columns-repeated="30"/>
          <table:table-cell table:style-name="ce31" office:value-type="string" calcext:value-type="string">
            <text:p>&lt;&amp;ccu CLK_DRAM_DRC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 "ra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R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DR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in_b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be0_out_drc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/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out_tcon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tcon0_in_drc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pu0_opp_table</text:p>
          </table:table-cell>
          <table:table-cell table:style-name="ce31" table:number-columns-repeated="13"/>
          <table:table-cell table:style-name="ce91" office:value-type="string" calcext:value-type="string">
            <text:p>opp_table0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operating-points-v2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opp-shared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12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12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24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24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312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312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40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40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48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48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504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50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60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6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64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64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72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72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1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816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816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1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912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912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2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100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100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2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de</text:p>
          </table:table-cell>
          <table:table-cell table:number-columns-repeated="13"/>
          <table:table-cell table:style-name="ce62" office:value-type="string" calcext:value-type="string">
            <text:p>display-engine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allwinner,sun8i-a33-display-engine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allwinner,pipelines = &lt;&amp;fe0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93" office:value-type="string" calcext:value-type="string">
            <text:p>iio-hwmon</text:p>
          </table:table-cell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iio-hwmon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io-channels = &lt;&amp;ths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4"/>
          <table:table-cell table:style-name="ce62" office:value-type="string" calcext:value-type="string">
            <text:p>gpu-opp-table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operating-points-v2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144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144000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240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240000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384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384000000&gt;;</text:p>
          </table:table-cell>
          <table:table-cell table:number-columns-repeated="1006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sound</text:p>
          </table:table-cell>
          <table:table-cell table:number-columns-repeated="13"/>
          <table:table-cell table:style-name="ce62" office:value-type="string" calcext:value-type="string">
            <text:p>sound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simple-audio-card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name = "sun8i-a33-audio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format = "i2s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frame-master = &lt;&amp;link_codec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bitclock-master = &lt;&amp;link_codec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mclk-fs = &lt;512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aux-devs = &lt;&amp;codec_analog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routing =</text:p>
          </table:table-cell>
          <table:table-cell table:number-columns-repeated="15"/>
          <table:table-cell office:value-type="string" calcext:value-type="string">
            <text:p>"Left DAC", "AIF1 Slot 0 Left",</text:p>
          </table:table-cell>
          <table:table-cell table:number-columns-repeated="16"/>
          <table:table-cell office:value-type="string" calcext:value-type="string">
            <text:p>"Right DAC", "AIF1 Slot 0 Right";</text:p>
          </table:table-cell>
          <table:table-cell table:number-columns-repeated="97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simple-audio-card,cpu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sound-dai = &lt;&amp;dai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link_codec</text:p>
          </table:table-cell>
          <table:table-cell table:number-columns-repeated="14"/>
          <table:table-cell table:style-name="ce96" office:value-type="string" calcext:value-type="string">
            <text:p>simple-audio-card,codec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sound-dai = &lt;&amp;codec&gt;;</text:p>
          </table:table-cell>
          <table:table-cell table:number-columns-repeated="1006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4"/>
          <table:table-cell table:style-name="ce62" office:value-type="string" calcext:value-type="string">
            <text:p>thermal-zones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cpu_thermal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polling-delay-passive = &lt;25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polling-delay = &lt;1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thermal-sensors = &lt;&amp;ths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table:style-name="ce96" office:value-type="string" calcext:value-type="string">
            <text:p>cooling-maps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cpu_alert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cpu0 THERMAL_NO_LIMIT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cpu_alert1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cpu0 THERMAL_NO_LIMIT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2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gpu_alert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mali 1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3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gpu_alert1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mali 2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table:style-name="ce96" office:value-type="string" calcext:value-type="string">
            <text:p>trips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alert0</text:p>
          </table:table-cell>
          <table:table-cell table:number-columns-repeated="16"/>
          <table:table-cell table:style-name="ce96" office:value-type="string" calcext:value-type="string">
            <text:p>cpu_alert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7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passive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gpu_alert0</text:p>
          </table:table-cell>
          <table:table-cell table:number-columns-repeated="16"/>
          <table:table-cell table:style-name="ce96" office:value-type="string" calcext:value-type="string">
            <text:p>gpu_alert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8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passive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alert1</text:p>
          </table:table-cell>
          <table:table-cell table:number-columns-repeated="16"/>
          <table:table-cell table:style-name="ce96" office:value-type="string" calcext:value-type="string">
            <text:p>cpu_alert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90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hot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gpu_alert1</text:p>
          </table:table-cell>
          <table:table-cell table:number-columns-repeated="16"/>
          <table:table-cell table:style-name="ce96" office:value-type="string" calcext:value-type="string">
            <text:p>gpu_alert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9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hot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crit</text:p>
          </table:table-cell>
          <table:table-cell table:number-columns-repeated="16"/>
          <table:table-cell table:style-name="ce96" office:value-type="string" calcext:value-type="string">
            <text:p>cpu_crit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110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critical";</text:p>
          </table:table-cell>
          <table:table-cell table:number-columns-repeated="1004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ahci_5v</text:p>
          </table:table-cell>
          <table:table-cell table:number-columns-repeated="13"/>
          <table:table-cell table:style-name="ce62" office:value-type="string" calcext:value-type="string">
            <text:p>ahci-5v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ahci_pwr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ahci-5v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1 8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0_vbus</text:p>
          </table:table-cell>
          <table:table-cell table:number-columns-repeated="13"/>
          <table:table-cell table:style-name="ce62" office:value-type="string" calcext:value-type="string">
            <text:p>usb0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0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0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1 9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1_vbus</text:p>
          </table:table-cell>
          <table:table-cell table:number-columns-repeated="13"/>
          <table:table-cell table:style-name="ce62" office:value-type="string" calcext:value-type="string">
            <text:p>usb1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1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1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7 6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2_vbus</text:p>
          </table:table-cell>
          <table:table-cell table:number-columns-repeated="13"/>
          <table:table-cell table:style-name="ce62" office:value-type="string" calcext:value-type="string">
            <text:p>usb2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2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2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7 3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3v0</text:p>
          </table:table-cell>
          <table:table-cell table:number-columns-repeated="13"/>
          <table:table-cell table:style-name="ce62" office:value-type="string" calcext:value-type="string">
            <text:p>vcc3v0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3v0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3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30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3v3</text:p>
          </table:table-cell>
          <table:table-cell table:number-columns-repeated="13"/>
          <table:table-cell table:style-name="ce62" office:value-type="string" calcext:value-type="string">
            <text:p>vcc3v3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3v3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33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33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5v0</text:p>
          </table:table-cell>
          <table:table-cell table:number-columns-repeated="13"/>
          <table:table-cell table:style-name="ce62" office:value-type="string" calcext:value-type="string">
            <text:p>vcc5v0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5v0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office:value-type="string" calcext:value-type="string">
            <text:p>backlight</text:p>
          </table:table-cell>
          <table:table-cell table:number-columns-repeated="13"/>
          <table:table-cell table:style-name="ce62" office:value-type="string" calcext:value-type="string">
            <text:p>backlight</text:p>
          </table:table-cell>
          <table:table-cell table:number-columns-repeated="1008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compatible = "pwm-backlight"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table:style-name="ce39" office:value-type="string" calcext:value-type="string">
            <text:p>pinctrl-0 = &lt;&amp;bl_en_pin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pwms = &lt;&amp;pwm 0 50000 PWM_POLARITY_INVERTED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brightness-levels = &lt;0 10 20 30 40 50 60 70 80 90 100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default-brightness-level = &lt;8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enable-gpios = &lt;&amp;pio 7 6 GPIO_ACTIVE_HIGH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number-columns-repeated="15"/>
          <table:table-cell table:style-name="ce62" office:value-type="string" calcext:value-type="string">
            <text:p>leds</text:p>
          </table:table-cell>
          <table:table-cell table:number-columns-repeated="1008"/>
        </table:table-row>
        <table:table-row table:style-name="ro5">
          <table:table-cell table:number-columns-repeated="16"/>
          <table:table-cell office:value-type="string" calcext:value-type="string">
            <text:p>compatible = "gpio-leds";</text:p>
          </table:table-cell>
          <table:table-cell table:number-columns-repeated="1007"/>
        </table:table-row>
        <table:table-row table:style-name="ro5">
          <table:table-cell table:number-columns-repeated="16"/>
          <table:table-cell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number-columns-repeated="16"/>
          <table:table-cell office:value-type="string" calcext:value-type="string">
            <text:p>pinctrl-0 = &lt;&amp;led_pin_d978&gt;;</text:p>
          </table:table-cell>
          <table:table-cell table:number-columns-repeated="1007"/>
        </table:table-row>
        <table:table-row table:style-name="ro5">
          <table:table-cell table:number-columns-repeated="16"/>
          <table:table-cell table:style-name="ce96" office:value-type="string" calcext:value-type="string">
            <text:p>home</text:p>
          </table:table-cell>
          <table:table-cell table:number-columns-repeated="1007"/>
        </table:table-row>
        <table:table-row table:style-name="ro5">
          <table:table-cell table:number-columns-repeated="17"/>
          <table:table-cell office:value-type="string" calcext:value-type="string">
            <text:p>label = "d978:blue:home";</text:p>
          </table:table-cell>
          <table:table-cell table:number-columns-repeated="1006"/>
        </table:table-row>
        <table:table-row table:style-name="ro5">
          <table:table-cell table:number-columns-repeated="17"/>
          <table:table-cell office:value-type="string" calcext:value-type="string">
            <text:p>gpios = &lt;&amp;r_pio 0 5 GPIO_ACTIVE_HIGH&gt;;</text:p>
          </table:table-cell>
          <table:table-cell table:number-columns-repeated="1006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 table:number-rows-repeated="1046714">
          <table:table-cell table:number-columns-repeated="1024"/>
        </table:table-row>
        <table:table-row table:style-name="ro4" table:number-rows-repeated="8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ts_linux-sunxi" table:style-name="ta1">
        <table:table-column table:style-name="co17" table:default-cell-style-name="ce47"/>
        <table:table-column table:style-name="co18" table:default-cell-style-name="ce54"/>
        <table:table-column table:style-name="co18" table:number-columns-repeated="13" table:default-cell-style-name="ce47"/>
        <table:table-column table:style-name="co18" table:default-cell-style-name="ce54"/>
        <table:table-column table:style-name="co18" table:number-columns-repeated="110" table:default-cell-style-name="ce47"/>
        <table:table-column table:style-name="co20" table:default-cell-style-name="ce47"/>
        <table:table-column table:style-name="co2" table:number-columns-repeated="897" table:default-cell-style-name="ce47"/>
        <table:table-row table:style-name="ro4" table:number-rows-repeated="2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5"/>
          <table:table-cell/>
          <table:table-cell table:style-name="ce29" table:number-columns-repeated="839"/>
          <table:table-cell table:number-columns-repeated="63"/>
        </table:table-row>
        <table:table-row table:style-name="ro4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axp223.dtsi</text:p>
          </table:table-cell>
          <table:table-cell table:style-name="ce29"/>
          <table:table-cell/>
          <table:table-cell table:style-name="ce29" table:number-columns-repeated="839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29" office:value-type="string" calcext:value-type="string">
            <text:p>sun8i-reference-design-tablet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office:value-type="string" calcext:value-type="string">
            <text:p>sun8i-q8-common.dtsi</text:p>
          </table:table-cell>
          <table:table-cell table:style-name="ce29" table:number-columns-repeated="843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keleton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70" office:value-type="string" calcext:value-type="string">
            <text:p>sun8i-a23-a3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70" office:value-type="string" calcext:value-type="string">
            <text:p>sun8i-a33.dtsi</text:p>
          </table:table-cell>
          <table:table-cell table:style-name="ce29" table:number-columns-repeated="843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69" office:value-type="string" calcext:value-type="string">
            <text:p>sun8i-a33-inet-d978-rev2.dts</text:p>
          </table:table-cell>
          <table:table-cell table:style-name="ce71" table:number-columns-repeated="10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945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29" office:value-type="string" calcext:value-type="string">
            <text:p>axp22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office:value-type="string" calcext:value-type="string">
            <text:p>sun8i-reference-design-tablet.dtsi</text:p>
          </table:table-cell>
          <table:table-cell table:style-name="ce29" table:number-columns-repeated="843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keleton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70" office:value-type="string" calcext:value-type="string">
            <text:p>sun8i-a23-a3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70" office:value-type="string" calcext:value-type="string">
            <text:p>sun8i-a33.dtsi</text:p>
          </table:table-cell>
          <table:table-cell table:style-name="ce70" table:number-columns-repeated="9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69" office:value-type="string" calcext:value-type="string">
            <text:p>sun8i-a33-inet-d978-rev2.dts</text:p>
          </table:table-cell>
          <table:table-cell table:style-name="ce71" table:number-columns-repeated="10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49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#address-cells = &lt;1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#size-cells = &lt;1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chosen { }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aliases { }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interrupt-parent = &lt;&amp;gic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model = "INet-D978 Rev 02"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compatible = "primux,inet-d978-rev2", "allwinner,sun8i-a33"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memory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device_type = "memory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eg = &lt;0 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eg = &lt;0x40000000 0x8000000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hosen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simplefb_lcd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framebuffer@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imple-framebuffer",</text:p>
          </table:table-cell>
          <table:table-cell table:style-name="ce31" table:number-columns-repeated="24"/>
          <table:table-cell table:style-name="ce31" office:value-type="string" calcext:value-type="string">
            <text:p>"simple-framebuffer";</text:p>
          </table:table-cell>
          <table:table-cell table:style-name="ce31" table:number-columns-repeated="7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llwinner,pipeline = "de_be0-lcd0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LCD&gt;, &lt;&amp;ccu CLK_BUS_DE_BE&gt;,</text:p>
          </table:table-cell>
          <table:table-cell table:style-name="ce31" table:number-columns-repeated="34"/>
          <table:table-cell table:style-name="ce31" office:value-type="string" calcext:value-type="string">
            <text:p>&lt;&amp;ccu CLK_LCD_CH0&gt;, &lt;&amp;ccu CLK_DE_BE&gt;,</text:p>
          </table:table-cell>
          <table:table-cell table:style-name="ce31" table:number-columns-repeated="26"/>
          <table:table-cell table:style-name="ce31" office:value-type="string" calcext:value-type="string">
            <text:p>&lt;&amp;ccu CLK_DRAM_DE_BE&gt;, &lt;&amp;ccu CLK_DRC&gt;;</text:p>
          </table:table-cell>
          <table:table-cell table:style-name="ce31" table:number-columns-repeated="3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cc-lcd-supply = &lt;&amp;reg_dc1sw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stdout-path = "serial0:115200n8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/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/delete-property/stdout-path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aliase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serial0 = &amp;r_uart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5" office:value-type="string" calcext:value-type="string">
            <text:p>serial0 = &amp;uart1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timer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arm,armv7-timer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interrupts = &lt;GIC_PPI 13 (GIC_CPU_MASK_SIMPLE(4) | IRQ_TYPE_LEVEL_LOW)&gt;,</text:p>
          </table:table-cell>
          <table:table-cell table:style-name="ce31" table:number-columns-repeated="48"/>
          <table:table-cell table:style-name="ce31" office:value-type="string" calcext:value-type="string">
            <text:p>&lt;GIC_PPI 14 (GIC_CPU_MASK_SIMPLE(4) | IRQ_TYPE_LEVEL_LOW)&gt;,</text:p>
          </table:table-cell>
          <table:table-cell table:style-name="ce31" table:number-columns-repeated="5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7"/>
          <table:table-cell table:style-name="ce31" office:value-type="string" calcext:value-type="string">
            <text:p>&lt;GIC_PPI 11 (GIC_CPU_MASK_SIMPLE(4) | IRQ_TYPE_LEVEL_LOW)&gt;,</text:p>
          </table:table-cell>
          <table:table-cell table:style-name="ce31" table:number-columns-repeated="41"/>
          <table:table-cell table:style-name="ce31" office:value-type="string" calcext:value-type="string">
            <text:p>&lt;GIC_PPI 10 (GIC_CPU_MASK_SIMPLE(4) | IRQ_TYPE_LEVEL_LOW)&gt;;</text:p>
          </table:table-cell>
          <table:table-cell table:style-name="ce31" table:number-columns-repeated="5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lock-frequency = &lt;2400000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arm,cpu-registers-not-fw-configured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pu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enable-method = "allwinner,sun8i-a23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pu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pu@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CPUX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ooling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cpu-supply = &lt;&amp;reg_dcd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1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2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3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lock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osc24M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osc24M_clk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fixed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2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accuracy = &lt;5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osc24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ext_osc32k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ext_osc32k_clk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fixed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32768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accuracy = &lt;5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ext-osc32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soc@01c00000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simple-bus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dma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ma-controller@01c02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dma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2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5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M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M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dma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0f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f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0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0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0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0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mmc0_pins_a&gt;, &lt;&amp;mmc0_cd_pin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mmc-supply = &lt;&amp;reg_dcd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bus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d-gpios = &lt;&amp;pio 1 4 GPIO_ACTIVE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d-inverted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1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0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1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1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1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1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mmc1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mmc-supply = &lt;&amp;reg_dldo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bus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non-removable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 office:value-type="string" calcext:value-type="string">
            <text:p>rtl8723b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sdio_wifi@1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reg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11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1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2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2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2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2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nf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nand@01c03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na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3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NAND&gt;, &lt;&amp;ccu CLK_NAN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NAN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sb_otg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9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9000 0x0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OT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OT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names = "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extcon = &lt;&amp;usbphy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r_mode = "otg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m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sbphy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hy@01c19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USB_PHY0&gt;,</text:p>
          </table:table-cell>
          <table:table-cell table:style-name="ce31" table:number-columns-repeated="20"/>
          <table:table-cell table:style-name="ce31" office:value-type="string" calcext:value-type="string">
            <text:p>&lt;&amp;ccu CLK_USB_PHY1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usb0_phy",</text:p>
          </table:table-cell>
          <table:table-cell table:style-name="ce31" table:number-columns-repeated="15"/>
          <table:table-cell table:style-name="ce31" office:value-type="string" calcext:value-type="string">
            <text:p>"usb1_phy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USB_PHY0&gt;,</text:p>
          </table:table-cell>
          <table:table-cell table:style-name="ce31" table:number-columns-repeated="20"/>
          <table:table-cell table:style-name="ce31" office:value-type="string" calcext:value-type="string">
            <text:p>&lt;&amp;ccu RST_USB_PHY1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usb0_reset",</text:p>
          </table:table-cell>
          <table:table-cell table:style-name="ce31" table:number-columns-repeated="16"/>
          <table:table-cell table:style-name="ce31" office:value-type="string" calcext:value-type="string">
            <text:p><text:s/>"usb1_reset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phy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usb-ph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9400 0x14&gt;, &lt;0x01c1a800 0x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names = "phy_ctrl", "pmu1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usb0_id_detect_pin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id_det-gpio = &lt;&amp;pio 7 8 GPIO_ACTIVE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vbus_power-supply = &lt;&amp;usb_power_supply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vbus-supply = &lt;&amp;reg_drivevbu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ehci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a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ehci", "generic-ehci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a0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E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E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ohci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a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ohci", "generic-ohci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a4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OHCI&gt;, &lt;&amp;ccu CLK_USB_O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O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cu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lock@01c2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reset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cc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i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inctrl@01c20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PIO&gt;,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gpio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gpio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pinctrl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5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17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F2", "PF4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uart0_pins_b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0@1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B0", "PB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6", "PG7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_pins_cts_rt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1-cts-rts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8", "PG9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8" office:value-type="string" calcext:value-type="string">
            <text:p>nand-base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7" office:value-type="string" calcext:value-type="string">
            <text:p>pins = "PC0", "PC1", "PC2", "PC5",</text:p>
          </table:table-cell>
          <table:table-cell table:style-name="ce87" table:number-columns-repeated="19"/>
          <table:table-cell table:style-name="ce87" office:value-type="string" calcext:value-type="string">
            <text:p>"PC8", "PC9", "PC10", "PC11",</text:p>
          </table:table-cell>
          <table:table-cell table:style-name="ce87" table:number-columns-repeated="16"/>
          <table:table-cell table:style-name="ce87" office:value-type="string" calcext:value-type="string">
            <text:p>"PC12", "PC13", "PC14", "PC15";</text:p>
          </table:table-cell>
          <table:table-cell table:style-name="ce87" table:number-columns-repeated="17"/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54"/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cs0_pins_a</text:p>
          </table:table-cell>
          <table:table-cell table:style-name="ce87" table:number-columns-repeated="13"/>
          <table:table-cell table:style-name="ce83"/>
          <table:table-cell table:style-name="ce87"/>
          <table:table-cell table:style-name="ce98" office:value-type="string" calcext:value-type="string">
            <text:p>nand-cs@0</text:p>
          </table:table-cell>
          <table:table-cell table:style-name="ce87" table:number-columns-repeated="9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pins = "PC4";</text:p>
          </table:table-cell>
          <table:table-cell table:style-name="ce87" table:number-columns-repeated="8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8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rb0_pins_a</text:p>
          </table:table-cell>
          <table:table-cell table:style-name="ce87" table:number-columns-repeated="13"/>
          <table:table-cell table:style-name="ce83"/>
          <table:table-cell table:style-name="ce87"/>
          <table:table-cell table:style-name="ce98" office:value-type="string" calcext:value-type="string">
            <text:p>nand-rb@0</text:p>
          </table:table-cell>
          <table:table-cell table:style-name="ce87" table:number-columns-repeated="6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pins = "PC6";</text:p>
          </table:table-cell>
          <table:table-cell table:style-name="ce87" table:number-columns-repeated="5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5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F0", "PF1", "PF2",</text:p>
          </table:table-cell>
          <table:table-cell table:style-name="ce31" table:number-columns-repeated="14"/>
          <table:table-cell table:style-name="ce31" office:value-type="string" calcext:value-type="string">
            <text:p>"PF3", "PF4", "PF5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mmc0_cd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0_cd_pin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<text:s/></text:p>
          </table:table-cell>
          <table:table-cell table:style-name="ce31" table:number-columns-repeated="19"/>
          <table:table-cell table:style-name="ce88" office:value-type="string" calcext:value-type="string">
            <text:p>allwinner,pins = "PB4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function = "gpio_in";</text:p>
          </table:table-cell>
          <table:table-cell table:style-name="ce31" table:number-columns-repeated="19"/>
          <table:table-cell table:style-name="ce88" office:value-type="string" calcext:value-type="string">
            <text:p>allwinner,function = "gpio_in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/>
          <table:table-cell table:style-name="ce31" table:number-columns-repeated="19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bias-pull-up;</text:p>
          </table:table-cell>
          <table:table-cell table:style-name="ce31" table:number-columns-repeated="19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0", "PG1", "PG2",</text:p>
          </table:table-cell>
          <table:table-cell table:style-name="ce31" table:number-columns-repeated="15"/>
          <table:table-cell table:style-name="ce31" office:value-type="string" calcext:value-type="string">
            <text:p>"PG3", "PG4", "PG5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bias-pull-up;</text:p>
          </table:table-cell>
          <table:table-cell table:style-name="ce31" table:number-columns-repeated="19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2_8bit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2_8bit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C5", "PC6", "PC8",</text:p>
          </table:table-cell>
          <table:table-cell table:style-name="ce31" table:number-columns-repeated="15"/>
          <table:table-cell table:style-name="ce31" office:value-type="string" calcext:value-type="string">
            <text:p>"PC9", "PC10", "PC11",</text:p>
          </table:table-cell>
          <table:table-cell table:style-name="ce31" table:number-columns-repeated="13"/>
          <table:table-cell table:style-name="ce31" office:value-type="string" calcext:value-type="string">
            <text:p>"PC12", "PC13", "PC14",</text:p>
          </table:table-cell>
          <table:table-cell table:style-name="ce31" table:number-columns-repeated="13"/>
          <table:table-cell table:style-name="ce31" office:value-type="string" calcext:value-type="string">
            <text:p>"PC15", "PC16";</text:p>
          </table:table-cell>
          <table:table-cell table:style-name="ce31" table:number-columns-repeated="5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2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wm0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wm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pwm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2", "PH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4", "PH5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2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2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E12", "PE1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2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lcd_rgb666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lcd-rgb666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D2", "PD3", "PD4", "PD5", "PD6", "PD7",</text:p>
          </table:table-cell>
          <table:table-cell table:style-name="ce31" table:number-columns-repeated="27"/>
          <table:table-cell table:style-name="ce31" office:value-type="string" calcext:value-type="string">
            <text:p>"PD10", "PD11", "PD12", "PD13", "PD14", "PD15",</text:p>
          </table:table-cell>
          <table:table-cell table:style-name="ce31" table:number-columns-repeated="27"/>
          <table:table-cell table:style-name="ce31" office:value-type="string" calcext:value-type="string">
            <text:p>"PD18", "PD19", "PD20", "PD21", "PD22", "PD23",</text:p>
          </table:table-cell>
          <table:table-cell table:style-name="ce31" table:number-columns-repeated="27"/>
          <table:table-cell table:style-name="ce31" office:value-type="string" calcext:value-type="string">
            <text:p>"PD24", "PD25", "PD26", "PD27";</text:p>
          </table:table-cell>
          <table:table-cell table:style-name="ce31" table:number-columns-repeated="1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lcd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ahci_pwr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ahci_pwr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B8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0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0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B9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1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1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6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2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2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3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4" office:value-type="string" calcext:value-type="string">
            <text:p>bl_en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bl_en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6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in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ts_power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ts_power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pins = "PH1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ins = "PH1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function = "gpio_out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function = "gpio_out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 table:number-columns-repeated="3"/>
          <table:table-cell table:style-name="ce31" table:number-columns-repeated="18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 table:number-columns-repeated="3"/>
          <table:table-cell table:style-name="ce31" table:number-columns-repeated="18"/>
          <table:table-cell table:style-name="ce88" office:value-type="string" calcext:value-type="string">
            <text:p>allwinner,pull = &lt;SUN4I_PINCTRL_NO_PULL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usb0_id_detect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id_detect_pin@0</text:p>
          </table:table-cell>
          <table:table-cell table:style-name="ce88" table:number-columns-repeated="2"/>
          <table:table-cell table:style-name="ce31" table:number-columns-repeated="18"/>
          <table:table-cell table:style-name="ce88"/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pins = "PH8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ins = "PH8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function = "gpio_in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function = "gpio_in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/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bias-pull-up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timer@01c20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timer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c00 0xa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8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19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wdt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watchdog@01c20ca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wd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ca0 0x2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wm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wm@01c21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pw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1400 0x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pwm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pwm0_pin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lrad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lradc@01c22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lradc-key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8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ref-supply = &lt;&amp;reg_vcc3v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button@20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abel = "Volume Up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inux,code = &lt;KEY_VOLUMEUP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hannel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voltage = &lt;2000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button@40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abel = "Volume Down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inux,code = &lt;KEY_VOLUMEDOWN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hannel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voltage = &lt;4000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6&gt;, &lt;&amp;dma 6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7&gt;, &lt;&amp;dma 7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pinctrl-0 = &lt;&amp;uart1_pins_a&gt;,</text:p>
          </table:table-cell>
          <table:table-cell table:style-name="ce31" table:number-columns-repeated="15"/>
          <table:table-cell table:style-name="ce95" office:value-type="string" calcext:value-type="string">
            <text:p>&lt;&amp;uart1_pins_cts_rts_a&gt;;</text:p>
          </table:table-cell>
          <table:table-cell table:style-name="Default"/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8&gt;, &lt;&amp;dma 8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3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9&gt;, &lt;&amp;dma 9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4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9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9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10&gt;, &lt;&amp;dma 1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a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a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i2c0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4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touchscreen</text:p>
          </table:table-cell>
          <table:table-cell table:style-name="ce31" table:number-columns-repeated="7"/>
          <table:table-cell table:style-name="ce88" office:value-type="string" calcext:value-type="string">
            <text:p>gsl1680</text:p>
          </table:table-cell>
          <table:table-cell table:style-name="ce31" table:number-columns-repeated="5"/>
          <table:table-cell table:style-name="ce82"/>
          <table:table-cell table:style-name="ce31"/>
          <table:table-cell table:style-name="ce94" office:value-type="string" calcext:value-type="string">
            <text:p>touchscreen@0</text:p>
          </table:table-cell>
          <table:table-cell table:style-name="ce31" table:number-columns-repeated="10"/>
          <table:table-cell table:style-name="ce99" office:value-type="string" calcext:value-type="string">
            <text:p>touchscreen@40</text:p>
          </table:table-cell>
          <table:table-cell table:style-name="ce31" table:number-columns-repeated="8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8" office:value-type="string" calcext:value-type="string">
            <text:p>compatible = "silead,gsl168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8" office:value-type="string" calcext:value-type="string">
            <text:p>reg = &lt;0x4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parent = &lt;&amp;pio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s = &lt;1 5 IRQ_TYPE_EDGE_FALLING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ctrl-0 = &lt;&amp;ts_power_pin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ower-gpios = &lt;&amp;pio 7 1 GPIO_ACTIVE_HIGH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status = "disabled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b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b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i2c1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b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b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ali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gpu@1c4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mali",</text:p>
          </table:table-cell>
          <table:table-cell table:style-name="ce31" table:number-columns-repeated="21"/>
          <table:table-cell table:style-name="ce31" office:value-type="string" calcext:value-type="string">
            <text:p>"allwinner,sun7i-a20-mali", "arm,mali-400";</text:p>
          </table:table-cell>
          <table:table-cell table:style-name="ce31" table:number-columns-repeated="7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40000 0x1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7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98 IRQ_TYPE_LEVEL_HIGH&gt;,</text:p>
          </table:table-cell>
          <table:table-cell table:style-name="ce31" table:number-columns-repeated="23"/>
          <table:table-cell table:style-name="ce31" office:value-type="string" calcext:value-type="string">
            <text:p>&lt;GIC_SPI 99 IRQ_TYPE_LEVEL_HIGH&gt;,</text:p>
          </table:table-cell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8"/>
          <table:table-cell table:style-name="ce31" office:value-type="string" calcext:value-type="string">
            <text:p>&lt;GIC_SPI 100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2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3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1 IRQ_TYPE_LEVEL_HIGH&gt;;</text:p>
          </table:table-cell>
          <table:table-cell table:style-name="ce31" table:number-columns-repeated="1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names = "gp",</text:p>
          </table:table-cell>
          <table:table-cell table:style-name="ce31" table:number-columns-repeated="12"/>
          <table:table-cell table:style-name="ce31" office:value-type="string" calcext:value-type="string">
            <text:p>"gpmmu",</text:p>
          </table:table-cell>
          <table:table-cell table:style-name="ce31" table:number-columns-repeated="5"/>
          <table:table-cell table:style-name="ce31" office:value-type="string" calcext:value-type="string">
            <text:p>"pp0",</text:p>
          </table:table-cell>
          <table:table-cell table:style-name="ce31" table:number-columns-repeated="3"/>
          <table:table-cell table:style-name="ce31" office:value-type="string" calcext:value-type="string">
            <text:p>"ppmmu0",</text:p>
          </table:table-cell>
          <table:table-cell table:style-name="ce31" table:number-columns-repeated="6"/>
          <table:table-cell table:style-name="ce31" office:value-type="string" calcext:value-type="string">
            <text:p>"pp1",</text:p>
          </table:table-cell>
          <table:table-cell table:style-name="ce31" table:number-columns-repeated="3"/>
          <table:table-cell table:style-name="ce31" office:value-type="string" calcext:value-type="string">
            <text:p>"ppmmu1",</text:p>
          </table:table-cell>
          <table:table-cell table:style-name="ce31" table:number-columns-repeated="6"/>
          <table:table-cell table:style-name="ce31" office:value-type="string" calcext:value-type="string">
            <text:p>"pmu";</text:p>
          </table:table-cell>
          <table:table-cell table:style-name="ce31" table:number-columns-repeated="5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GPU&gt;, &lt;&amp;ccu CLK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bus", "core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ooling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8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mali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gi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nterrupt-controller@01c81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-gic", "arm,cortex-a15-gi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81000 0x1000&gt;,</text:p>
          </table:table-cell>
          <table:table-cell table:style-name="ce31" table:number-columns-repeated="16"/>
          <table:table-cell table:style-name="ce31" office:value-type="string" calcext:value-type="string">
            <text:p>&lt;0x01c82000 0x2000&gt;,</text:p>
          </table:table-cell>
          <table:table-cell table:style-name="ce31" table:number-columns-repeated="13"/>
          <table:table-cell table:style-name="ce31" office:value-type="string" calcext:value-type="string">
            <text:p>&lt;0x01c84000 0x2000&gt;,</text:p>
          </table:table-cell>
          <table:table-cell table:style-name="ce31" table:number-columns-repeated="13"/>
          <table:table-cell table:style-name="ce31" office:value-type="string" calcext:value-type="string">
            <text:p>&lt;0x01c86000 0x2000&gt;;</text:p>
          </table:table-cell>
          <table:table-cell table:style-name="ce31" table:number-columns-repeated="5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PPI 9 (GIC_CPU_MASK_SIMPLE(4) | IRQ_TYPE_LEVEL_HIGH)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t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rtc@01f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rt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0000 0x5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0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41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osc32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ext_osc32k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nmi_int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nterrupt-controller@1f00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r-int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0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prcm@01f01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prc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1400 0x2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r10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r10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fixed-factor-cloc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div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mult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r10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hb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hb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fixed-factor-cloc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div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mult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r1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hb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apb0-cl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hb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pb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_gate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gates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apb0-gates-cl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pb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pb0_pio", "apb0_timer",</text:p>
          </table:table-cell>
          <table:table-cell table:style-name="ce31" table:number-columns-repeated="26"/>
          <table:table-cell table:style-name="ce31" office:value-type="string" calcext:value-type="string">
            <text:p>"apb0_rsb", "apb0_uart",</text:p>
          </table:table-cell>
          <table:table-cell table:style-name="ce31" table:number-columns-repeated="13"/>
          <table:table-cell table:style-name="ce31" office:value-type="string" calcext:value-type="string">
            <text:p>"apb0_i2c";</text:p>
          </table:table-cell>
          <table:table-cell table:style-name="ce31" table:number-columns-repeated="5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_rst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rst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6i-a31-clock-rese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reset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odec_analog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codec-analog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codec-analog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cfg@01f01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cpuconfig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1c00 0x3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uart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f02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2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8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r_uart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pi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inctrl@01f02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r-pinctrl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2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0&gt;,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gpio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gpio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rsb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r_rsb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L0", "PL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s_rsb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2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uart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r_uart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L2", "PL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s_uar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 office:value-type="string" calcext:value-type="string">
            <text:p>led_pin_d978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led_pin_d978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pins = "PL5";</text:p>
          </table:table-cell>
          <table:table-cell table:style-name="ce31" table:number-columns-repeated="19"/>
          <table:table-cell table:style-name="ce88" office:value-type="string" calcext:value-type="string">
            <text:p>allwinner,pins = "PL5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function = "gpio_out";</text:p>
          </table:table-cell>
          <table:table-cell table:style-name="ce31" table:number-columns-repeated="19"/>
          <table:table-cell table:style-name="ce88" office:value-type="string" calcext:value-type="string">
            <text:p>allwinner,function = "gpio_out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drive-strength = &lt;20&gt;;</text:p>
          </table:table-cell>
          <table:table-cell table:style-name="ce31" table:number-columns-repeated="19"/>
          <table:table-cell table:style-name="ce88" office:value-type="string" calcext:value-type="string">
            <text:p>allwinner,drive = &lt;SUN4I_PINCTRL_2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2"/>
          <table:table-cell table:style-name="ce88" office:value-type="string" calcext:value-type="string">
            <text:p>allwinner,pull = &lt;SUN4I_PINCTRL_NO_PULL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rsb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rsb@01f03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r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3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3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r_rsb_pin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axp22x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mic@3a3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x-powers,axp22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reg = &lt;0x3a3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parent = &lt;&amp;nmi_intc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s = &lt;0 IRQ_TYPE_LEVEL_LOW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eldoin-supply = &lt;&amp;reg_dcdc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vbus-supply = &lt;&amp;reg_vcc5v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x-powers,drive-vbus-en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controller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interrupt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ac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ac-power-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ac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battery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battery-power-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battery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regulators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x-powers,dcdc-freq = &lt;300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3v0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sy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cpu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4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4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4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5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5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5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15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5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dram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1sw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1sw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1sw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lc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5ldo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5ldo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5ld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cp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i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235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265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dll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27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pll-avcc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wifi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4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4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4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ldo_io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ldo_io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ldo_io0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ldo_i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ldo_i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ldo_i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status = "okay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min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name = "vcc-touchscreen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rtc_ldo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rtc_ldo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rtc_ld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rtc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rivevbus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rivevbus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rivevb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okay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usb0-vb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usb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usb_power_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usb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oka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lcd-controller@01c0c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tcon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c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6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LCD&gt;,</text:p>
          </table:table-cell>
          <table:table-cell table:style-name="ce31" table:number-columns-repeated="19"/>
          <table:table-cell table:style-name="ce31" office:value-type="string" calcext:value-type="string">
            <text:p>&lt;&amp;ccu CLK_LCD_CH0&gt;;</text:p>
          </table:table-cell>
          <table:table-cell table:style-name="ce31" table:number-columns-repeated="7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1"/>
          <table:table-cell table:style-name="ce31" office:value-type="string" calcext:value-type="string">
            <text:p>"tcon-ch0";</text:p>
          </table:table-cell>
          <table:table-cell table:style-name="ce31" table:number-columns-repeated="8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tcon-pixel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LC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lc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 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in_drc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drc0_out_tcon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rypt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rypto-engine@01c15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crypto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5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SS&gt;, &lt;&amp;ccu CLK_S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S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ai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ai@01c22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ound-dai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c00 0x2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CODEC&gt;, &lt;&amp;ccu CLK_AC_DI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CODE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15&gt;, &lt;&amp;dma 15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ode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odec@01c22e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ound-dai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code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e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CODEC&gt;, &lt;&amp;ccu CLK_AC_DI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bus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hs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ths@01c25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th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50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thermal-sensor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o-channel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isplay-frontend@01e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isplay-fronte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00000 0x2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E_FE&gt;, &lt;&amp;ccu CLK_DE_FE&gt;,</text:p>
          </table:table-cell>
          <table:table-cell table:style-name="ce31" table:number-columns-repeated="33"/>
          <table:table-cell table:style-name="ce31" office:value-type="string" calcext:value-type="string">
            <text:p>&lt;&amp;ccu CLK_DRAM_DE_FE&gt;;</text:p>
          </table:table-cell>
          <table:table-cell table:style-name="ce31" table:number-columns-repeated="6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</text:p>
          </table:table-cell>
          <table:table-cell table:style-name="ce31" table:number-columns-repeated="15"/>
          <table:table-cell table:style-name="ce31" office:value-type="string" calcext:value-type="string">
            <text:p>"ram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E_F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_out_b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be0_in_f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isplay-backend@01e6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isplay-backe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60000 0x10000&gt;, &lt;0x01e80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names = "be", "sa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E_BE&gt;, &lt;&amp;ccu CLK_DE_BE&gt;,</text:p>
          </table:table-cell>
          <table:table-cell table:style-name="ce31" table:number-columns-repeated="33"/>
          <table:table-cell table:style-name="ce31" office:value-type="string" calcext:value-type="string">
            <text:p>&lt;&amp;ccu CLK_DRAM_DE_BE&gt;, &lt;&amp;ccu CLK_BUS_SAT&gt;;</text:p>
          </table:table-cell>
          <table:table-cell table:style-name="ce31" table:number-columns-repeated="6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</text:p>
          </table:table-cell>
          <table:table-cell table:style-name="ce31" table:number-columns-repeated="16"/>
          <table:table-cell table:style-name="ce31" office:value-type="string" calcext:value-type="string">
            <text:p>"ram", "sat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E_BE&gt;, &lt;&amp;ccu RST_BUS_SAT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be", "sa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DE_B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in_f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fe0_out_b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out_drc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drc0_in_b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rc@01e7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r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70000 0x1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RC&gt;, &lt;&amp;ccu CLK_DRC&gt;,</text:p>
          </table:table-cell>
          <table:table-cell table:style-name="ce31" table:number-columns-repeated="30"/>
          <table:table-cell table:style-name="ce31" office:value-type="string" calcext:value-type="string">
            <text:p>&lt;&amp;ccu CLK_DRAM_DRC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 "ra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R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DR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in_b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be0_out_drc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/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out_tcon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tcon0_in_drc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pu0_opp_table</text:p>
          </table:table-cell>
          <table:table-cell table:style-name="ce31" table:number-columns-repeated="13"/>
          <table:table-cell table:style-name="ce91" office:value-type="string" calcext:value-type="string">
            <text:p>opp_table0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operating-points-v2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opp-shared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12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12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24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24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312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312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40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40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48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48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504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50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60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6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64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64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72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72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1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816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816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1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912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912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2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100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100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2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de</text:p>
          </table:table-cell>
          <table:table-cell table:number-columns-repeated="13"/>
          <table:table-cell table:style-name="ce62" office:value-type="string" calcext:value-type="string">
            <text:p>display-engine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allwinner,sun8i-a33-display-engine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allwinner,pipelines = &lt;&amp;fe0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93" office:value-type="string" calcext:value-type="string">
            <text:p>iio-hwmon</text:p>
          </table:table-cell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iio-hwmon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io-channels = &lt;&amp;ths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4"/>
          <table:table-cell table:style-name="ce62" office:value-type="string" calcext:value-type="string">
            <text:p>gpu-opp-table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operating-points-v2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144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144000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240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240000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384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384000000&gt;;</text:p>
          </table:table-cell>
          <table:table-cell table:number-columns-repeated="1006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sound</text:p>
          </table:table-cell>
          <table:table-cell table:number-columns-repeated="13"/>
          <table:table-cell table:style-name="ce62" office:value-type="string" calcext:value-type="string">
            <text:p>sound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simple-audio-card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name = "sun8i-a33-audio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format = "i2s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frame-master = &lt;&amp;link_codec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bitclock-master = &lt;&amp;link_codec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mclk-fs = &lt;512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aux-devs = &lt;&amp;codec_analog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routing =</text:p>
          </table:table-cell>
          <table:table-cell table:number-columns-repeated="15"/>
          <table:table-cell office:value-type="string" calcext:value-type="string">
            <text:p>"Left DAC", "AIF1 Slot 0 Left",</text:p>
          </table:table-cell>
          <table:table-cell table:number-columns-repeated="16"/>
          <table:table-cell office:value-type="string" calcext:value-type="string">
            <text:p>"Right DAC", "AIF1 Slot 0 Right";</text:p>
          </table:table-cell>
          <table:table-cell table:number-columns-repeated="97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simple-audio-card,cpu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sound-dai = &lt;&amp;dai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link_codec</text:p>
          </table:table-cell>
          <table:table-cell table:number-columns-repeated="14"/>
          <table:table-cell table:style-name="ce96" office:value-type="string" calcext:value-type="string">
            <text:p>simple-audio-card,codec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sound-dai = &lt;&amp;codec&gt;;</text:p>
          </table:table-cell>
          <table:table-cell table:number-columns-repeated="1006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4"/>
          <table:table-cell table:style-name="ce62" office:value-type="string" calcext:value-type="string">
            <text:p>thermal-zones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cpu_thermal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polling-delay-passive = &lt;25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polling-delay = &lt;1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thermal-sensors = &lt;&amp;ths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table:style-name="ce96" office:value-type="string" calcext:value-type="string">
            <text:p>cooling-maps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cpu_alert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cpu0 THERMAL_NO_LIMIT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cpu_alert1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cpu0 THERMAL_NO_LIMIT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2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gpu_alert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mali 1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3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gpu_alert1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mali 2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table:style-name="ce96" office:value-type="string" calcext:value-type="string">
            <text:p>trips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alert0</text:p>
          </table:table-cell>
          <table:table-cell table:number-columns-repeated="16"/>
          <table:table-cell table:style-name="ce96" office:value-type="string" calcext:value-type="string">
            <text:p>cpu_alert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7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passive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gpu_alert0</text:p>
          </table:table-cell>
          <table:table-cell table:number-columns-repeated="16"/>
          <table:table-cell table:style-name="ce96" office:value-type="string" calcext:value-type="string">
            <text:p>gpu_alert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8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passive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alert1</text:p>
          </table:table-cell>
          <table:table-cell table:number-columns-repeated="16"/>
          <table:table-cell table:style-name="ce96" office:value-type="string" calcext:value-type="string">
            <text:p>cpu_alert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90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hot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gpu_alert1</text:p>
          </table:table-cell>
          <table:table-cell table:number-columns-repeated="16"/>
          <table:table-cell table:style-name="ce96" office:value-type="string" calcext:value-type="string">
            <text:p>gpu_alert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9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hot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crit</text:p>
          </table:table-cell>
          <table:table-cell table:number-columns-repeated="16"/>
          <table:table-cell table:style-name="ce96" office:value-type="string" calcext:value-type="string">
            <text:p>cpu_crit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110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critical";</text:p>
          </table:table-cell>
          <table:table-cell table:number-columns-repeated="1004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ahci_5v</text:p>
          </table:table-cell>
          <table:table-cell table:number-columns-repeated="13"/>
          <table:table-cell table:style-name="ce62" office:value-type="string" calcext:value-type="string">
            <text:p>ahci-5v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ahci_pwr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ahci-5v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1 8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0_vbus</text:p>
          </table:table-cell>
          <table:table-cell table:number-columns-repeated="13"/>
          <table:table-cell table:style-name="ce62" office:value-type="string" calcext:value-type="string">
            <text:p>usb0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0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0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1 9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1_vbus</text:p>
          </table:table-cell>
          <table:table-cell table:number-columns-repeated="13"/>
          <table:table-cell table:style-name="ce62" office:value-type="string" calcext:value-type="string">
            <text:p>usb1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1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1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7 6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2_vbus</text:p>
          </table:table-cell>
          <table:table-cell table:number-columns-repeated="13"/>
          <table:table-cell table:style-name="ce62" office:value-type="string" calcext:value-type="string">
            <text:p>usb2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2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2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7 3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3v0</text:p>
          </table:table-cell>
          <table:table-cell table:number-columns-repeated="13"/>
          <table:table-cell table:style-name="ce62" office:value-type="string" calcext:value-type="string">
            <text:p>vcc3v0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3v0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3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30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3v3</text:p>
          </table:table-cell>
          <table:table-cell table:number-columns-repeated="13"/>
          <table:table-cell table:style-name="ce62" office:value-type="string" calcext:value-type="string">
            <text:p>vcc3v3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3v3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33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33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5v0</text:p>
          </table:table-cell>
          <table:table-cell table:number-columns-repeated="13"/>
          <table:table-cell table:style-name="ce62" office:value-type="string" calcext:value-type="string">
            <text:p>vcc5v0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5v0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office:value-type="string" calcext:value-type="string">
            <text:p>backlight</text:p>
          </table:table-cell>
          <table:table-cell table:number-columns-repeated="13"/>
          <table:table-cell table:style-name="ce62" office:value-type="string" calcext:value-type="string">
            <text:p>backlight</text:p>
          </table:table-cell>
          <table:table-cell table:number-columns-repeated="1008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compatible = "pwm-backlight"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table:style-name="ce39" office:value-type="string" calcext:value-type="string">
            <text:p>pinctrl-0 = &lt;&amp;bl_en_pin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pwms = &lt;&amp;pwm 0 50000 PWM_POLARITY_INVERTED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brightness-levels = &lt;0 10 20 30 40 50 60 70 80 90 100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default-brightness-level = &lt;8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enable-gpios = &lt;&amp;pio 7 6 GPIO_ACTIVE_HIGH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number-columns-repeated="15"/>
          <table:table-cell table:style-name="ce62" office:value-type="string" calcext:value-type="string">
            <text:p>leds</text:p>
          </table:table-cell>
          <table:table-cell table:number-columns-repeated="1008"/>
        </table:table-row>
        <table:table-row table:style-name="ro5">
          <table:table-cell table:number-columns-repeated="16"/>
          <table:table-cell office:value-type="string" calcext:value-type="string">
            <text:p>compatible = "gpio-leds";</text:p>
          </table:table-cell>
          <table:table-cell table:number-columns-repeated="1007"/>
        </table:table-row>
        <table:table-row table:style-name="ro5">
          <table:table-cell table:number-columns-repeated="16"/>
          <table:table-cell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number-columns-repeated="16"/>
          <table:table-cell office:value-type="string" calcext:value-type="string">
            <text:p>pinctrl-0 = &lt;&amp;led_pin_d978&gt;;</text:p>
          </table:table-cell>
          <table:table-cell table:number-columns-repeated="1007"/>
        </table:table-row>
        <table:table-row table:style-name="ro5">
          <table:table-cell table:number-columns-repeated="16"/>
          <table:table-cell table:style-name="ce96" office:value-type="string" calcext:value-type="string">
            <text:p>home</text:p>
          </table:table-cell>
          <table:table-cell table:number-columns-repeated="1007"/>
        </table:table-row>
        <table:table-row table:style-name="ro5">
          <table:table-cell table:number-columns-repeated="17"/>
          <table:table-cell office:value-type="string" calcext:value-type="string">
            <text:p>label = "d978:blue:home";</text:p>
          </table:table-cell>
          <table:table-cell table:number-columns-repeated="1006"/>
        </table:table-row>
        <table:table-row table:style-name="ro5">
          <table:table-cell table:number-columns-repeated="17"/>
          <table:table-cell office:value-type="string" calcext:value-type="string">
            <text:p>gpios = &lt;&amp;r_pio 0 5 GPIO_ACTIVE_HIGH&gt;;</text:p>
          </table:table-cell>
          <table:table-cell table:number-columns-repeated="1006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 table:number-rows-repeated="1046714">
          <table:table-cell table:number-columns-repeated="1024"/>
        </table:table-row>
        <table:table-row table:style-name="ro4" table:number-rows-repeated="82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/00/0000</text:date>, <text:time style:data-style-name="N2" text:time-value="21:23:27.619060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7:33:19.697089893</meta:creation-date>
    <meta:generator>LibreOffice/5.4.6.2$Linux_X86_64 LibreOffice_project/40m0$Build-2</meta:generator>
    <dc:date>2018-06-12T22:12:02.001807714</dc:date>
    <meta:editing-duration>PT14H25M42S</meta:editing-duration>
    <meta:editing-cycles>473</meta:editing-cycles>
    <meta:document-statistic meta:table-count="8" meta:cell-count="8715" meta:object-count="0"/>
  </office:meta>
</office:document-meta>
</file>